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pouillement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14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14"/>
        </table:table-row>
        <table:table-row table:style-name="ro1">
          <table:table-cell office:value-type="string">
            <text:p>Recording Date <text:s text:c="4"/>: 26/10/06, 10:06:06</text:p>
          </table:table-cell>
          <table:table-cell table:number-columns-repeated="14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14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14"/>
        </table:table-row>
        <table:table-row table:style-name="ro1">
          <table:table-cell office:value-type="string">
            <text:p>Number of Channels : 14</text:p>
          </table:table-cell>
          <table:table-cell table:number-columns-repeated="14"/>
        </table:table-row>
        <table:table-row table:style-name="ro1">
          <table:table-cell office:value-type="string">
            <text:p>&gt; Name :: 4530-3060-111V 5P100,ASC</text:p>
          </table:table-cell>
          <table:table-cell table:number-columns-repeated="14"/>
        </table:table-row>
        <table:table-row table:style-name="ro1">
          <table:table-cell office:value-type="string">
            <text:p>&gt; Initial AoA: 0,00</text:p>
          </table:table-cell>
          <table:table-cell table:number-columns-repeated="14"/>
        </table:table-row>
        <table:table-row table:style-name="ro1">
          <table:table-cell office:value-type="string">
            <text:p>&gt; Temp, ; 0c: 23,10</text:p>
          </table:table-cell>
          <table:table-cell table:number-columns-repeated="14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14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14"/>
        </table:table-row>
        <table:table-row table:style-name="ro1">
          <table:table-cell office:value-type="string">
            <text:p>&gt; Root Chord: 0,00</text:p>
          </table:table-cell>
          <table:table-cell table:number-columns-repeated="14"/>
        </table:table-row>
        <table:table-row table:style-name="ro1">
          <table:table-cell office:value-type="string">
            <text:p>&gt; Xt: 8,60</text:p>
          </table:table-cell>
          <table:table-cell table:number-columns-repeated="14"/>
        </table:table-row>
        <table:table-row table:style-name="ro1">
          <table:table-cell office:value-type="string">
            <text:p>&gt; Zt: 0,00</text:p>
          </table:table-cell>
          <table:table-cell table:number-columns-repeated="14"/>
        </table:table-row>
        <table:table-row table:style-name="ro1">
          <table:table-cell office:value-type="string">
            <text:p>&gt; DistP: 8,00</text:p>
          </table:table-cell>
          <table:table-cell table:number-columns-repeated="14"/>
        </table:table-row>
        <table:table-row table:style-name="ro1">
          <table:table-cell office:value-type="string">
            <text:p>&gt; DistR: 6,50</text:p>
          </table:table-cell>
          <table:table-cell table:number-columns-repeated="14"/>
        </table:table-row>
        <table:table-row table:style-name="ro1">
          <table:table-cell office:value-type="string">
            <text:p>&gt; percent motor: 100</text:p>
          </table:table-cell>
          <table:table-cell table:number-columns-repeated="14"/>
        </table:table-row>
        <table:table-row table:style-name="ro1">
          <table:table-cell office:value-type="string">
            <text:p>&gt; velocity: 5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hin essai test</text:p>
          </table:table-cell>
          <table:table-cell table:number-columns-repeated="14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3060-111V 5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0810547">
            <text:p>19,31</text:p>
          </table:table-cell>
          <table:table-cell table:formula="oooc:=['4530_3060_111V 5P100'.C22] - [pgach3060.C22] - ['pgach3060V 5P  0'.C22] + ['pgach3060V 0P 0'.C22]" office:value-type="float" office:value="-0.26897648">
            <text:p>-0,27</text:p>
          </table:table-cell>
          <table:table-cell table:formula="oooc:=['4530_3060_111V 5P100'.D22] - [pgach3060.D22] - ['pgach3060V 5P  0'.D22] + ['pgach3060V 0P 0'.D22]" office:value-type="float" office:value="-0.33248954">
            <text:p>-0,33</text:p>
          </table:table-cell>
          <table:table-cell table:formula="oooc:=['4530_3060_111V 5P100'.E22] - [pgach3060.E22] - ['pgach3060V 5P  0'.E22] + ['pgach3060V 0P 0'.E22]" office:value-type="float" office:value="-0.09927672">
            <text:p>-0,1</text:p>
          </table:table-cell>
          <table:table-cell table:formula="oooc:=['4530_3060_111V 5P100'.F22] - [pgach3060.F22] - ['pgach3060V 5P  0'.F22] + ['pgach3060V 0P 0'.F22]" office:value-type="float" office:value="0.04664312">
            <text:p>0,05</text:p>
          </table:table-cell>
          <table:table-cell table:formula="oooc:=['4530_3060_111V 5P100'.G22] - [pgach3060.G22] - ['pgach3060V 5P  0'.G22] + ['pgach3060V 0P 0'.G22]" office:value-type="float" office:value="-0.28110251">
            <text:p>-0,28</text:p>
          </table:table-cell>
          <table:table-cell office:value-type="float" office:value="-0.12242024">
            <text:p>-0,12</text:p>
          </table:table-cell>
          <table:table-cell office:value-type="float" office:value="0.01146246">
            <text:p>0,01</text:p>
          </table:table-cell>
          <table:table-cell office:value-type="float" office:value="10906.77734375">
            <text:p>10906,78</text:p>
          </table:table-cell>
          <table:table-cell office:value-type="float" office:value="1.69747925">
            <text:p>1,7</text:p>
          </table:table-cell>
          <table:table-cell office:value-type="float" office:value="10.91754341">
            <text:p>10,92</text:p>
          </table:table-cell>
          <table:table-cell office:value-type="float" office:value="-5">
            <text:p>-5</text:p>
          </table:table-cell>
          <table:table-cell office:value-type="float" office:value="19.30810547">
            <text:p>19,31</text:p>
          </table:table-cell>
          <table:table-cell office:value-type="float" office:value="0.01043518">
            <text:p>0,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82216835">
            <text:p>19,82</text:p>
          </table:table-cell>
          <table:table-cell table:formula="oooc:=['4530_3060_111V 5P100'.C23] - [pgach3060.C23] - ['pgach3060V 5P  0'.C23] + ['pgach3060V 0P 0'.C23]" office:value-type="float" office:value="-0.28484514">
            <text:p>-0,28</text:p>
          </table:table-cell>
          <table:table-cell table:formula="oooc:=['4530_3060_111V 5P100'.D23] - [pgach3060.D23] - ['pgach3060V 5P  0'.D23] + ['pgach3060V 0P 0'.D23]" office:value-type="float" office:value="-0.31167037">
            <text:p>-0,31</text:p>
          </table:table-cell>
          <table:table-cell table:formula="oooc:=['4530_3060_111V 5P100'.E23] - [pgach3060.E23] - ['pgach3060V 5P  0'.E23] + ['pgach3060V 0P 0'.E23]" office:value-type="float" office:value="-0.08261198">
            <text:p>-0,08</text:p>
          </table:table-cell>
          <table:table-cell table:formula="oooc:=['4530_3060_111V 5P100'.F23] - [pgach3060.F23] - ['pgach3060V 5P  0'.F23] + ['pgach3060V 0P 0'.F23]" office:value-type="float" office:value="0.04358687">
            <text:p>0,04</text:p>
          </table:table-cell>
          <table:table-cell table:formula="oooc:=['4530_3060_111V 5P100'.G23] - [pgach3060.G23] - ['pgach3060V 5P  0'.G23] + ['pgach3060V 0P 0'.G23]" office:value-type="float" office:value="-0.22475506">
            <text:p>-0,22</text:p>
          </table:table-cell>
          <table:table-cell office:value-type="float" office:value="-0.11505345">
            <text:p>-0,12</text:p>
          </table:table-cell>
          <table:table-cell office:value-type="float" office:value="0.01292264">
            <text:p>0,01</text:p>
          </table:table-cell>
          <table:table-cell office:value-type="float" office:value="10900.3515625">
            <text:p>10900,35</text:p>
          </table:table-cell>
          <table:table-cell office:value-type="float" office:value="1.69515383">
            <text:p>1,7</text:p>
          </table:table-cell>
          <table:table-cell office:value-type="float" office:value="10.91601944">
            <text:p>10,92</text:p>
          </table:table-cell>
          <table:table-cell office:value-type="float" office:value="-4">
            <text:p>-4</text:p>
          </table:table-cell>
          <table:table-cell office:value-type="float" office:value="19.82216835">
            <text:p>19,82</text:p>
          </table:table-cell>
          <table:table-cell office:value-type="float" office:value="-0.01725684">
            <text:p>-0,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68476486">
            <text:p>19,68</text:p>
          </table:table-cell>
          <table:table-cell table:formula="oooc:=['4530_3060_111V 5P100'.C24] - [pgach3060.C24] - ['pgach3060V 5P  0'.C24] + ['pgach3060V 0P 0'.C24]" office:value-type="float" office:value="-0.28700844">
            <text:p>-0,29</text:p>
          </table:table-cell>
          <table:table-cell table:formula="oooc:=['4530_3060_111V 5P100'.D24] - [pgach3060.D24] - ['pgach3060V 5P  0'.D24] + ['pgach3060V 0P 0'.D24]" office:value-type="float" office:value="-0.30043807">
            <text:p>-0,3</text:p>
          </table:table-cell>
          <table:table-cell table:formula="oooc:=['4530_3060_111V 5P100'.E24] - [pgach3060.E24] - ['pgach3060V 5P  0'.E24] + ['pgach3060V 0P 0'.E24]" office:value-type="float" office:value="-0.06910493">
            <text:p>-0,07</text:p>
          </table:table-cell>
          <table:table-cell table:formula="oooc:=['4530_3060_111V 5P100'.F24] - [pgach3060.F24] - ['pgach3060V 5P  0'.F24] + ['pgach3060V 0P 0'.F24]" office:value-type="float" office:value="0.04488051">
            <text:p>0,04</text:p>
          </table:table-cell>
          <table:table-cell table:formula="oooc:=['4530_3060_111V 5P100'.G24] - [pgach3060.G24] - ['pgach3060V 5P  0'.G24] + ['pgach3060V 0P 0'.G24]" office:value-type="float" office:value="-0.22042038">
            <text:p>-0,22</text:p>
          </table:table-cell>
          <table:table-cell office:value-type="float" office:value="-0.10693911">
            <text:p>-0,11</text:p>
          </table:table-cell>
          <table:table-cell office:value-type="float" office:value="0.01397017">
            <text:p>0,01</text:p>
          </table:table-cell>
          <table:table-cell office:value-type="float" office:value="10895.83984375">
            <text:p>10895,84</text:p>
          </table:table-cell>
          <table:table-cell office:value-type="float" office:value="1.69801021">
            <text:p>1,7</text:p>
          </table:table-cell>
          <table:table-cell office:value-type="float" office:value="10.91716194">
            <text:p>10,92</text:p>
          </table:table-cell>
          <table:table-cell office:value-type="float" office:value="-3">
            <text:p>-3</text:p>
          </table:table-cell>
          <table:table-cell office:value-type="float" office:value="19.68476486">
            <text:p>19,68</text:p>
          </table:table-cell>
          <table:table-cell office:value-type="float" office:value="-0.01318787">
            <text:p>-0,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69365311">
            <text:p>19,69</text:p>
          </table:table-cell>
          <table:table-cell table:formula="oooc:=['4530_3060_111V 5P100'.C25] - [pgach3060.C25] - ['pgach3060V 5P  0'.C25] + ['pgach3060V 0P 0'.C25]" office:value-type="float" office:value="-0.28175019">
            <text:p>-0,28</text:p>
          </table:table-cell>
          <table:table-cell table:formula="oooc:=['4530_3060_111V 5P100'.D25] - [pgach3060.D25] - ['pgach3060V 5P  0'.D25] + ['pgach3060V 0P 0'.D25]" office:value-type="float" office:value="-0.30245984">
            <text:p>-0,3</text:p>
          </table:table-cell>
          <table:table-cell table:formula="oooc:=['4530_3060_111V 5P100'.E25] - [pgach3060.E25] - ['pgach3060V 5P  0'.E25] + ['pgach3060V 0P 0'.E25]" office:value-type="float" office:value="-0.0602169">
            <text:p>-0,06</text:p>
          </table:table-cell>
          <table:table-cell table:formula="oooc:=['4530_3060_111V 5P100'.F25] - [pgach3060.F25] - ['pgach3060V 5P  0'.F25] + ['pgach3060V 0P 0'.F25]" office:value-type="float" office:value="0.0566948">
            <text:p>0,06</text:p>
          </table:table-cell>
          <table:table-cell table:formula="oooc:=['4530_3060_111V 5P100'.G25] - [pgach3060.G25] - ['pgach3060V 5P  0'.G25] + ['pgach3060V 0P 0'.G25]" office:value-type="float" office:value="-0.22906577">
            <text:p>-0,23</text:p>
          </table:table-cell>
          <table:table-cell office:value-type="float" office:value="-0.099066">
            <text:p>-0,1</text:p>
          </table:table-cell>
          <table:table-cell office:value-type="float" office:value="0.01521767">
            <text:p>0,02</text:p>
          </table:table-cell>
          <table:table-cell office:value-type="float" office:value="10886.5234375">
            <text:p>10886,52</text:p>
          </table:table-cell>
          <table:table-cell office:value-type="float" office:value="1.69673455">
            <text:p>1,7</text:p>
          </table:table-cell>
          <table:table-cell office:value-type="float" office:value="10.91562462">
            <text:p>10,92</text:p>
          </table:table-cell>
          <table:table-cell office:value-type="float" office:value="-2">
            <text:p>-2</text:p>
          </table:table-cell>
          <table:table-cell office:value-type="float" office:value="19.69365311">
            <text:p>19,69</text:p>
          </table:table-cell>
          <table:table-cell office:value-type="float" office:value="-0.00054553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60136795">
            <text:p>19,6</text:p>
          </table:table-cell>
          <table:table-cell table:formula="oooc:=['4530_3060_111V 5P100'.C26] - [pgach3060.C26] - ['pgach3060V 5P  0'.C26] + ['pgach3060V 0P 0'.C26]" office:value-type="float" office:value="-0.27549949">
            <text:p>-0,28</text:p>
          </table:table-cell>
          <table:table-cell table:formula="oooc:=['4530_3060_111V 5P100'.D26] - [pgach3060.D26] - ['pgach3060V 5P  0'.D26] + ['pgach3060V 0P 0'.D26]" office:value-type="float" office:value="-0.30113355">
            <text:p>-0,3</text:p>
          </table:table-cell>
          <table:table-cell table:formula="oooc:=['4530_3060_111V 5P100'.E26] - [pgach3060.E26] - ['pgach3060V 5P  0'.E26] + ['pgach3060V 0P 0'.E26]" office:value-type="float" office:value="-0.05478602">
            <text:p>-0,05</text:p>
          </table:table-cell>
          <table:table-cell table:formula="oooc:=['4530_3060_111V 5P100'.F26] - [pgach3060.F26] - ['pgach3060V 5P  0'.F26] + ['pgach3060V 0P 0'.F26]" office:value-type="float" office:value="0.06274369">
            <text:p>0,06</text:p>
          </table:table-cell>
          <table:table-cell table:formula="oooc:=['4530_3060_111V 5P100'.G26] - [pgach3060.G26] - ['pgach3060V 5P  0'.G26] + ['pgach3060V 0P 0'.G26]" office:value-type="float" office:value="-0.2302203">
            <text:p>-0,23</text:p>
          </table:table-cell>
          <table:table-cell office:value-type="float" office:value="-0.0909437">
            <text:p>-0,09</text:p>
          </table:table-cell>
          <table:table-cell office:value-type="float" office:value="0.01577318">
            <text:p>0,02</text:p>
          </table:table-cell>
          <table:table-cell office:value-type="float" office:value="10876.58203125">
            <text:p>10876,58</text:p>
          </table:table-cell>
          <table:table-cell office:value-type="float" office:value="1.69900513">
            <text:p>1,7</text:p>
          </table:table-cell>
          <table:table-cell office:value-type="float" office:value="10.91641521">
            <text:p>10,92</text:p>
          </table:table-cell>
          <table:table-cell office:value-type="float" office:value="-1">
            <text:p>-1</text:p>
          </table:table-cell>
          <table:table-cell office:value-type="float" office:value="19.60136795">
            <text:p>19,6</text:p>
          </table:table-cell>
          <table:table-cell office:value-type="float" office:value="0.00796277">
            <text:p>0,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44277382">
            <text:p>19,44</text:p>
          </table:table-cell>
          <table:table-cell table:formula="oooc:=['4530_3060_111V 5P100'.C27] - [pgach3060.C27] - ['pgach3060V 5P  0'.C27] + ['pgach3060V 0P 0'.C27]" office:value-type="float" office:value="-0.27062681">
            <text:p>-0,27</text:p>
          </table:table-cell>
          <table:table-cell table:formula="oooc:=['4530_3060_111V 5P100'.D27] - [pgach3060.D27] - ['pgach3060V 5P  0'.D27] + ['pgach3060V 0P 0'.D27]" office:value-type="float" office:value="-0.30211399">
            <text:p>-0,3</text:p>
          </table:table-cell>
          <table:table-cell table:formula="oooc:=['4530_3060_111V 5P100'.E27] - [pgach3060.E27] - ['pgach3060V 5P  0'.E27] + ['pgach3060V 0P 0'.E27]" office:value-type="float" office:value="-0.0444885">
            <text:p>-0,04</text:p>
          </table:table-cell>
          <table:table-cell table:formula="oooc:=['4530_3060_111V 5P100'.F27] - [pgach3060.F27] - ['pgach3060V 5P  0'.F27] + ['pgach3060V 0P 0'.F27]" office:value-type="float" office:value="0.07266343">
            <text:p>0,07</text:p>
          </table:table-cell>
          <table:table-cell table:formula="oooc:=['4530_3060_111V 5P100'.G27] - [pgach3060.G27] - ['pgach3060V 5P  0'.G27] + ['pgach3060V 0P 0'.G27]" office:value-type="float" office:value="-0.24042241">
            <text:p>-0,24</text:p>
          </table:table-cell>
          <table:table-cell office:value-type="float" office:value="-0.08319783">
            <text:p>-0,08</text:p>
          </table:table-cell>
          <table:table-cell office:value-type="float" office:value="0.01607156">
            <text:p>0,02</text:p>
          </table:table-cell>
          <table:table-cell office:value-type="float" office:value="10875.68359375">
            <text:p>10875,68</text:p>
          </table:table-cell>
          <table:table-cell office:value-type="float" office:value="1.70324099">
            <text:p>1,7</text:p>
          </table:table-cell>
          <table:table-cell office:value-type="float" office:value="10.91727924">
            <text:p>10,92</text:p>
          </table:table-cell>
          <table:table-cell office:value-type="float" office:value="0">
            <text:p>0</text:p>
          </table:table-cell>
          <table:table-cell office:value-type="float" office:value="19.44277382">
            <text:p>19,44</text:p>
          </table:table-cell>
          <table:table-cell office:value-type="float" office:value="0.02248193">
            <text:p>0,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56377029">
            <text:p>19,56</text:p>
          </table:table-cell>
          <table:table-cell table:formula="oooc:=['4530_3060_111V 5P100'.C28] - [pgach3060.C28] - ['pgach3060V 5P  0'.C28] + ['pgach3060V 0P 0'.C28]" office:value-type="float" office:value="-0.27007557">
            <text:p>-0,27</text:p>
          </table:table-cell>
          <table:table-cell table:formula="oooc:=['4530_3060_111V 5P100'.D28] - [pgach3060.D28] - ['pgach3060V 5P  0'.D28] + ['pgach3060V 0P 0'.D28]" office:value-type="float" office:value="-0.29422991">
            <text:p>-0,29</text:p>
          </table:table-cell>
          <table:table-cell table:formula="oooc:=['4530_3060_111V 5P100'.E28] - [pgach3060.E28] - ['pgach3060V 5P  0'.E28] + ['pgach3060V 0P 0'.E28]" office:value-type="float" office:value="-0.02867085">
            <text:p>-0,03</text:p>
          </table:table-cell>
          <table:table-cell table:formula="oooc:=['4530_3060_111V 5P100'.F28] - [pgach3060.F28] - ['pgach3060V 5P  0'.F28] + ['pgach3060V 0P 0'.F28]" office:value-type="float" office:value="0.07406072">
            <text:p>0,07</text:p>
          </table:table-cell>
          <table:table-cell table:formula="oooc:=['4530_3060_111V 5P100'.G28] - [pgach3060.G28] - ['pgach3060V 5P  0'.G28] + ['pgach3060V 0P 0'.G28]" office:value-type="float" office:value="-0.2506077">
            <text:p>-0,25</text:p>
          </table:table-cell>
          <table:table-cell office:value-type="float" office:value="-0.07559511">
            <text:p>-0,08</text:p>
          </table:table-cell>
          <table:table-cell office:value-type="float" office:value="0.01605252">
            <text:p>0,02</text:p>
          </table:table-cell>
          <table:table-cell office:value-type="float" office:value="10855.5078125">
            <text:p>10855,51</text:p>
          </table:table-cell>
          <table:table-cell office:value-type="float" office:value="1.69911492">
            <text:p>1,7</text:p>
          </table:table-cell>
          <table:table-cell office:value-type="float" office:value="10.91596127">
            <text:p>10,92</text:p>
          </table:table-cell>
          <table:table-cell office:value-type="float" office:value="1">
            <text:p>1</text:p>
          </table:table-cell>
          <table:table-cell office:value-type="float" office:value="19.56377029">
            <text:p>19,56</text:p>
          </table:table-cell>
          <table:table-cell office:value-type="float" office:value="0.03853259">
            <text:p>0,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48925781">
            <text:p>19,49</text:p>
          </table:table-cell>
          <table:table-cell table:formula="oooc:=['4530_3060_111V 5P100'.C29] - [pgach3060.C29] - ['pgach3060V 5P  0'.C29] + ['pgach3060V 0P 0'.C29]" office:value-type="float" office:value="-0.26775866">
            <text:p>-0,27</text:p>
          </table:table-cell>
          <table:table-cell table:formula="oooc:=['4530_3060_111V 5P100'.D29] - [pgach3060.D29] - ['pgach3060V 5P  0'.D29] + ['pgach3060V 0P 0'.D29]" office:value-type="float" office:value="-0.29236343">
            <text:p>-0,29</text:p>
          </table:table-cell>
          <table:table-cell table:formula="oooc:=['4530_3060_111V 5P100'.E29] - [pgach3060.E29] - ['pgach3060V 5P  0'.E29] + ['pgach3060V 0P 0'.E29]" office:value-type="float" office:value="-0.02828789">
            <text:p>-0,03</text:p>
          </table:table-cell>
          <table:table-cell table:formula="oooc:=['4530_3060_111V 5P100'.F29] - [pgach3060.F29] - ['pgach3060V 5P  0'.F29] + ['pgach3060V 0P 0'.F29]" office:value-type="float" office:value="0.07642524">
            <text:p>0,08</text:p>
          </table:table-cell>
          <table:table-cell table:formula="oooc:=['4530_3060_111V 5P100'.G29] - [pgach3060.G29] - ['pgach3060V 5P  0'.G29] + ['pgach3060V 0P 0'.G29]" office:value-type="float" office:value="-0.24951201">
            <text:p>-0,25</text:p>
          </table:table-cell>
          <table:table-cell office:value-type="float" office:value="-0.06791287">
            <text:p>-0,07</text:p>
          </table:table-cell>
          <table:table-cell office:value-type="float" office:value="0.0158811">
            <text:p>0,02</text:p>
          </table:table-cell>
          <table:table-cell office:value-type="float" office:value="10857.01171875">
            <text:p>10857,01</text:p>
          </table:table-cell>
          <table:table-cell office:value-type="float" office:value="1.70025027">
            <text:p>1,7</text:p>
          </table:table-cell>
          <table:table-cell office:value-type="float" office:value="10.91654682">
            <text:p>10,92</text:p>
          </table:table-cell>
          <table:table-cell office:value-type="float" office:value="2">
            <text:p>2</text:p>
          </table:table-cell>
          <table:table-cell office:value-type="float" office:value="19.48925781">
            <text:p>19,49</text:p>
          </table:table-cell>
          <table:table-cell office:value-type="float" office:value="0.04762146">
            <text:p>0,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6279297">
            <text:p>19,36</text:p>
          </table:table-cell>
          <table:table-cell table:formula="oooc:=['4530_3060_111V 5P100'.C30] - [pgach3060.C30] - ['pgach3060V 5P  0'.C30] + ['pgach3060V 0P 0'.C30]" office:value-type="float" office:value="-0.26709753">
            <text:p>-0,27</text:p>
          </table:table-cell>
          <table:table-cell table:formula="oooc:=['4530_3060_111V 5P100'.D30] - [pgach3060.D30] - ['pgach3060V 5P  0'.D30] + ['pgach3060V 0P 0'.D30]" office:value-type="float" office:value="-0.28867507">
            <text:p>-0,29</text:p>
          </table:table-cell>
          <table:table-cell table:formula="oooc:=['4530_3060_111V 5P100'.E30] - [pgach3060.E30] - ['pgach3060V 5P  0'.E30] + ['pgach3060V 0P 0'.E30]" office:value-type="float" office:value="-0.02495898">
            <text:p>-0,02</text:p>
          </table:table-cell>
          <table:table-cell table:formula="oooc:=['4530_3060_111V 5P100'.F30] - [pgach3060.F30] - ['pgach3060V 5P  0'.F30] + ['pgach3060V 0P 0'.F30]" office:value-type="float" office:value="0.07892544">
            <text:p>0,08</text:p>
          </table:table-cell>
          <table:table-cell table:formula="oooc:=['4530_3060_111V 5P100'.G30] - [pgach3060.G30] - ['pgach3060V 5P  0'.G30] + ['pgach3060V 0P 0'.G30]" office:value-type="float" office:value="-0.25104913">
            <text:p>-0,25</text:p>
          </table:table-cell>
          <table:table-cell office:value-type="float" office:value="-0.06009012">
            <text:p>-0,06</text:p>
          </table:table-cell>
          <table:table-cell office:value-type="float" office:value="0.01530655">
            <text:p>0,02</text:p>
          </table:table-cell>
          <table:table-cell office:value-type="float" office:value="10840.5078125">
            <text:p>10840,51</text:p>
          </table:table-cell>
          <table:table-cell office:value-type="float" office:value="1.70293581">
            <text:p>1,7</text:p>
          </table:table-cell>
          <table:table-cell office:value-type="float" office:value="10.91442299">
            <text:p>10,91</text:p>
          </table:table-cell>
          <table:table-cell office:value-type="float" office:value="3">
            <text:p>3</text:p>
          </table:table-cell>
          <table:table-cell office:value-type="float" office:value="19.36279297">
            <text:p>19,36</text:p>
          </table:table-cell>
          <table:table-cell office:value-type="float" office:value="0.05608472">
            <text:p>0,0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64374924">
            <text:p>19,64</text:p>
          </table:table-cell>
          <table:table-cell table:formula="oooc:=['4530_3060_111V 5P100'.C31] - [pgach3060.C31] - ['pgach3060V 5P  0'.C31] + ['pgach3060V 0P 0'.C31]" office:value-type="float" office:value="-0.26251142">
            <text:p>-0,26</text:p>
          </table:table-cell>
          <table:table-cell table:formula="oooc:=['4530_3060_111V 5P100'.D31] - [pgach3060.D31] - ['pgach3060V 5P  0'.D31] + ['pgach3060V 0P 0'.D31]" office:value-type="float" office:value="-0.28182934">
            <text:p>-0,28</text:p>
          </table:table-cell>
          <table:table-cell table:formula="oooc:=['4530_3060_111V 5P100'.E31] - [pgach3060.E31] - ['pgach3060V 5P  0'.E31] + ['pgach3060V 0P 0'.E31]" office:value-type="float" office:value="-0.02103286">
            <text:p>-0,02</text:p>
          </table:table-cell>
          <table:table-cell table:formula="oooc:=['4530_3060_111V 5P100'.F31] - [pgach3060.F31] - ['pgach3060V 5P  0'.F31] + ['pgach3060V 0P 0'.F31]" office:value-type="float" office:value="0.08226935">
            <text:p>0,08</text:p>
          </table:table-cell>
          <table:table-cell table:formula="oooc:=['4530_3060_111V 5P100'.G31] - [pgach3060.G31] - ['pgach3060V 5P  0'.G31] + ['pgach3060V 0P 0'.G31]" office:value-type="float" office:value="-0.25168273">
            <text:p>-0,25</text:p>
          </table:table-cell>
          <table:table-cell office:value-type="float" office:value="-0.05226208">
            <text:p>-0,05</text:p>
          </table:table-cell>
          <table:table-cell office:value-type="float" office:value="0.01447806">
            <text:p>0,01</text:p>
          </table:table-cell>
          <table:table-cell office:value-type="float" office:value="10836.3671875">
            <text:p>10836,37</text:p>
          </table:table-cell>
          <table:table-cell office:value-type="float" office:value="1.70374751">
            <text:p>1,7</text:p>
          </table:table-cell>
          <table:table-cell office:value-type="float" office:value="10.91439342">
            <text:p>10,91</text:p>
          </table:table-cell>
          <table:table-cell office:value-type="float" office:value="4">
            <text:p>4</text:p>
          </table:table-cell>
          <table:table-cell office:value-type="float" office:value="19.64374924">
            <text:p>19,64</text:p>
          </table:table-cell>
          <table:table-cell office:value-type="float" office:value="0.06378223">
            <text:p>0,0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1210976">
            <text:p>19,01</text:p>
          </table:table-cell>
          <table:table-cell table:formula="oooc:=['4530_3060_111V 5P100'.C32] - [pgach3060.C32] - ['pgach3060V 5P  0'.C32] + ['pgach3060V 0P 0'.C32]" office:value-type="float" office:value="-0.25682969">
            <text:p>-0,26</text:p>
          </table:table-cell>
          <table:table-cell table:formula="oooc:=['4530_3060_111V 5P100'.D32] - [pgach3060.D32] - ['pgach3060V 5P  0'.D32] + ['pgach3060V 0P 0'.D32]" office:value-type="float" office:value="-0.27882947">
            <text:p>-0,28</text:p>
          </table:table-cell>
          <table:table-cell table:formula="oooc:=['4530_3060_111V 5P100'.E32] - [pgach3060.E32] - ['pgach3060V 5P  0'.E32] + ['pgach3060V 0P 0'.E32]" office:value-type="float" office:value="-0.02032585">
            <text:p>-0,02</text:p>
          </table:table-cell>
          <table:table-cell table:formula="oooc:=['4530_3060_111V 5P100'.F32] - [pgach3060.F32] - ['pgach3060V 5P  0'.F32] + ['pgach3060V 0P 0'.F32]" office:value-type="float" office:value="0.08698171">
            <text:p>0,09</text:p>
          </table:table-cell>
          <table:table-cell table:formula="oooc:=['4530_3060_111V 5P100'.G32] - [pgach3060.G32] - ['pgach3060V 5P  0'.G32] + ['pgach3060V 0P 0'.G32]" office:value-type="float" office:value="-0.24886229">
            <text:p>-0,25</text:p>
          </table:table-cell>
          <table:table-cell office:value-type="float" office:value="-0.04445524">
            <text:p>-0,04</text:p>
          </table:table-cell>
          <table:table-cell office:value-type="float" office:value="0.01307184">
            <text:p>0,01</text:p>
          </table:table-cell>
          <table:table-cell office:value-type="float" office:value="10822.12890625">
            <text:p>10822,13</text:p>
          </table:table-cell>
          <table:table-cell office:value-type="float" office:value="1.70161128">
            <text:p>1,7</text:p>
          </table:table-cell>
          <table:table-cell office:value-type="float" office:value="10.91563892">
            <text:p>10,92</text:p>
          </table:table-cell>
          <table:table-cell office:value-type="float" office:value="5">
            <text:p>5</text:p>
          </table:table-cell>
          <table:table-cell office:value-type="float" office:value="19.01210976">
            <text:p>19,01</text:p>
          </table:table-cell>
          <table:table-cell office:value-type="float" office:value="0.07218543">
            <text:p>0,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1396408">
            <text:p>19,11</text:p>
          </table:table-cell>
          <table:table-cell table:formula="oooc:=['4530_3060_111V 5P100'.C33] - [pgach3060.C33] - ['pgach3060V 5P  0'.C33] + ['pgach3060V 0P 0'.C33]" office:value-type="float" office:value="-0.25031642">
            <text:p>-0,25</text:p>
          </table:table-cell>
          <table:table-cell table:formula="oooc:=['4530_3060_111V 5P100'.D33] - [pgach3060.D33] - ['pgach3060V 5P  0'.D33] + ['pgach3060V 0P 0'.D33]" office:value-type="float" office:value="-0.27634849">
            <text:p>-0,28</text:p>
          </table:table-cell>
          <table:table-cell table:formula="oooc:=['4530_3060_111V 5P100'.E33] - [pgach3060.E33] - ['pgach3060V 5P  0'.E33] + ['pgach3060V 0P 0'.E33]" office:value-type="float" office:value="-0.01712854">
            <text:p>-0,02</text:p>
          </table:table-cell>
          <table:table-cell table:formula="oooc:=['4530_3060_111V 5P100'.F33] - [pgach3060.F33] - ['pgach3060V 5P  0'.F33] + ['pgach3060V 0P 0'.F33]" office:value-type="float" office:value="0.09174926">
            <text:p>0,09</text:p>
          </table:table-cell>
          <table:table-cell table:formula="oooc:=['4530_3060_111V 5P100'.G33] - [pgach3060.G33] - ['pgach3060V 5P  0'.G33] + ['pgach3060V 0P 0'.G33]" office:value-type="float" office:value="-0.24781726">
            <text:p>-0,25</text:p>
          </table:table-cell>
          <table:table-cell office:value-type="float" office:value="-0.03637271">
            <text:p>-0,04</text:p>
          </table:table-cell>
          <table:table-cell office:value-type="float" office:value="0.01185925">
            <text:p>0,01</text:p>
          </table:table-cell>
          <table:table-cell office:value-type="float" office:value="10816.171875">
            <text:p>10816,17</text:p>
          </table:table-cell>
          <table:table-cell office:value-type="float" office:value="1.704126">
            <text:p>1,7</text:p>
          </table:table-cell>
          <table:table-cell office:value-type="float" office:value="10.91519928">
            <text:p>10,92</text:p>
          </table:table-cell>
          <table:table-cell office:value-type="float" office:value="6">
            <text:p>6</text:p>
          </table:table-cell>
          <table:table-cell office:value-type="float" office:value="19.11396408">
            <text:p>19,11</text:p>
          </table:table-cell>
          <table:table-cell office:value-type="float" office:value="0.08048352">
            <text:p>0,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5663986">
            <text:p>19,36</text:p>
          </table:table-cell>
          <table:table-cell table:formula="oooc:=['4530_3060_111V 5P100'.C34] - [pgach3060.C34] - ['pgach3060V 5P  0'.C34] + ['pgach3060V 0P 0'.C34]" office:value-type="float" office:value="-0.24634763">
            <text:p>-0,25</text:p>
          </table:table-cell>
          <table:table-cell table:formula="oooc:=['4530_3060_111V 5P100'.D34] - [pgach3060.D34] - ['pgach3060V 5P  0'.D34] + ['pgach3060V 0P 0'.D34]" office:value-type="float" office:value="-0.27068407">
            <text:p>-0,27</text:p>
          </table:table-cell>
          <table:table-cell table:formula="oooc:=['4530_3060_111V 5P100'.E34] - [pgach3060.E34] - ['pgach3060V 5P  0'.E34] + ['pgach3060V 0P 0'.E34]" office:value-type="float" office:value="-0.00883917999999997">
            <text:p>-0,01</text:p>
          </table:table-cell>
          <table:table-cell table:formula="oooc:=['4530_3060_111V 5P100'.F34] - [pgach3060.F34] - ['pgach3060V 5P  0'.F34] + ['pgach3060V 0P 0'.F34]" office:value-type="float" office:value="0.09437325">
            <text:p>0,09</text:p>
          </table:table-cell>
          <table:table-cell table:formula="oooc:=['4530_3060_111V 5P100'.G34] - [pgach3060.G34] - ['pgach3060V 5P  0'.G34] + ['pgach3060V 0P 0'.G34]" office:value-type="float" office:value="-0.24610289">
            <text:p>-0,25</text:p>
          </table:table-cell>
          <table:table-cell office:value-type="float" office:value="-0.02884952">
            <text:p>-0,03</text:p>
          </table:table-cell>
          <table:table-cell office:value-type="float" office:value="0.00991339">
            <text:p>0,01</text:p>
          </table:table-cell>
          <table:table-cell office:value-type="float" office:value="10806.9921875">
            <text:p>10806,99</text:p>
          </table:table-cell>
          <table:table-cell office:value-type="float" office:value="1.70499873">
            <text:p>1,7</text:p>
          </table:table-cell>
          <table:table-cell office:value-type="float" office:value="10.91531658">
            <text:p>10,92</text:p>
          </table:table-cell>
          <table:table-cell office:value-type="float" office:value="7">
            <text:p>7</text:p>
          </table:table-cell>
          <table:table-cell office:value-type="float" office:value="19.35663986">
            <text:p>19,36</text:p>
          </table:table-cell>
          <table:table-cell office:value-type="float" office:value="0.08974256">
            <text:p>0,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42216873">
            <text:p>18,42</text:p>
          </table:table-cell>
          <table:table-cell table:formula="oooc:=['4530_3060_111V 5P100'.C35] - [pgach3060.C35] - ['pgach3060V 5P  0'.C35] + ['pgach3060V 0P 0'.C35]" office:value-type="float" office:value="-0.2355183">
            <text:p>-0,24</text:p>
          </table:table-cell>
          <table:table-cell table:formula="oooc:=['4530_3060_111V 5P100'.D35] - [pgach3060.D35] - ['pgach3060V 5P  0'.D35] + ['pgach3060V 0P 0'.D35]" office:value-type="float" office:value="-0.26839712">
            <text:p>-0,27</text:p>
          </table:table-cell>
          <table:table-cell table:formula="oooc:=['4530_3060_111V 5P100'.E35] - [pgach3060.E35] - ['pgach3060V 5P  0'.E35] + ['pgach3060V 0P 0'.E35]" office:value-type="float" office:value="-0.0100623">
            <text:p>-0,01</text:p>
          </table:table-cell>
          <table:table-cell table:formula="oooc:=['4530_3060_111V 5P100'.F35] - [pgach3060.F35] - ['pgach3060V 5P  0'.F35] + ['pgach3060V 0P 0'.F35]" office:value-type="float" office:value="0.10051618">
            <text:p>0,1</text:p>
          </table:table-cell>
          <table:table-cell table:formula="oooc:=['4530_3060_111V 5P100'.G35] - [pgach3060.G35] - ['pgach3060V 5P  0'.G35] + ['pgach3060V 0P 0'.G35]" office:value-type="float" office:value="-0.24297618">
            <text:p>-0,24</text:p>
          </table:table-cell>
          <table:table-cell office:value-type="float" office:value="-0.02130511">
            <text:p>-0,02</text:p>
          </table:table-cell>
          <table:table-cell office:value-type="float" office:value="0.00825005">
            <text:p>0,01</text:p>
          </table:table-cell>
          <table:table-cell office:value-type="float" office:value="10776.171875">
            <text:p>10776,17</text:p>
          </table:table-cell>
          <table:table-cell office:value-type="float" office:value="1.70150757">
            <text:p>1,7</text:p>
          </table:table-cell>
          <table:table-cell office:value-type="float" office:value="10.91436481">
            <text:p>10,91</text:p>
          </table:table-cell>
          <table:table-cell office:value-type="float" office:value="8">
            <text:p>8</text:p>
          </table:table-cell>
          <table:table-cell office:value-type="float" office:value="18.42216873">
            <text:p>18,42</text:p>
          </table:table-cell>
          <table:table-cell office:value-type="float" office:value="0.09752014">
            <text:p>0,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2353516">
            <text:p>19,12</text:p>
          </table:table-cell>
          <table:table-cell table:formula="oooc:=['4530_3060_111V 5P100'.C36] - [pgach3060.C36] - ['pgach3060V 5P  0'.C36] + ['pgach3060V 0P 0'.C36]" office:value-type="float" office:value="-0.22849144">
            <text:p>-0,23</text:p>
          </table:table-cell>
          <table:table-cell table:formula="oooc:=['4530_3060_111V 5P100'.D36] - [pgach3060.D36] - ['pgach3060V 5P  0'.D36] + ['pgach3060V 0P 0'.D36]" office:value-type="float" office:value="-0.26296994">
            <text:p>-0,26</text:p>
          </table:table-cell>
          <table:table-cell table:formula="oooc:=['4530_3060_111V 5P100'.E36] - [pgach3060.E36] - ['pgach3060V 5P  0'.E36] + ['pgach3060V 0P 0'.E36]" office:value-type="float" office:value="0.000484160000000011">
            <text:p>0</text:p>
          </table:table-cell>
          <table:table-cell table:formula="oooc:=['4530_3060_111V 5P100'.F36] - [pgach3060.F36] - ['pgach3060V 5P  0'.F36] + ['pgach3060V 0P 0'.F36]" office:value-type="float" office:value="0.10357172">
            <text:p>0,1</text:p>
          </table:table-cell>
          <table:table-cell table:formula="oooc:=['4530_3060_111V 5P100'.G36] - [pgach3060.G36] - ['pgach3060V 5P  0'.G36] + ['pgach3060V 0P 0'.G36]" office:value-type="float" office:value="-0.24316133">
            <text:p>-0,24</text:p>
          </table:table-cell>
          <table:table-cell office:value-type="float" office:value="-0.01356455">
            <text:p>-0,01</text:p>
          </table:table-cell>
          <table:table-cell office:value-type="float" office:value="0.00607247">
            <text:p>0,01</text:p>
          </table:table-cell>
          <table:table-cell office:value-type="float" office:value="10757.8125">
            <text:p>10757,81</text:p>
          </table:table-cell>
          <table:table-cell office:value-type="float" office:value="1.69694817">
            <text:p>1,7</text:p>
          </table:table-cell>
          <table:table-cell office:value-type="float" office:value="10.91590214">
            <text:p>10,92</text:p>
          </table:table-cell>
          <table:table-cell office:value-type="float" office:value="9">
            <text:p>9</text:p>
          </table:table-cell>
          <table:table-cell office:value-type="float" office:value="19.12353516">
            <text:p>19,12</text:p>
          </table:table-cell>
          <table:table-cell office:value-type="float" office:value="0.10940173">
            <text:p>0,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48515701">
            <text:p>19,49</text:p>
          </table:table-cell>
          <table:table-cell table:formula="oooc:=['4530_3060_111V 5P100'.C37] - [pgach3060.C37] - ['pgach3060V 5P  0'.C37] + ['pgach3060V 0P 0'.C37]" office:value-type="float" office:value="-0.22059433">
            <text:p>-0,22</text:p>
          </table:table-cell>
          <table:table-cell table:formula="oooc:=['4530_3060_111V 5P100'.D37] - [pgach3060.D37] - ['pgach3060V 5P  0'.D37] + ['pgach3060V 0P 0'.D37]" office:value-type="float" office:value="-0.25609316">
            <text:p>-0,26</text:p>
          </table:table-cell>
          <table:table-cell table:formula="oooc:=['4530_3060_111V 5P100'.E37] - [pgach3060.E37] - ['pgach3060V 5P  0'.E37] + ['pgach3060V 0P 0'.E37]" office:value-type="float" office:value="0.00796402999999998">
            <text:p>0,01</text:p>
          </table:table-cell>
          <table:table-cell table:formula="oooc:=['4530_3060_111V 5P100'.F37] - [pgach3060.F37] - ['pgach3060V 5P  0'.F37] + ['pgach3060V 0P 0'.F37]" office:value-type="float" office:value="0.107809">
            <text:p>0,11</text:p>
          </table:table-cell>
          <table:table-cell table:formula="oooc:=['4530_3060_111V 5P100'.G37] - [pgach3060.G37] - ['pgach3060V 5P  0'.G37] + ['pgach3060V 0P 0'.G37]" office:value-type="float" office:value="-0.24105328">
            <text:p>-0,24</text:p>
          </table:table-cell>
          <table:table-cell office:value-type="float" office:value="-0.0057312">
            <text:p>-0,01</text:p>
          </table:table-cell>
          <table:table-cell office:value-type="float" office:value="0.00375204">
            <text:p>0</text:p>
          </table:table-cell>
          <table:table-cell office:value-type="float" office:value="10756.85546875">
            <text:p>10756,86</text:p>
          </table:table-cell>
          <table:table-cell office:value-type="float" office:value="1.70179439">
            <text:p>1,7</text:p>
          </table:table-cell>
          <table:table-cell office:value-type="float" office:value="10.9139986">
            <text:p>10,91</text:p>
          </table:table-cell>
          <table:table-cell office:value-type="float" office:value="10">
            <text:p>10</text:p>
          </table:table-cell>
          <table:table-cell office:value-type="float" office:value="19.48515701">
            <text:p>19,49</text:p>
          </table:table-cell>
          <table:table-cell office:value-type="float" office:value="0.1190061">
            <text:p>0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45166016">
            <text:p>19,45</text:p>
          </table:table-cell>
          <table:table-cell table:formula="oooc:=['4530_3060_111V 5P100'.C38] - [pgach3060.C38] - ['pgach3060V 5P  0'.C38] + ['pgach3060V 0P 0'.C38]" office:value-type="float" office:value="-0.22082135">
            <text:p>-0,22</text:p>
          </table:table-cell>
          <table:table-cell table:formula="oooc:=['4530_3060_111V 5P100'.D38] - [pgach3060.D38] - ['pgach3060V 5P  0'.D38] + ['pgach3060V 0P 0'.D38]" office:value-type="float" office:value="-0.24835946">
            <text:p>-0,25</text:p>
          </table:table-cell>
          <table:table-cell table:formula="oooc:=['4530_3060_111V 5P100'.E38] - [pgach3060.E38] - ['pgach3060V 5P  0'.E38] + ['pgach3060V 0P 0'.E38]" office:value-type="float" office:value="0.02011868">
            <text:p>0,02</text:p>
          </table:table-cell>
          <table:table-cell table:formula="oooc:=['4530_3060_111V 5P100'.F38] - [pgach3060.F38] - ['pgach3060V 5P  0'.F38] + ['pgach3060V 0P 0'.F38]" office:value-type="float" office:value="0.10716438">
            <text:p>0,11</text:p>
          </table:table-cell>
          <table:table-cell table:formula="oooc:=['4530_3060_111V 5P100'.G38] - [pgach3060.G38] - ['pgach3060V 5P  0'.G38] + ['pgach3060V 0P 0'.G38]" office:value-type="float" office:value="-0.23954819">
            <text:p>-0,24</text:p>
          </table:table-cell>
          <table:table-cell office:value-type="float" office:value="0.00172572">
            <text:p>0</text:p>
          </table:table-cell>
          <table:table-cell office:value-type="float" office:value="0.00049519">
            <text:p>0</text:p>
          </table:table-cell>
          <table:table-cell office:value-type="float" office:value="10765.13671875">
            <text:p>10765,14</text:p>
          </table:table-cell>
          <table:table-cell office:value-type="float" office:value="1.71065676">
            <text:p>1,71</text:p>
          </table:table-cell>
          <table:table-cell office:value-type="float" office:value="10.91414452">
            <text:p>10,91</text:p>
          </table:table-cell>
          <table:table-cell office:value-type="float" office:value="11">
            <text:p>11</text:p>
          </table:table-cell>
          <table:table-cell office:value-type="float" office:value="19.45166016">
            <text:p>19,45</text:p>
          </table:table-cell>
          <table:table-cell office:value-type="float" office:value="0.12946631">
            <text:p>0,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8662033">
            <text:p>19,09</text:p>
          </table:table-cell>
          <table:table-cell table:formula="oooc:=['4530_3060_111V 5P100'.C39] - [pgach3060.C39] - ['pgach3060V 5P  0'.C39] + ['pgach3060V 0P 0'.C39]" office:value-type="float" office:value="-0.222357">
            <text:p>-0,22</text:p>
          </table:table-cell>
          <table:table-cell table:formula="oooc:=['4530_3060_111V 5P100'.D39] - [pgach3060.D39] - ['pgach3060V 5P  0'.D39] + ['pgach3060V 0P 0'.D39]" office:value-type="float" office:value="-0.23759912">
            <text:p>-0,24</text:p>
          </table:table-cell>
          <table:table-cell table:formula="oooc:=['4530_3060_111V 5P100'.E39] - [pgach3060.E39] - ['pgach3060V 5P  0'.E39] + ['pgach3060V 0P 0'.E39]" office:value-type="float" office:value="0.04150602">
            <text:p>0,04</text:p>
          </table:table-cell>
          <table:table-cell table:formula="oooc:=['4530_3060_111V 5P100'.F39] - [pgach3060.F39] - ['pgach3060V 5P  0'.F39] + ['pgach3060V 0P 0'.F39]" office:value-type="float" office:value="0.10570089">
            <text:p>0,11</text:p>
          </table:table-cell>
          <table:table-cell table:formula="oooc:=['4530_3060_111V 5P100'.G39] - [pgach3060.G39] - ['pgach3060V 5P  0'.G39] + ['pgach3060V 0P 0'.G39]" office:value-type="float" office:value="-0.24467513">
            <text:p>-0,24</text:p>
          </table:table-cell>
          <table:table-cell office:value-type="float" office:value="0.00937881">
            <text:p>0,01</text:p>
          </table:table-cell>
          <table:table-cell office:value-type="float" office:value="-0.00224742">
            <text:p>0</text:p>
          </table:table-cell>
          <table:table-cell office:value-type="float" office:value="10772.1875">
            <text:p>10772,19</text:p>
          </table:table-cell>
          <table:table-cell office:value-type="float" office:value="1.7182312">
            <text:p>1,72</text:p>
          </table:table-cell>
          <table:table-cell office:value-type="float" office:value="10.91267967">
            <text:p>10,91</text:p>
          </table:table-cell>
          <table:table-cell office:value-type="float" office:value="12">
            <text:p>12</text:p>
          </table:table-cell>
          <table:table-cell office:value-type="float" office:value="19.08662033">
            <text:p>19,09</text:p>
          </table:table-cell>
          <table:table-cell office:value-type="float" office:value="0.14072229">
            <text:p>0,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0664139">
            <text:p>19,01</text:p>
          </table:table-cell>
          <table:table-cell table:formula="oooc:=['4530_3060_111V 5P100'.C40] - [pgach3060.C40] - ['pgach3060V 5P  0'.C40] + ['pgach3060V 0P 0'.C40]" office:value-type="float" office:value="-0.21758465">
            <text:p>-0,22</text:p>
          </table:table-cell>
          <table:table-cell table:formula="oooc:=['4530_3060_111V 5P100'.D40] - [pgach3060.D40] - ['pgach3060V 5P  0'.D40] + ['pgach3060V 0P 0'.D40]" office:value-type="float" office:value="-0.23264394">
            <text:p>-0,23</text:p>
          </table:table-cell>
          <table:table-cell table:formula="oooc:=['4530_3060_111V 5P100'.E40] - [pgach3060.E40] - ['pgach3060V 5P  0'.E40] + ['pgach3060V 0P 0'.E40]" office:value-type="float" office:value="0.05296085">
            <text:p>0,05</text:p>
          </table:table-cell>
          <table:table-cell table:formula="oooc:=['4530_3060_111V 5P100'.F40] - [pgach3060.F40] - ['pgach3060V 5P  0'.F40] + ['pgach3060V 0P 0'.F40]" office:value-type="float" office:value="0.10864729">
            <text:p>0,11</text:p>
          </table:table-cell>
          <table:table-cell table:formula="oooc:=['4530_3060_111V 5P100'.G40] - [pgach3060.G40] - ['pgach3060V 5P  0'.G40] + ['pgach3060V 0P 0'.G40]" office:value-type="float" office:value="-0.24675898">
            <text:p>-0,25</text:p>
          </table:table-cell>
          <table:table-cell office:value-type="float" office:value="0.01702395">
            <text:p>0,02</text:p>
          </table:table-cell>
          <table:table-cell office:value-type="float" office:value="-0.00569155">
            <text:p>-0,01</text:p>
          </table:table-cell>
          <table:table-cell office:value-type="float" office:value="10766.5234375">
            <text:p>10766,52</text:p>
          </table:table-cell>
          <table:table-cell office:value-type="float" office:value="1.72009277">
            <text:p>1,72</text:p>
          </table:table-cell>
          <table:table-cell office:value-type="float" office:value="10.91158104">
            <text:p>10,91</text:p>
          </table:table-cell>
          <table:table-cell office:value-type="float" office:value="13">
            <text:p>13</text:p>
          </table:table-cell>
          <table:table-cell office:value-type="float" office:value="19.00664139">
            <text:p>19,01</text:p>
          </table:table-cell>
          <table:table-cell office:value-type="float" office:value="0.15393518">
            <text:p>0,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9960938">
            <text:p>19,1</text:p>
          </table:table-cell>
          <table:table-cell table:formula="oooc:=['4530_3060_111V 5P100'.C41] - [pgach3060.C41] - ['pgach3060V 5P  0'.C41] + ['pgach3060V 0P 0'.C41]" office:value-type="float" office:value="-0.20922599">
            <text:p>-0,21</text:p>
          </table:table-cell>
          <table:table-cell table:formula="oooc:=['4530_3060_111V 5P100'.D41] - [pgach3060.D41] - ['pgach3060V 5P  0'.D41] + ['pgach3060V 0P 0'.D41]" office:value-type="float" office:value="-0.23034342">
            <text:p>-0,23</text:p>
          </table:table-cell>
          <table:table-cell table:formula="oooc:=['4530_3060_111V 5P100'.E41] - [pgach3060.E41] - ['pgach3060V 5P  0'.E41] + ['pgach3060V 0P 0'.E41]" office:value-type="float" office:value="0.05555462">
            <text:p>0,06</text:p>
          </table:table-cell>
          <table:table-cell table:formula="oooc:=['4530_3060_111V 5P100'.F41] - [pgach3060.F41] - ['pgach3060V 5P  0'.F41] + ['pgach3060V 0P 0'.F41]" office:value-type="float" office:value="0.11503477">
            <text:p>0,12</text:p>
          </table:table-cell>
          <table:table-cell table:formula="oooc:=['4530_3060_111V 5P100'.G41] - [pgach3060.G41] - ['pgach3060V 5P  0'.G41] + ['pgach3060V 0P 0'.G41]" office:value-type="float" office:value="-0.24775198">
            <text:p>-0,25</text:p>
          </table:table-cell>
          <table:table-cell office:value-type="float" office:value="0.02457365">
            <text:p>0,02</text:p>
          </table:table-cell>
          <table:table-cell office:value-type="float" office:value="-0.00924044">
            <text:p>-0,01</text:p>
          </table:table-cell>
          <table:table-cell office:value-type="float" office:value="10756.8359375">
            <text:p>10756,84</text:p>
          </table:table-cell>
          <table:table-cell office:value-type="float" office:value="1.71931148">
            <text:p>1,72</text:p>
          </table:table-cell>
          <table:table-cell office:value-type="float" office:value="10.91177177">
            <text:p>10,91</text:p>
          </table:table-cell>
          <table:table-cell office:value-type="float" office:value="14">
            <text:p>14</text:p>
          </table:table-cell>
          <table:table-cell office:value-type="float" office:value="19.09960938">
            <text:p>19,1</text:p>
          </table:table-cell>
          <table:table-cell office:value-type="float" office:value="0.1644104">
            <text:p>0,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4248123">
            <text:p>19,24</text:p>
          </table:table-cell>
          <table:table-cell table:formula="oooc:=['4530_3060_111V 5P100'.C42] - [pgach3060.C42] - ['pgach3060V 5P  0'.C42] + ['pgach3060V 0P 0'.C42]" office:value-type="float" office:value="-0.20219582">
            <text:p>-0,2</text:p>
          </table:table-cell>
          <table:table-cell table:formula="oooc:=['4530_3060_111V 5P100'.D42] - [pgach3060.D42] - ['pgach3060V 5P  0'.D42] + ['pgach3060V 0P 0'.D42]" office:value-type="float" office:value="-0.22756417">
            <text:p>-0,23</text:p>
          </table:table-cell>
          <table:table-cell table:formula="oooc:=['4530_3060_111V 5P100'.E42] - [pgach3060.E42] - ['pgach3060V 5P  0'.E42] + ['pgach3060V 0P 0'.E42]" office:value-type="float" office:value="0.05877044">
            <text:p>0,06</text:p>
          </table:table-cell>
          <table:table-cell table:formula="oooc:=['4530_3060_111V 5P100'.F42] - [pgach3060.F42] - ['pgach3060V 5P  0'.F42] + ['pgach3060V 0P 0'.F42]" office:value-type="float" office:value="0.11917268">
            <text:p>0,12</text:p>
          </table:table-cell>
          <table:table-cell table:formula="oooc:=['4530_3060_111V 5P100'.G42] - [pgach3060.G42] - ['pgach3060V 5P  0'.G42] + ['pgach3060V 0P 0'.G42]" office:value-type="float" office:value="-0.2497816">
            <text:p>-0,25</text:p>
          </table:table-cell>
          <table:table-cell office:value-type="float" office:value="0.03190598">
            <text:p>0,03</text:p>
          </table:table-cell>
          <table:table-cell office:value-type="float" office:value="-0.01299883">
            <text:p>-0,01</text:p>
          </table:table-cell>
          <table:table-cell office:value-type="float" office:value="10741.5625">
            <text:p>10741,56</text:p>
          </table:table-cell>
          <table:table-cell office:value-type="float" office:value="1.72141719">
            <text:p>1,72</text:p>
          </table:table-cell>
          <table:table-cell office:value-type="float" office:value="10.91187382">
            <text:p>10,91</text:p>
          </table:table-cell>
          <table:table-cell office:value-type="float" office:value="15">
            <text:p>15</text:p>
          </table:table-cell>
          <table:table-cell office:value-type="float" office:value="19.24248123">
            <text:p>19,24</text:p>
          </table:table-cell>
          <table:table-cell office:value-type="float" office:value="0.17554127">
            <text:p>0,1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2675705">
            <text:p>19,23</text:p>
          </table:table-cell>
          <table:table-cell table:formula="oooc:=['4530_3060_111V 5P100'.C43] - [pgach3060.C43] - ['pgach3060V 5P  0'.C43] + ['pgach3060V 0P 0'.C43]" office:value-type="float" office:value="-0.19404005">
            <text:p>-0,19</text:p>
          </table:table-cell>
          <table:table-cell table:formula="oooc:=['4530_3060_111V 5P100'.D43] - [pgach3060.D43] - ['pgach3060V 5P  0'.D43] + ['pgach3060V 0P 0'.D43]" office:value-type="float" office:value="-0.22344118">
            <text:p>-0,22</text:p>
          </table:table-cell>
          <table:table-cell table:formula="oooc:=['4530_3060_111V 5P100'.E43] - [pgach3060.E43] - ['pgach3060V 5P  0'.E43] + ['pgach3060V 0P 0'.E43]" office:value-type="float" office:value="0.06476279">
            <text:p>0,06</text:p>
          </table:table-cell>
          <table:table-cell table:formula="oooc:=['4530_3060_111V 5P100'.F43] - [pgach3060.F43] - ['pgach3060V 5P  0'.F43] + ['pgach3060V 0P 0'.F43]" office:value-type="float" office:value="0.12722219">
            <text:p>0,13</text:p>
          </table:table-cell>
          <table:table-cell table:formula="oooc:=['4530_3060_111V 5P100'.G43] - [pgach3060.G43] - ['pgach3060V 5P  0'.G43] + ['pgach3060V 0P 0'.G43]" office:value-type="float" office:value="-0.25295305">
            <text:p>-0,25</text:p>
          </table:table-cell>
          <table:table-cell office:value-type="float" office:value="0.03940001">
            <text:p>0,04</text:p>
          </table:table-cell>
          <table:table-cell office:value-type="float" office:value="-0.01723336">
            <text:p>-0,02</text:p>
          </table:table-cell>
          <table:table-cell office:value-type="float" office:value="10732.32421875">
            <text:p>10732,32</text:p>
          </table:table-cell>
          <table:table-cell office:value-type="float" office:value="1.72244263">
            <text:p>1,72</text:p>
          </table:table-cell>
          <table:table-cell office:value-type="float" office:value="10.91124439">
            <text:p>10,91</text:p>
          </table:table-cell>
          <table:table-cell office:value-type="float" office:value="16">
            <text:p>16</text:p>
          </table:table-cell>
          <table:table-cell office:value-type="float" office:value="19.22675705">
            <text:p>19,23</text:p>
          </table:table-cell>
          <table:table-cell office:value-type="float" office:value="0.18545593">
            <text:p>0,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9806633">
            <text:p>18,98</text:p>
          </table:table-cell>
          <table:table-cell table:formula="oooc:=['4530_3060_111V 5P100'.C44] - [pgach3060.C44] - ['pgach3060V 5P  0'.C44] + ['pgach3060V 0P 0'.C44]" office:value-type="float" office:value="-0.18561098">
            <text:p>-0,19</text:p>
          </table:table-cell>
          <table:table-cell table:formula="oooc:=['4530_3060_111V 5P100'.D44] - [pgach3060.D44] - ['pgach3060V 5P  0'.D44] + ['pgach3060V 0P 0'.D44]" office:value-type="float" office:value="-0.22159691">
            <text:p>-0,22</text:p>
          </table:table-cell>
          <table:table-cell table:formula="oooc:=['4530_3060_111V 5P100'.E44] - [pgach3060.E44] - ['pgach3060V 5P  0'.E44] + ['pgach3060V 0P 0'.E44]" office:value-type="float" office:value="0.06628514">
            <text:p>0,07</text:p>
          </table:table-cell>
          <table:table-cell table:formula="oooc:=['4530_3060_111V 5P100'.F44] - [pgach3060.F44] - ['pgach3060V 5P  0'.F44] + ['pgach3060V 0P 0'.F44]" office:value-type="float" office:value="0.13574849">
            <text:p>0,14</text:p>
          </table:table-cell>
          <table:table-cell table:formula="oooc:=['4530_3060_111V 5P100'.G44] - [pgach3060.G44] - ['pgach3060V 5P  0'.G44] + ['pgach3060V 0P 0'.G44]" office:value-type="float" office:value="-0.25569672">
            <text:p>-0,26</text:p>
          </table:table-cell>
          <table:table-cell office:value-type="float" office:value="0.04742688">
            <text:p>0,05</text:p>
          </table:table-cell>
          <table:table-cell office:value-type="float" office:value="-0.02178216">
            <text:p>-0,02</text:p>
          </table:table-cell>
          <table:table-cell office:value-type="float" office:value="10725.7421875">
            <text:p>10725,74</text:p>
          </table:table-cell>
          <table:table-cell office:value-type="float" office:value="1.72518921">
            <text:p>1,73</text:p>
          </table:table-cell>
          <table:table-cell office:value-type="float" office:value="10.90980911">
            <text:p>10,91</text:p>
          </table:table-cell>
          <table:table-cell office:value-type="float" office:value="17">
            <text:p>17</text:p>
          </table:table-cell>
          <table:table-cell office:value-type="float" office:value="18.9806633">
            <text:p>18,98</text:p>
          </table:table-cell>
          <table:table-cell office:value-type="float" office:value="0.19724244">
            <text:p>0,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72021484">
            <text:p>18,72</text:p>
          </table:table-cell>
          <table:table-cell table:formula="oooc:=['4530_3060_111V 5P100'.C45] - [pgach3060.C45] - ['pgach3060V 5P  0'.C45] + ['pgach3060V 0P 0'.C45]" office:value-type="float" office:value="-0.17949012">
            <text:p>-0,18</text:p>
          </table:table-cell>
          <table:table-cell table:formula="oooc:=['4530_3060_111V 5P100'.D45] - [pgach3060.D45] - ['pgach3060V 5P  0'.D45] + ['pgach3060V 0P 0'.D45]" office:value-type="float" office:value="-0.21747147">
            <text:p>-0,22</text:p>
          </table:table-cell>
          <table:table-cell table:formula="oooc:=['4530_3060_111V 5P100'.E45] - [pgach3060.E45] - ['pgach3060V 5P  0'.E45] + ['pgach3060V 0P 0'.E45]" office:value-type="float" office:value="0.06959852">
            <text:p>0,07</text:p>
          </table:table-cell>
          <table:table-cell table:formula="oooc:=['4530_3060_111V 5P100'.F45] - [pgach3060.F45] - ['pgach3060V 5P  0'.F45] + ['pgach3060V 0P 0'.F45]" office:value-type="float" office:value="0.14171639">
            <text:p>0,14</text:p>
          </table:table-cell>
          <table:table-cell table:formula="oooc:=['4530_3060_111V 5P100'.G45] - [pgach3060.G45] - ['pgach3060V 5P  0'.G45] + ['pgach3060V 0P 0'.G45]" office:value-type="float" office:value="-0.25965659">
            <text:p>-0,26</text:p>
          </table:table-cell>
          <table:table-cell office:value-type="float" office:value="0.05492621">
            <text:p>0,05</text:p>
          </table:table-cell>
          <table:table-cell office:value-type="float" office:value="-0.02671822">
            <text:p>-0,03</text:p>
          </table:table-cell>
          <table:table-cell office:value-type="float" office:value="10704.74609375">
            <text:p>10704,75</text:p>
          </table:table-cell>
          <table:table-cell office:value-type="float" office:value="1.72527468">
            <text:p>1,73</text:p>
          </table:table-cell>
          <table:table-cell office:value-type="float" office:value="10.90973568">
            <text:p>10,91</text:p>
          </table:table-cell>
          <table:table-cell office:value-type="float" office:value="18">
            <text:p>18</text:p>
          </table:table-cell>
          <table:table-cell office:value-type="float" office:value="18.72021484">
            <text:p>18,72</text:p>
          </table:table-cell>
          <table:table-cell office:value-type="float" office:value="0.20903394">
            <text:p>0,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76738358">
            <text:p>18,77</text:p>
          </table:table-cell>
          <table:table-cell table:formula="oooc:=['4530_3060_111V 5P100'.C46] - [pgach3060.C46] - ['pgach3060V 5P  0'.C46] + ['pgach3060V 0P 0'.C46]" office:value-type="float" office:value="-0.17003259">
            <text:p>-0,17</text:p>
          </table:table-cell>
          <table:table-cell table:formula="oooc:=['4530_3060_111V 5P100'.D46] - [pgach3060.D46] - ['pgach3060V 5P  0'.D46] + ['pgach3060V 0P 0'.D46]" office:value-type="float" office:value="-0.21462379">
            <text:p>-0,21</text:p>
          </table:table-cell>
          <table:table-cell table:formula="oooc:=['4530_3060_111V 5P100'.E46] - [pgach3060.E46] - ['pgach3060V 5P  0'.E46] + ['pgach3060V 0P 0'.E46]" office:value-type="float" office:value="0.0752851399999999">
            <text:p>0,08</text:p>
          </table:table-cell>
          <table:table-cell table:formula="oooc:=['4530_3060_111V 5P100'.F46] - [pgach3060.F46] - ['pgach3060V 5P  0'.F46] + ['pgach3060V 0P 0'.F46]" office:value-type="float" office:value="0.15317696">
            <text:p>0,15</text:p>
          </table:table-cell>
          <table:table-cell table:formula="oooc:=['4530_3060_111V 5P100'.G46] - [pgach3060.G46] - ['pgach3060V 5P  0'.G46] + ['pgach3060V 0P 0'.G46]" office:value-type="float" office:value="-0.26797663">
            <text:p>-0,27</text:p>
          </table:table-cell>
          <table:table-cell office:value-type="float" office:value="0.06224529">
            <text:p>0,06</text:p>
          </table:table-cell>
          <table:table-cell office:value-type="float" office:value="-0.03189236">
            <text:p>-0,03</text:p>
          </table:table-cell>
          <table:table-cell office:value-type="float" office:value="10703.0078125">
            <text:p>10703,01</text:p>
          </table:table-cell>
          <table:table-cell office:value-type="float" office:value="1.72806394">
            <text:p>1,73</text:p>
          </table:table-cell>
          <table:table-cell office:value-type="float" office:value="10.91121483">
            <text:p>10,91</text:p>
          </table:table-cell>
          <table:table-cell office:value-type="float" office:value="19">
            <text:p>19</text:p>
          </table:table-cell>
          <table:table-cell office:value-type="float" office:value="18.76738358">
            <text:p>18,77</text:p>
          </table:table-cell>
          <table:table-cell office:value-type="float" office:value="0.21947412">
            <text:p>0,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4276371">
            <text:p>18,43</text:p>
          </table:table-cell>
          <table:table-cell table:formula="oooc:=['4530_3060_111V 5P100'.C47] - [pgach3060.C47] - ['pgach3060V 5P  0'.C47] + ['pgach3060V 0P 0'.C47]" office:value-type="float" office:value="-0.16241521">
            <text:p>-0,16</text:p>
          </table:table-cell>
          <table:table-cell table:formula="oooc:=['4530_3060_111V 5P100'.D47] - [pgach3060.D47] - ['pgach3060V 5P  0'.D47] + ['pgach3060V 0P 0'.D47]" office:value-type="float" office:value="-0.20867712">
            <text:p>-0,21</text:p>
          </table:table-cell>
          <table:table-cell table:formula="oooc:=['4530_3060_111V 5P100'.E47] - [pgach3060.E47] - ['pgach3060V 5P  0'.E47] + ['pgach3060V 0P 0'.E47]" office:value-type="float" office:value="0.07705576">
            <text:p>0,08</text:p>
          </table:table-cell>
          <table:table-cell table:formula="oooc:=['4530_3060_111V 5P100'.F47] - [pgach3060.F47] - ['pgach3060V 5P  0'.F47] + ['pgach3060V 0P 0'.F47]" office:value-type="float" office:value="0.15858036">
            <text:p>0,16</text:p>
          </table:table-cell>
          <table:table-cell table:formula="oooc:=['4530_3060_111V 5P100'.G47] - [pgach3060.G47] - ['pgach3060V 5P  0'.G47] + ['pgach3060V 0P 0'.G47]" office:value-type="float" office:value="-0.26989403">
            <text:p>-0,27</text:p>
          </table:table-cell>
          <table:table-cell office:value-type="float" office:value="0.06962799">
            <text:p>0,07</text:p>
          </table:table-cell>
          <table:table-cell office:value-type="float" office:value="-0.03717759">
            <text:p>-0,04</text:p>
          </table:table-cell>
          <table:table-cell office:value-type="float" office:value="10686.69921875">
            <text:p>10686,7</text:p>
          </table:table-cell>
          <table:table-cell office:value-type="float" office:value="1.72880244">
            <text:p>1,73</text:p>
          </table:table-cell>
          <table:table-cell office:value-type="float" office:value="10.90929604">
            <text:p>10,91</text:p>
          </table:table-cell>
          <table:table-cell office:value-type="float" office:value="20">
            <text:p>20</text:p>
          </table:table-cell>
          <table:table-cell office:value-type="float" office:value="18.4276371">
            <text:p>18,43</text:p>
          </table:table-cell>
          <table:table-cell office:value-type="float" office:value="0.23189624">
            <text:p>0,2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5380821">
            <text:p>19,05</text:p>
          </table:table-cell>
          <table:table-cell table:formula="oooc:=['4530_3060_111V 5P100'.C48] - [pgach3060.C48] - ['pgach3060V 5P  0'.C48] + ['pgach3060V 0P 0'.C48]" office:value-type="float" office:value="-0.15533859">
            <text:p>-0,16</text:p>
          </table:table-cell>
          <table:table-cell table:formula="oooc:=['4530_3060_111V 5P100'.D48] - [pgach3060.D48] - ['pgach3060V 5P  0'.D48] + ['pgach3060V 0P 0'.D48]" office:value-type="float" office:value="-0.20329811">
            <text:p>-0,2</text:p>
          </table:table-cell>
          <table:table-cell table:formula="oooc:=['4530_3060_111V 5P100'.E48] - [pgach3060.E48] - ['pgach3060V 5P  0'.E48] + ['pgach3060V 0P 0'.E48]" office:value-type="float" office:value="0.08328315">
            <text:p>0,08</text:p>
          </table:table-cell>
          <table:table-cell table:formula="oooc:=['4530_3060_111V 5P100'.F48] - [pgach3060.F48] - ['pgach3060V 5P  0'.F48] + ['pgach3060V 0P 0'.F48]" office:value-type="float" office:value="0.16513799">
            <text:p>0,17</text:p>
          </table:table-cell>
          <table:table-cell table:formula="oooc:=['4530_3060_111V 5P100'.G48] - [pgach3060.G48] - ['pgach3060V 5P  0'.G48] + ['pgach3060V 0P 0'.G48]" office:value-type="float" office:value="-0.27834426">
            <text:p>-0,28</text:p>
          </table:table-cell>
          <table:table-cell office:value-type="float" office:value="0.07567199">
            <text:p>0,08</text:p>
          </table:table-cell>
          <table:table-cell office:value-type="float" office:value="-0.04188193">
            <text:p>-0,04</text:p>
          </table:table-cell>
          <table:table-cell office:value-type="float" office:value="10675.0390625">
            <text:p>10675,04</text:p>
          </table:table-cell>
          <table:table-cell office:value-type="float" office:value="1.7296387">
            <text:p>1,73</text:p>
          </table:table-cell>
          <table:table-cell office:value-type="float" office:value="10.91115665">
            <text:p>10,91</text:p>
          </table:table-cell>
          <table:table-cell office:value-type="float" office:value="21">
            <text:p>21</text:p>
          </table:table-cell>
          <table:table-cell office:value-type="float" office:value="19.05380821">
            <text:p>19,05</text:p>
          </table:table-cell>
          <table:table-cell office:value-type="float" office:value="0.2506195">
            <text:p>0,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38046837">
            <text:p>18,38</text:p>
          </table:table-cell>
          <table:table-cell table:formula="oooc:=['4530_3060_111V 5P100'.C49] - [pgach3060.C49] - ['pgach3060V 5P  0'.C49] + ['pgach3060V 0P 0'.C49]" office:value-type="float" office:value="-0.14821594">
            <text:p>-0,15</text:p>
          </table:table-cell>
          <table:table-cell table:formula="oooc:=['4530_3060_111V 5P100'.D49] - [pgach3060.D49] - ['pgach3060V 5P  0'.D49] + ['pgach3060V 0P 0'.D49]" office:value-type="float" office:value="-0.19764424">
            <text:p>-0,2</text:p>
          </table:table-cell>
          <table:table-cell table:formula="oooc:=['4530_3060_111V 5P100'.E49] - [pgach3060.E49] - ['pgach3060V 5P  0'.E49] + ['pgach3060V 0P 0'.E49]" office:value-type="float" office:value="0.0846968600000001">
            <text:p>0,08</text:p>
          </table:table-cell>
          <table:table-cell table:formula="oooc:=['4530_3060_111V 5P100'.F49] - [pgach3060.F49] - ['pgach3060V 5P  0'.F49] + ['pgach3060V 0P 0'.F49]" office:value-type="float" office:value="0.16574591">
            <text:p>0,17</text:p>
          </table:table-cell>
          <table:table-cell table:formula="oooc:=['4530_3060_111V 5P100'.G49] - [pgach3060.G49] - ['pgach3060V 5P  0'.G49] + ['pgach3060V 0P 0'.G49]" office:value-type="float" office:value="-0.27519024">
            <text:p>-0,28</text:p>
          </table:table-cell>
          <table:table-cell office:value-type="float" office:value="0.08265971">
            <text:p>0,08</text:p>
          </table:table-cell>
          <table:table-cell office:value-type="float" office:value="-0.04777029">
            <text:p>-0,05</text:p>
          </table:table-cell>
          <table:table-cell office:value-type="float" office:value="10665.7421875">
            <text:p>10665,74</text:p>
          </table:table-cell>
          <table:table-cell office:value-type="float" office:value="1.73038936">
            <text:p>1,73</text:p>
          </table:table-cell>
          <table:table-cell office:value-type="float" office:value="10.91014576">
            <text:p>10,91</text:p>
          </table:table-cell>
          <table:table-cell office:value-type="float" office:value="22">
            <text:p>22</text:p>
          </table:table-cell>
          <table:table-cell office:value-type="float" office:value="18.38046837">
            <text:p>18,38</text:p>
          </table:table-cell>
          <table:table-cell office:value-type="float" office:value="0.25759131">
            <text:p>0,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7343712">
            <text:p>19,17</text:p>
          </table:table-cell>
          <table:table-cell table:formula="oooc:=['4530_3060_111V 5P100'.C50] - [pgach3060.C50] - ['pgach3060V 5P  0'.C50] + ['pgach3060V 0P 0'.C50]" office:value-type="float" office:value="-0.14057943">
            <text:p>-0,14</text:p>
          </table:table-cell>
          <table:table-cell table:formula="oooc:=['4530_3060_111V 5P100'.D50] - [pgach3060.D50] - ['pgach3060V 5P  0'.D50] + ['pgach3060V 0P 0'.D50]" office:value-type="float" office:value="-0.18647902">
            <text:p>-0,19</text:p>
          </table:table-cell>
          <table:table-cell table:formula="oooc:=['4530_3060_111V 5P100'.E50] - [pgach3060.E50] - ['pgach3060V 5P  0'.E50] + ['pgach3060V 0P 0'.E50]" office:value-type="float" office:value="0.0911885300000001">
            <text:p>0,09</text:p>
          </table:table-cell>
          <table:table-cell table:formula="oooc:=['4530_3060_111V 5P100'.F50] - [pgach3060.F50] - ['pgach3060V 5P  0'.F50] + ['pgach3060V 0P 0'.F50]" office:value-type="float" office:value="0.1697802">
            <text:p>0,17</text:p>
          </table:table-cell>
          <table:table-cell table:formula="oooc:=['4530_3060_111V 5P100'.G50] - [pgach3060.G50] - ['pgach3060V 5P  0'.G50] + ['pgach3060V 0P 0'.G50]" office:value-type="float" office:value="-0.27986089">
            <text:p>-0,28</text:p>
          </table:table-cell>
          <table:table-cell office:value-type="float" office:value="0.09003975">
            <text:p>0,09</text:p>
          </table:table-cell>
          <table:table-cell office:value-type="float" office:value="-0.05384275">
            <text:p>-0,05</text:p>
          </table:table-cell>
          <table:table-cell office:value-type="float" office:value="10646.23046875">
            <text:p>10646,23</text:p>
          </table:table-cell>
          <table:table-cell office:value-type="float" office:value="1.72648311">
            <text:p>1,73</text:p>
          </table:table-cell>
          <table:table-cell office:value-type="float" office:value="10.91033649">
            <text:p>10,91</text:p>
          </table:table-cell>
          <table:table-cell office:value-type="float" office:value="23">
            <text:p>23</text:p>
          </table:table-cell>
          <table:table-cell office:value-type="float" office:value="19.17343712">
            <text:p>19,17</text:p>
          </table:table-cell>
          <table:table-cell office:value-type="float" office:value="0.26922265">
            <text:p>0,2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4404297">
            <text:p>19,14</text:p>
          </table:table-cell>
          <table:table-cell table:formula="oooc:=['4530_3060_111V 5P100'.C51] - [pgach3060.C51] - ['pgach3060V 5P  0'.C51] + ['pgach3060V 0P 0'.C51]" office:value-type="float" office:value="-0.13464157">
            <text:p>-0,13</text:p>
          </table:table-cell>
          <table:table-cell table:formula="oooc:=['4530_3060_111V 5P100'.D51] - [pgach3060.D51] - ['pgach3060V 5P  0'.D51] + ['pgach3060V 0P 0'.D51]" office:value-type="float" office:value="-0.18213076">
            <text:p>-0,18</text:p>
          </table:table-cell>
          <table:table-cell table:formula="oooc:=['4530_3060_111V 5P100'.E51] - [pgach3060.E51] - ['pgach3060V 5P  0'.E51] + ['pgach3060V 0P 0'.E51]" office:value-type="float" office:value="0.09845503">
            <text:p>0,1</text:p>
          </table:table-cell>
          <table:table-cell table:formula="oooc:=['4530_3060_111V 5P100'.F51] - [pgach3060.F51] - ['pgach3060V 5P  0'.F51] + ['pgach3060V 0P 0'.F51]" office:value-type="float" office:value="0.17307998">
            <text:p>0,17</text:p>
          </table:table-cell>
          <table:table-cell table:formula="oooc:=['4530_3060_111V 5P100'.G51] - [pgach3060.G51] - ['pgach3060V 5P  0'.G51] + ['pgach3060V 0P 0'.G51]" office:value-type="float" office:value="-0.30038865">
            <text:p>-0,3</text:p>
          </table:table-cell>
          <table:table-cell office:value-type="float" office:value="0.09747016">
            <text:p>0,1</text:p>
          </table:table-cell>
          <table:table-cell office:value-type="float" office:value="-0.06015329">
            <text:p>-0,06</text:p>
          </table:table-cell>
          <table:table-cell office:value-type="float" office:value="10646.09375">
            <text:p>10646,09</text:p>
          </table:table-cell>
          <table:table-cell office:value-type="float" office:value="1.73605347">
            <text:p>1,74</text:p>
          </table:table-cell>
          <table:table-cell office:value-type="float" office:value="10.90851974">
            <text:p>10,91</text:p>
          </table:table-cell>
          <table:table-cell office:value-type="float" office:value="24">
            <text:p>24</text:p>
          </table:table-cell>
          <table:table-cell office:value-type="float" office:value="19.14404297">
            <text:p>19,14</text:p>
          </table:table-cell>
          <table:table-cell office:value-type="float" office:value="0.31214452">
            <text:p>0,3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78173828">
            <text:p>18,78</text:p>
          </table:table-cell>
          <table:table-cell table:formula="oooc:=['4530_3060_111V 5P100'.C52] - [pgach3060.C52] - ['pgach3060V 5P  0'.C52] + ['pgach3060V 0P 0'.C52]" office:value-type="float" office:value="-0.12615168">
            <text:p>-0,13</text:p>
          </table:table-cell>
          <table:table-cell table:formula="oooc:=['4530_3060_111V 5P100'.D52] - [pgach3060.D52] - ['pgach3060V 5P  0'.D52] + ['pgach3060V 0P 0'.D52]" office:value-type="float" office:value="-0.17645937">
            <text:p>-0,18</text:p>
          </table:table-cell>
          <table:table-cell table:formula="oooc:=['4530_3060_111V 5P100'.E52] - [pgach3060.E52] - ['pgach3060V 5P  0'.E52] + ['pgach3060V 0P 0'.E52]" office:value-type="float" office:value="0.102845">
            <text:p>0,1</text:p>
          </table:table-cell>
          <table:table-cell table:formula="oooc:=['4530_3060_111V 5P100'.F52] - [pgach3060.F52] - ['pgach3060V 5P  0'.F52] + ['pgach3060V 0P 0'.F52]" office:value-type="float" office:value="0.17787852">
            <text:p>0,18</text:p>
          </table:table-cell>
          <table:table-cell table:formula="oooc:=['4530_3060_111V 5P100'.G52] - [pgach3060.G52] - ['pgach3060V 5P  0'.G52] + ['pgach3060V 0P 0'.G52]" office:value-type="float" office:value="-0.31031692">
            <text:p>-0,31</text:p>
          </table:table-cell>
          <table:table-cell office:value-type="float" office:value="0.104495">
            <text:p>0,1</text:p>
          </table:table-cell>
          <table:table-cell office:value-type="float" office:value="-0.0669622">
            <text:p>-0,07</text:p>
          </table:table-cell>
          <table:table-cell office:value-type="float" office:value="10596.58203125">
            <text:p>10596,58</text:p>
          </table:table-cell>
          <table:table-cell office:value-type="float" office:value="1.72955322">
            <text:p>1,73</text:p>
          </table:table-cell>
          <table:table-cell office:value-type="float" office:value="10.9101162">
            <text:p>10,91</text:p>
          </table:table-cell>
          <table:table-cell office:value-type="float" office:value="25">
            <text:p>25</text:p>
          </table:table-cell>
          <table:table-cell office:value-type="float" office:value="18.78173828">
            <text:p>18,78</text:p>
          </table:table-cell>
          <table:table-cell office:value-type="float" office:value="0.33105299">
            <text:p>0,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0185585">
            <text:p>19</text:p>
          </table:table-cell>
          <table:table-cell table:formula="oooc:=['4530_3060_111V 5P100'.C53] - [pgach3060.C53] - ['pgach3060V 5P  0'.C53] + ['pgach3060V 0P 0'.C53]" office:value-type="float" office:value="-0.11858793">
            <text:p>-0,12</text:p>
          </table:table-cell>
          <table:table-cell table:formula="oooc:=['4530_3060_111V 5P100'.D53] - [pgach3060.D53] - ['pgach3060V 5P  0'.D53] + ['pgach3060V 0P 0'.D53]" office:value-type="float" office:value="-0.17267107">
            <text:p>-0,17</text:p>
          </table:table-cell>
          <table:table-cell table:formula="oooc:=['4530_3060_111V 5P100'.E53] - [pgach3060.E53] - ['pgach3060V 5P  0'.E53] + ['pgach3060V 0P 0'.E53]" office:value-type="float" office:value="0.10798662">
            <text:p>0,11</text:p>
          </table:table-cell>
          <table:table-cell table:formula="oooc:=['4530_3060_111V 5P100'.F53] - [pgach3060.F53] - ['pgach3060V 5P  0'.F53] + ['pgach3060V 0P 0'.F53]" office:value-type="float" office:value="0.18486248">
            <text:p>0,18</text:p>
          </table:table-cell>
          <table:table-cell table:formula="oooc:=['4530_3060_111V 5P100'.G53] - [pgach3060.G53] - ['pgach3060V 5P  0'.G53] + ['pgach3060V 0P 0'.G53]" office:value-type="float" office:value="-0.31751716">
            <text:p>-0,32</text:p>
          </table:table-cell>
          <table:table-cell office:value-type="float" office:value="0.11122028">
            <text:p>0,11</text:p>
          </table:table-cell>
          <table:table-cell office:value-type="float" office:value="-0.07340924">
            <text:p>-0,07</text:p>
          </table:table-cell>
          <table:table-cell office:value-type="float" office:value="10609.58984375">
            <text:p>10609,59</text:p>
          </table:table-cell>
          <table:table-cell office:value-type="float" office:value="1.73737788">
            <text:p>1,74</text:p>
          </table:table-cell>
          <table:table-cell office:value-type="float" office:value="10.90856361">
            <text:p>10,91</text:p>
          </table:table-cell>
          <table:table-cell office:value-type="float" office:value="26">
            <text:p>26</text:p>
          </table:table-cell>
          <table:table-cell office:value-type="float" office:value="19.00185585">
            <text:p>19</text:p>
          </table:table-cell>
          <table:table-cell office:value-type="float" office:value="0.35006654">
            <text:p>0,3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5370121">
            <text:p>18,54</text:p>
          </table:table-cell>
          <table:table-cell table:formula="oooc:=['4530_3060_111V 5P100'.C54] - [pgach3060.C54] - ['pgach3060V 5P  0'.C54] + ['pgach3060V 0P 0'.C54]" office:value-type="float" office:value="-0.10621115">
            <text:p>-0,11</text:p>
          </table:table-cell>
          <table:table-cell table:formula="oooc:=['4530_3060_111V 5P100'.D54] - [pgach3060.D54] - ['pgach3060V 5P  0'.D54] + ['pgach3060V 0P 0'.D54]" office:value-type="float" office:value="-0.1682286">
            <text:p>-0,17</text:p>
          </table:table-cell>
          <table:table-cell table:formula="oooc:=['4530_3060_111V 5P100'.E54] - [pgach3060.E54] - ['pgach3060V 5P  0'.E54] + ['pgach3060V 0P 0'.E54]" office:value-type="float" office:value="0.10007043">
            <text:p>0,1</text:p>
          </table:table-cell>
          <table:table-cell table:formula="oooc:=['4530_3060_111V 5P100'.F54] - [pgach3060.F54] - ['pgach3060V 5P  0'.F54] + ['pgach3060V 0P 0'.F54]" office:value-type="float" office:value="0.19472318">
            <text:p>0,19</text:p>
          </table:table-cell>
          <table:table-cell table:formula="oooc:=['4530_3060_111V 5P100'.G54] - [pgach3060.G54] - ['pgach3060V 5P  0'.G54] + ['pgach3060V 0P 0'.G54]" office:value-type="float" office:value="-0.32126862">
            <text:p>-0,32</text:p>
          </table:table-cell>
          <table:table-cell office:value-type="float" office:value="0.11784217">
            <text:p>0,12</text:p>
          </table:table-cell>
          <table:table-cell office:value-type="float" office:value="-0.08048162">
            <text:p>-0,08</text:p>
          </table:table-cell>
          <table:table-cell office:value-type="float" office:value="10597.1484375">
            <text:p>10597,15</text:p>
          </table:table-cell>
          <table:table-cell office:value-type="float" office:value="1.739447">
            <text:p>1,74</text:p>
          </table:table-cell>
          <table:table-cell office:value-type="float" office:value="10.90948677">
            <text:p>10,91</text:p>
          </table:table-cell>
          <table:table-cell office:value-type="float" office:value="27">
            <text:p>27</text:p>
          </table:table-cell>
          <table:table-cell office:value-type="float" office:value="18.5370121">
            <text:p>18,54</text:p>
          </table:table-cell>
          <table:table-cell office:value-type="float" office:value="0.36790892">
            <text:p>0,3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65185547">
            <text:p>18,65</text:p>
          </table:table-cell>
          <table:table-cell table:formula="oooc:=['4530_3060_111V 5P100'.C55] - [pgach3060.C55] - ['pgach3060V 5P  0'.C55] + ['pgach3060V 0P 0'.C55]" office:value-type="float" office:value="-0.09726832">
            <text:p>-0,1</text:p>
          </table:table-cell>
          <table:table-cell table:formula="oooc:=['4530_3060_111V 5P100'.D55] - [pgach3060.D55] - ['pgach3060V 5P  0'.D55] + ['pgach3060V 0P 0'.D55]" office:value-type="float" office:value="-0.1662605">
            <text:p>-0,17</text:p>
          </table:table-cell>
          <table:table-cell table:formula="oooc:=['4530_3060_111V 5P100'.E55] - [pgach3060.E55] - ['pgach3060V 5P  0'.E55] + ['pgach3060V 0P 0'.E55]" office:value-type="float" office:value="0.09427666">
            <text:p>0,09</text:p>
          </table:table-cell>
          <table:table-cell table:formula="oooc:=['4530_3060_111V 5P100'.F55] - [pgach3060.F55] - ['pgach3060V 5P  0'.F55] + ['pgach3060V 0P 0'.F55]" office:value-type="float" office:value="0.20062947">
            <text:p>0,2</text:p>
          </table:table-cell>
          <table:table-cell table:formula="oooc:=['4530_3060_111V 5P100'.G55] - [pgach3060.G55] - ['pgach3060V 5P  0'.G55] + ['pgach3060V 0P 0'.G55]" office:value-type="float" office:value="-0.32629647">
            <text:p>-0,33</text:p>
          </table:table-cell>
          <table:table-cell office:value-type="float" office:value="0.12493857">
            <text:p>0,12</text:p>
          </table:table-cell>
          <table:table-cell office:value-type="float" office:value="-0.08802062">
            <text:p>-0,09</text:p>
          </table:table-cell>
          <table:table-cell office:value-type="float" office:value="10587.890625">
            <text:p>10587,89</text:p>
          </table:table-cell>
          <table:table-cell office:value-type="float" office:value="1.74062502">
            <text:p>1,74</text:p>
          </table:table-cell>
          <table:table-cell office:value-type="float" office:value="10.90736294">
            <text:p>10,91</text:p>
          </table:table-cell>
          <table:table-cell office:value-type="float" office:value="28">
            <text:p>28</text:p>
          </table:table-cell>
          <table:table-cell office:value-type="float" office:value="18.65185547">
            <text:p>18,65</text:p>
          </table:table-cell>
          <table:table-cell office:value-type="float" office:value="0.38041613">
            <text:p>0,3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55205154">
            <text:p>18,55</text:p>
          </table:table-cell>
          <table:table-cell table:formula="oooc:=['4530_3060_111V 5P100'.C56] - [pgach3060.C56] - ['pgach3060V 5P  0'.C56] + ['pgach3060V 0P 0'.C56]" office:value-type="float" office:value="-0.08894292">
            <text:p>-0,09</text:p>
          </table:table-cell>
          <table:table-cell table:formula="oooc:=['4530_3060_111V 5P100'.D56] - [pgach3060.D56] - ['pgach3060V 5P  0'.D56] + ['pgach3060V 0P 0'.D56]" office:value-type="float" office:value="-0.16369279">
            <text:p>-0,16</text:p>
          </table:table-cell>
          <table:table-cell table:formula="oooc:=['4530_3060_111V 5P100'.E56] - [pgach3060.E56] - ['pgach3060V 5P  0'.E56] + ['pgach3060V 0P 0'.E56]" office:value-type="float" office:value="0.09495076">
            <text:p>0,09</text:p>
          </table:table-cell>
          <table:table-cell table:formula="oooc:=['4530_3060_111V 5P100'.F56] - [pgach3060.F56] - ['pgach3060V 5P  0'.F56] + ['pgach3060V 0P 0'.F56]" office:value-type="float" office:value="0.2126991">
            <text:p>0,21</text:p>
          </table:table-cell>
          <table:table-cell table:formula="oooc:=['4530_3060_111V 5P100'.G56] - [pgach3060.G56] - ['pgach3060V 5P  0'.G56] + ['pgach3060V 0P 0'.G56]" office:value-type="float" office:value="-0.33731367">
            <text:p>-0,34</text:p>
          </table:table-cell>
          <table:table-cell office:value-type="float" office:value="0.13208535">
            <text:p>0,13</text:p>
          </table:table-cell>
          <table:table-cell office:value-type="float" office:value="-0.09577865">
            <text:p>-0,1</text:p>
          </table:table-cell>
          <table:table-cell office:value-type="float" office:value="10566.34765625">
            <text:p>10566,35</text:p>
          </table:table-cell>
          <table:table-cell office:value-type="float" office:value="1.74016726">
            <text:p>1,74</text:p>
          </table:table-cell>
          <table:table-cell office:value-type="float" office:value="10.90843201">
            <text:p>10,91</text:p>
          </table:table-cell>
          <table:table-cell office:value-type="float" office:value="29">
            <text:p>29</text:p>
          </table:table-cell>
          <table:table-cell office:value-type="float" office:value="18.55205154">
            <text:p>18,55</text:p>
          </table:table-cell>
          <table:table-cell office:value-type="float" office:value="0.39542577">
            <text:p>0,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78925705">
            <text:p>18,79</text:p>
          </table:table-cell>
          <table:table-cell table:formula="oooc:=['4530_3060_111V 5P100'.C57] - [pgach3060.C57] - ['pgach3060V 5P  0'.C57] + ['pgach3060V 0P 0'.C57]" office:value-type="float" office:value="-0.08087367">
            <text:p>-0,08</text:p>
          </table:table-cell>
          <table:table-cell table:formula="oooc:=['4530_3060_111V 5P100'.D57] - [pgach3060.D57] - ['pgach3060V 5P  0'.D57] + ['pgach3060V 0P 0'.D57]" office:value-type="float" office:value="-0.15597463">
            <text:p>-0,16</text:p>
          </table:table-cell>
          <table:table-cell table:formula="oooc:=['4530_3060_111V 5P100'.E57] - [pgach3060.E57] - ['pgach3060V 5P  0'.E57] + ['pgach3060V 0P 0'.E57]" office:value-type="float" office:value="0.09200263">
            <text:p>0,09</text:p>
          </table:table-cell>
          <table:table-cell table:formula="oooc:=['4530_3060_111V 5P100'.F57] - [pgach3060.F57] - ['pgach3060V 5P  0'.F57] + ['pgach3060V 0P 0'.F57]" office:value-type="float" office:value="0.21565016">
            <text:p>0,22</text:p>
          </table:table-cell>
          <table:table-cell table:formula="oooc:=['4530_3060_111V 5P100'.G57] - [pgach3060.G57] - ['pgach3060V 5P  0'.G57] + ['pgach3060V 0P 0'.G57]" office:value-type="float" office:value="-0.33762596">
            <text:p>-0,34</text:p>
          </table:table-cell>
          <table:table-cell office:value-type="float" office:value="0.13897763">
            <text:p>0,14</text:p>
          </table:table-cell>
          <table:table-cell office:value-type="float" office:value="-0.10350176">
            <text:p>-0,1</text:p>
          </table:table-cell>
          <table:table-cell office:value-type="float" office:value="10545.4296875">
            <text:p>10545,43</text:p>
          </table:table-cell>
          <table:table-cell office:value-type="float" office:value="1.74153435">
            <text:p>1,74</text:p>
          </table:table-cell>
          <table:table-cell office:value-type="float" office:value="10.90745068">
            <text:p>10,91</text:p>
          </table:table-cell>
          <table:table-cell office:value-type="float" office:value="30">
            <text:p>30</text:p>
          </table:table-cell>
          <table:table-cell office:value-type="float" office:value="18.78925705">
            <text:p>18,79</text:p>
          </table:table-cell>
          <table:table-cell office:value-type="float" office:value="0.40502015">
            <text:p>0,41</text:p>
          </table:table-cell>
        </table:table-row>
      </table:table>
      <table:table table:name="4530_3060_111V 5P100" table:style-name="ta1" table:print="false"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26/10/06, 10:06:06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4530-3060-111V 5P10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1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100</text:p>
          </table:table-cell>
          <table:table-cell table:number-columns-repeated="255"/>
        </table:table-row>
        <table:table-row table:style-name="ro1">
          <table:table-cell office:value-type="string">
            <text:p>&gt; velocity: 5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3060-111V 5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0810547">
            <text:p>19,31</text:p>
          </table:table-cell>
          <table:table-cell office:value-type="float" office:value="-0.29153326">
            <text:p>-0,29</text:p>
          </table:table-cell>
          <table:table-cell office:value-type="float" office:value="-0.26841441">
            <text:p>-0,27</text:p>
          </table:table-cell>
          <table:table-cell office:value-type="float" office:value="0.09757705">
            <text:p>0,1</text:p>
          </table:table-cell>
          <table:table-cell office:value-type="float" office:value="-0.0749383">
            <text:p>-0,07</text:p>
          </table:table-cell>
          <table:table-cell office:value-type="float" office:value="-0.42898393">
            <text:p>-0,43</text:p>
          </table:table-cell>
          <table:table-cell office:value-type="float" office:value="-0.12242024">
            <text:p>-0,12</text:p>
          </table:table-cell>
          <table:table-cell office:value-type="float" office:value="0.01146246">
            <text:p>0,01</text:p>
          </table:table-cell>
          <table:table-cell office:value-type="float" office:value="10906.77734375">
            <text:p>10906,78</text:p>
          </table:table-cell>
          <table:table-cell office:value-type="float" office:value="1.69747925">
            <text:p>1,7</text:p>
          </table:table-cell>
          <table:table-cell office:value-type="float" office:value="10.91754341">
            <text:p>10,92</text:p>
          </table:table-cell>
          <table:table-cell office:value-type="float" office:value="-5">
            <text:p>-5</text:p>
          </table:table-cell>
          <table:table-cell office:value-type="float" office:value="19.30810547">
            <text:p>19,31</text:p>
          </table:table-cell>
          <table:table-cell office:value-type="float" office:value="0.01043518">
            <text:p>0,01</text:p>
          </table:table-cell>
          <table:table-cell/>
          <table:table-cell office:value-type="float" office:value="0.42898393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82216835">
            <text:p>19,82</text:p>
          </table:table-cell>
          <table:table-cell office:value-type="float" office:value="-0.30732021">
            <text:p>-0,31</text:p>
          </table:table-cell>
          <table:table-cell office:value-type="float" office:value="-0.24799496">
            <text:p>-0,25</text:p>
          </table:table-cell>
          <table:table-cell office:value-type="float" office:value="0.11680137">
            <text:p>0,12</text:p>
          </table:table-cell>
          <table:table-cell office:value-type="float" office:value="-0.07907765">
            <text:p>-0,08</text:p>
          </table:table-cell>
          <table:table-cell office:value-type="float" office:value="-0.37356108">
            <text:p>-0,37</text:p>
          </table:table-cell>
          <table:table-cell office:value-type="float" office:value="-0.11505345">
            <text:p>-0,12</text:p>
          </table:table-cell>
          <table:table-cell office:value-type="float" office:value="0.01292264">
            <text:p>0,01</text:p>
          </table:table-cell>
          <table:table-cell office:value-type="float" office:value="10900.3515625">
            <text:p>10900,35</text:p>
          </table:table-cell>
          <table:table-cell office:value-type="float" office:value="1.69515383">
            <text:p>1,7</text:p>
          </table:table-cell>
          <table:table-cell office:value-type="float" office:value="10.91601944">
            <text:p>10,92</text:p>
          </table:table-cell>
          <table:table-cell office:value-type="float" office:value="-4">
            <text:p>-4</text:p>
          </table:table-cell>
          <table:table-cell office:value-type="float" office:value="19.82216835">
            <text:p>19,82</text:p>
          </table:table-cell>
          <table:table-cell office:value-type="float" office:value="-0.01725684">
            <text:p>-0,02</text:p>
          </table:table-cell>
          <table:table-cell/>
          <table:table-cell office:value-type="float" office:value="0.37356108">
            <text:p>0,3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68476486">
            <text:p>19,68</text:p>
          </table:table-cell>
          <table:table-cell office:value-type="float" office:value="-0.30725482">
            <text:p>-0,31</text:p>
          </table:table-cell>
          <table:table-cell office:value-type="float" office:value="-0.2391907">
            <text:p>-0,24</text:p>
          </table:table-cell>
          <table:table-cell office:value-type="float" office:value="0.12662578">
            <text:p>0,13</text:p>
          </table:table-cell>
          <table:table-cell office:value-type="float" office:value="-0.07717635">
            <text:p>-0,08</text:p>
          </table:table-cell>
          <table:table-cell office:value-type="float" office:value="-0.36789307">
            <text:p>-0,37</text:p>
          </table:table-cell>
          <table:table-cell office:value-type="float" office:value="-0.10693911">
            <text:p>-0,11</text:p>
          </table:table-cell>
          <table:table-cell office:value-type="float" office:value="0.01397017">
            <text:p>0,01</text:p>
          </table:table-cell>
          <table:table-cell office:value-type="float" office:value="10895.83984375">
            <text:p>10895,84</text:p>
          </table:table-cell>
          <table:table-cell office:value-type="float" office:value="1.69801021">
            <text:p>1,7</text:p>
          </table:table-cell>
          <table:table-cell office:value-type="float" office:value="10.91716194">
            <text:p>10,92</text:p>
          </table:table-cell>
          <table:table-cell office:value-type="float" office:value="-3">
            <text:p>-3</text:p>
          </table:table-cell>
          <table:table-cell office:value-type="float" office:value="19.68476486">
            <text:p>19,68</text:p>
          </table:table-cell>
          <table:table-cell office:value-type="float" office:value="-0.01318787">
            <text:p>-0,01</text:p>
          </table:table-cell>
          <table:table-cell/>
          <table:table-cell office:value-type="float" office:value="0.36789307">
            <text:p>0,3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69365311">
            <text:p>19,69</text:p>
          </table:table-cell>
          <table:table-cell office:value-type="float" office:value="-0.30101347">
            <text:p>-0,3</text:p>
          </table:table-cell>
          <table:table-cell office:value-type="float" office:value="-0.24156997">
            <text:p>-0,24</text:p>
          </table:table-cell>
          <table:table-cell office:value-type="float" office:value="0.13470666">
            <text:p>0,13</text:p>
          </table:table-cell>
          <table:table-cell office:value-type="float" office:value="-0.06496035">
            <text:p>-0,06</text:p>
          </table:table-cell>
          <table:table-cell office:value-type="float" office:value="-0.37877646">
            <text:p>-0,38</text:p>
          </table:table-cell>
          <table:table-cell office:value-type="float" office:value="-0.099066">
            <text:p>-0,1</text:p>
          </table:table-cell>
          <table:table-cell office:value-type="float" office:value="0.01521767">
            <text:p>0,02</text:p>
          </table:table-cell>
          <table:table-cell office:value-type="float" office:value="10886.5234375">
            <text:p>10886,52</text:p>
          </table:table-cell>
          <table:table-cell office:value-type="float" office:value="1.69673455">
            <text:p>1,7</text:p>
          </table:table-cell>
          <table:table-cell office:value-type="float" office:value="10.91562462">
            <text:p>10,92</text:p>
          </table:table-cell>
          <table:table-cell office:value-type="float" office:value="-2">
            <text:p>-2</text:p>
          </table:table-cell>
          <table:table-cell office:value-type="float" office:value="19.69365311">
            <text:p>19,69</text:p>
          </table:table-cell>
          <table:table-cell office:value-type="float" office:value="-0.00054553">
            <text:p>0</text:p>
          </table:table-cell>
          <table:table-cell/>
          <table:table-cell office:value-type="float" office:value="0.37877646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60136795">
            <text:p>19,6</text:p>
          </table:table-cell>
          <table:table-cell office:value-type="float" office:value="-0.29253408">
            <text:p>-0,29</text:p>
          </table:table-cell>
          <table:table-cell office:value-type="float" office:value="-0.24175066">
            <text:p>-0,24</text:p>
          </table:table-cell>
          <table:table-cell office:value-type="float" office:value="0.1395279">
            <text:p>0,14</text:p>
          </table:table-cell>
          <table:table-cell office:value-type="float" office:value="-0.05723597">
            <text:p>-0,06</text:p>
          </table:table-cell>
          <table:table-cell office:value-type="float" office:value="-0.38163814">
            <text:p>-0,38</text:p>
          </table:table-cell>
          <table:table-cell office:value-type="float" office:value="-0.0909437">
            <text:p>-0,09</text:p>
          </table:table-cell>
          <table:table-cell office:value-type="float" office:value="0.01577318">
            <text:p>0,02</text:p>
          </table:table-cell>
          <table:table-cell office:value-type="float" office:value="10876.58203125">
            <text:p>10876,58</text:p>
          </table:table-cell>
          <table:table-cell office:value-type="float" office:value="1.69900513">
            <text:p>1,7</text:p>
          </table:table-cell>
          <table:table-cell office:value-type="float" office:value="10.91641521">
            <text:p>10,92</text:p>
          </table:table-cell>
          <table:table-cell office:value-type="float" office:value="-1">
            <text:p>-1</text:p>
          </table:table-cell>
          <table:table-cell office:value-type="float" office:value="19.60136795">
            <text:p>19,6</text:p>
          </table:table-cell>
          <table:table-cell office:value-type="float" office:value="0.00796277">
            <text:p>0,01</text:p>
          </table:table-cell>
          <table:table-cell/>
          <table:table-cell office:value-type="float" office:value="0.38163814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44277382">
            <text:p>19,44</text:p>
          </table:table-cell>
          <table:table-cell office:value-type="float" office:value="-0.28640839">
            <text:p>-0,29</text:p>
          </table:table-cell>
          <table:table-cell office:value-type="float" office:value="-0.24449132">
            <text:p>-0,24</text:p>
          </table:table-cell>
          <table:table-cell office:value-type="float" office:value="0.14761384">
            <text:p>0,15</text:p>
          </table:table-cell>
          <table:table-cell office:value-type="float" office:value="-0.04572972">
            <text:p>-0,05</text:p>
          </table:table-cell>
          <table:table-cell office:value-type="float" office:value="-0.39437231">
            <text:p>-0,39</text:p>
          </table:table-cell>
          <table:table-cell office:value-type="float" office:value="-0.08319783">
            <text:p>-0,08</text:p>
          </table:table-cell>
          <table:table-cell office:value-type="float" office:value="0.01607156">
            <text:p>0,02</text:p>
          </table:table-cell>
          <table:table-cell office:value-type="float" office:value="10875.68359375">
            <text:p>10875,68</text:p>
          </table:table-cell>
          <table:table-cell office:value-type="float" office:value="1.70324099">
            <text:p>1,7</text:p>
          </table:table-cell>
          <table:table-cell office:value-type="float" office:value="10.91727924">
            <text:p>10,92</text:p>
          </table:table-cell>
          <table:table-cell office:value-type="float" office:value="0">
            <text:p>0</text:p>
          </table:table-cell>
          <table:table-cell office:value-type="float" office:value="19.44277382">
            <text:p>19,44</text:p>
          </table:table-cell>
          <table:table-cell office:value-type="float" office:value="0.02248193">
            <text:p>0,02</text:p>
          </table:table-cell>
          <table:table-cell/>
          <table:table-cell office:value-type="float" office:value="0.39437231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56377029">
            <text:p>19,56</text:p>
          </table:table-cell>
          <table:table-cell office:value-type="float" office:value="-0.28176132">
            <text:p>-0,28</text:p>
          </table:table-cell>
          <table:table-cell office:value-type="float" office:value="-0.24410984">
            <text:p>-0,24</text:p>
          </table:table-cell>
          <table:table-cell office:value-type="float" office:value="0.15798406">
            <text:p>0,16</text:p>
          </table:table-cell>
          <table:table-cell office:value-type="float" office:value="-0.03601598">
            <text:p>-0,04</text:p>
          </table:table-cell>
          <table:table-cell office:value-type="float" office:value="-0.40577877">
            <text:p>-0,41</text:p>
          </table:table-cell>
          <table:table-cell office:value-type="float" office:value="-0.07559511">
            <text:p>-0,08</text:p>
          </table:table-cell>
          <table:table-cell office:value-type="float" office:value="0.01605252">
            <text:p>0,02</text:p>
          </table:table-cell>
          <table:table-cell office:value-type="float" office:value="10855.5078125">
            <text:p>10855,51</text:p>
          </table:table-cell>
          <table:table-cell office:value-type="float" office:value="1.69911492">
            <text:p>1,7</text:p>
          </table:table-cell>
          <table:table-cell office:value-type="float" office:value="10.91596127">
            <text:p>10,92</text:p>
          </table:table-cell>
          <table:table-cell office:value-type="float" office:value="1">
            <text:p>1</text:p>
          </table:table-cell>
          <table:table-cell office:value-type="float" office:value="19.56377029">
            <text:p>19,56</text:p>
          </table:table-cell>
          <table:table-cell office:value-type="float" office:value="0.03853259">
            <text:p>0,04</text:p>
          </table:table-cell>
          <table:table-cell/>
          <table:table-cell office:value-type="float" office:value="0.40577877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48925781">
            <text:p>19,49</text:p>
          </table:table-cell>
          <table:table-cell office:value-type="float" office:value="-0.27710924">
            <text:p>-0,28</text:p>
          </table:table-cell>
          <table:table-cell office:value-type="float" office:value="-0.24070659">
            <text:p>-0,24</text:p>
          </table:table-cell>
          <table:table-cell office:value-type="float" office:value="0.16481163">
            <text:p>0,16</text:p>
          </table:table-cell>
          <table:table-cell office:value-type="float" office:value="-0.03119796">
            <text:p>-0,03</text:p>
          </table:table-cell>
          <table:table-cell office:value-type="float" office:value="-0.40308809">
            <text:p>-0,4</text:p>
          </table:table-cell>
          <table:table-cell office:value-type="float" office:value="-0.06791287">
            <text:p>-0,07</text:p>
          </table:table-cell>
          <table:table-cell office:value-type="float" office:value="0.0158811">
            <text:p>0,02</text:p>
          </table:table-cell>
          <table:table-cell office:value-type="float" office:value="10857.01171875">
            <text:p>10857,01</text:p>
          </table:table-cell>
          <table:table-cell office:value-type="float" office:value="1.70025027">
            <text:p>1,7</text:p>
          </table:table-cell>
          <table:table-cell office:value-type="float" office:value="10.91654682">
            <text:p>10,92</text:p>
          </table:table-cell>
          <table:table-cell office:value-type="float" office:value="2">
            <text:p>2</text:p>
          </table:table-cell>
          <table:table-cell office:value-type="float" office:value="19.48925781">
            <text:p>19,49</text:p>
          </table:table-cell>
          <table:table-cell office:value-type="float" office:value="0.04762146">
            <text:p>0,05</text:p>
          </table:table-cell>
          <table:table-cell/>
          <table:table-cell office:value-type="float" office:value="0.40308809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6279297">
            <text:p>19,36</text:p>
          </table:table-cell>
          <table:table-cell office:value-type="float" office:value="-0.27500194">
            <text:p>-0,28</text:p>
          </table:table-cell>
          <table:table-cell office:value-type="float" office:value="-0.23527044">
            <text:p>-0,24</text:p>
          </table:table-cell>
          <table:table-cell office:value-type="float" office:value="0.17254886">
            <text:p>0,17</text:p>
          </table:table-cell>
          <table:table-cell office:value-type="float" office:value="-0.02770619">
            <text:p>-0,03</text:p>
          </table:table-cell>
          <table:table-cell office:value-type="float" office:value="-0.40413922">
            <text:p>-0,4</text:p>
          </table:table-cell>
          <table:table-cell office:value-type="float" office:value="-0.06009012">
            <text:p>-0,06</text:p>
          </table:table-cell>
          <table:table-cell office:value-type="float" office:value="0.01530655">
            <text:p>0,02</text:p>
          </table:table-cell>
          <table:table-cell office:value-type="float" office:value="10840.5078125">
            <text:p>10840,51</text:p>
          </table:table-cell>
          <table:table-cell office:value-type="float" office:value="1.70293581">
            <text:p>1,7</text:p>
          </table:table-cell>
          <table:table-cell office:value-type="float" office:value="10.91442299">
            <text:p>10,91</text:p>
          </table:table-cell>
          <table:table-cell office:value-type="float" office:value="3">
            <text:p>3</text:p>
          </table:table-cell>
          <table:table-cell office:value-type="float" office:value="19.36279297">
            <text:p>19,36</text:p>
          </table:table-cell>
          <table:table-cell office:value-type="float" office:value="0.05608472">
            <text:p>0,06</text:p>
          </table:table-cell>
          <table:table-cell/>
          <table:table-cell office:value-type="float" office:value="0.40413922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64374924">
            <text:p>19,64</text:p>
          </table:table-cell>
          <table:table-cell office:value-type="float" office:value="-0.27012858">
            <text:p>-0,27</text:p>
          </table:table-cell>
          <table:table-cell office:value-type="float" office:value="-0.22896592">
            <text:p>-0,23</text:p>
          </table:table-cell>
          <table:table-cell office:value-type="float" office:value="0.17857793">
            <text:p>0,18</text:p>
          </table:table-cell>
          <table:table-cell office:value-type="float" office:value="-0.02492417">
            <text:p>-0,02</text:p>
          </table:table-cell>
          <table:table-cell office:value-type="float" office:value="-0.40281147">
            <text:p>-0,4</text:p>
          </table:table-cell>
          <table:table-cell office:value-type="float" office:value="-0.05226208">
            <text:p>-0,05</text:p>
          </table:table-cell>
          <table:table-cell office:value-type="float" office:value="0.01447806">
            <text:p>0,01</text:p>
          </table:table-cell>
          <table:table-cell office:value-type="float" office:value="10836.3671875">
            <text:p>10836,37</text:p>
          </table:table-cell>
          <table:table-cell office:value-type="float" office:value="1.70374751">
            <text:p>1,7</text:p>
          </table:table-cell>
          <table:table-cell office:value-type="float" office:value="10.91439342">
            <text:p>10,91</text:p>
          </table:table-cell>
          <table:table-cell office:value-type="float" office:value="4">
            <text:p>4</text:p>
          </table:table-cell>
          <table:table-cell office:value-type="float" office:value="19.64374924">
            <text:p>19,64</text:p>
          </table:table-cell>
          <table:table-cell office:value-type="float" office:value="0.06378223">
            <text:p>0,06</text:p>
          </table:table-cell>
          <table:table-cell/>
          <table:table-cell office:value-type="float" office:value="0.40281147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1210976">
            <text:p>19,01</text:p>
          </table:table-cell>
          <table:table-cell office:value-type="float" office:value="-0.26502383">
            <text:p>-0,27</text:p>
          </table:table-cell>
          <table:table-cell office:value-type="float" office:value="-0.22429274">
            <text:p>-0,22</text:p>
          </table:table-cell>
          <table:table-cell office:value-type="float" office:value="0.18341433">
            <text:p>0,18</text:p>
          </table:table-cell>
          <table:table-cell office:value-type="float" office:value="-0.02169662">
            <text:p>-0,02</text:p>
          </table:table-cell>
          <table:table-cell office:value-type="float" office:value="-0.39982405">
            <text:p>-0,4</text:p>
          </table:table-cell>
          <table:table-cell office:value-type="float" office:value="-0.04445524">
            <text:p>-0,04</text:p>
          </table:table-cell>
          <table:table-cell office:value-type="float" office:value="0.01307184">
            <text:p>0,01</text:p>
          </table:table-cell>
          <table:table-cell office:value-type="float" office:value="10822.12890625">
            <text:p>10822,13</text:p>
          </table:table-cell>
          <table:table-cell office:value-type="float" office:value="1.70161128">
            <text:p>1,7</text:p>
          </table:table-cell>
          <table:table-cell office:value-type="float" office:value="10.91563892">
            <text:p>10,92</text:p>
          </table:table-cell>
          <table:table-cell office:value-type="float" office:value="5">
            <text:p>5</text:p>
          </table:table-cell>
          <table:table-cell office:value-type="float" office:value="19.01210976">
            <text:p>19,01</text:p>
          </table:table-cell>
          <table:table-cell office:value-type="float" office:value="0.07218543">
            <text:p>0,07</text:p>
          </table:table-cell>
          <table:table-cell/>
          <table:table-cell office:value-type="float" office:value="0.39982405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1396408">
            <text:p>19,11</text:p>
          </table:table-cell>
          <table:table-cell office:value-type="float" office:value="-0.25816387">
            <text:p>-0,26</text:p>
          </table:table-cell>
          <table:table-cell office:value-type="float" office:value="-0.22123082">
            <text:p>-0,22</text:p>
          </table:table-cell>
          <table:table-cell office:value-type="float" office:value="0.18888244">
            <text:p>0,19</text:p>
          </table:table-cell>
          <table:table-cell office:value-type="float" office:value="-0.01685788">
            <text:p>-0,02</text:p>
          </table:table-cell>
          <table:table-cell office:value-type="float" office:value="-0.39861703">
            <text:p>-0,4</text:p>
          </table:table-cell>
          <table:table-cell office:value-type="float" office:value="-0.03637271">
            <text:p>-0,04</text:p>
          </table:table-cell>
          <table:table-cell office:value-type="float" office:value="0.01185925">
            <text:p>0,01</text:p>
          </table:table-cell>
          <table:table-cell office:value-type="float" office:value="10816.171875">
            <text:p>10816,17</text:p>
          </table:table-cell>
          <table:table-cell office:value-type="float" office:value="1.704126">
            <text:p>1,7</text:p>
          </table:table-cell>
          <table:table-cell office:value-type="float" office:value="10.91519928">
            <text:p>10,92</text:p>
          </table:table-cell>
          <table:table-cell office:value-type="float" office:value="6">
            <text:p>6</text:p>
          </table:table-cell>
          <table:table-cell office:value-type="float" office:value="19.11396408">
            <text:p>19,11</text:p>
          </table:table-cell>
          <table:table-cell office:value-type="float" office:value="0.08048352">
            <text:p>0,08</text:p>
          </table:table-cell>
          <table:table-cell/>
          <table:table-cell office:value-type="float" office:value="0.39861703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5663986">
            <text:p>19,36</text:p>
          </table:table-cell>
          <table:table-cell office:value-type="float" office:value="-0.25463834">
            <text:p>-0,25</text:p>
          </table:table-cell>
          <table:table-cell office:value-type="float" office:value="-0.21419846">
            <text:p>-0,21</text:p>
          </table:table-cell>
          <table:table-cell office:value-type="float" office:value="0.19573528">
            <text:p>0,2</text:p>
          </table:table-cell>
          <table:table-cell office:value-type="float" office:value="-0.01506019">
            <text:p>-0,02</text:p>
          </table:table-cell>
          <table:table-cell office:value-type="float" office:value="-0.39669082">
            <text:p>-0,4</text:p>
          </table:table-cell>
          <table:table-cell office:value-type="float" office:value="-0.02884952">
            <text:p>-0,03</text:p>
          </table:table-cell>
          <table:table-cell office:value-type="float" office:value="0.00991339">
            <text:p>0,01</text:p>
          </table:table-cell>
          <table:table-cell office:value-type="float" office:value="10806.9921875">
            <text:p>10806,99</text:p>
          </table:table-cell>
          <table:table-cell office:value-type="float" office:value="1.70499873">
            <text:p>1,7</text:p>
          </table:table-cell>
          <table:table-cell office:value-type="float" office:value="10.91531658">
            <text:p>10,92</text:p>
          </table:table-cell>
          <table:table-cell office:value-type="float" office:value="7">
            <text:p>7</text:p>
          </table:table-cell>
          <table:table-cell office:value-type="float" office:value="19.35663986">
            <text:p>19,36</text:p>
          </table:table-cell>
          <table:table-cell office:value-type="float" office:value="0.08974256">
            <text:p>0,09</text:p>
          </table:table-cell>
          <table:table-cell/>
          <table:table-cell office:value-type="float" office:value="0.39669082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42216873">
            <text:p>18,42</text:p>
          </table:table-cell>
          <table:table-cell office:value-type="float" office:value="-0.24324194">
            <text:p>-0,24</text:p>
          </table:table-cell>
          <table:table-cell office:value-type="float" office:value="-0.2146201">
            <text:p>-0,21</text:p>
          </table:table-cell>
          <table:table-cell office:value-type="float" office:value="0.19471948">
            <text:p>0,19</text:p>
          </table:table-cell>
          <table:table-cell office:value-type="float" office:value="-0.00802485">
            <text:p>-0,01</text:p>
          </table:table-cell>
          <table:table-cell office:value-type="float" office:value="-0.39317533">
            <text:p>-0,39</text:p>
          </table:table-cell>
          <table:table-cell office:value-type="float" office:value="-0.02130511">
            <text:p>-0,02</text:p>
          </table:table-cell>
          <table:table-cell office:value-type="float" office:value="0.00825005">
            <text:p>0,01</text:p>
          </table:table-cell>
          <table:table-cell office:value-type="float" office:value="10776.171875">
            <text:p>10776,17</text:p>
          </table:table-cell>
          <table:table-cell office:value-type="float" office:value="1.70150757">
            <text:p>1,7</text:p>
          </table:table-cell>
          <table:table-cell office:value-type="float" office:value="10.91436481">
            <text:p>10,91</text:p>
          </table:table-cell>
          <table:table-cell office:value-type="float" office:value="8">
            <text:p>8</text:p>
          </table:table-cell>
          <table:table-cell office:value-type="float" office:value="18.42216873">
            <text:p>18,42</text:p>
          </table:table-cell>
          <table:table-cell office:value-type="float" office:value="0.09752014">
            <text:p>0,1</text:p>
          </table:table-cell>
          <table:table-cell/>
          <table:table-cell office:value-type="float" office:value="0.39317533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2353516">
            <text:p>19,12</text:p>
          </table:table-cell>
          <table:table-cell office:value-type="float" office:value="-0.23631661">
            <text:p>-0,24</text:p>
          </table:table-cell>
          <table:table-cell office:value-type="float" office:value="-0.21070486">
            <text:p>-0,21</text:p>
          </table:table-cell>
          <table:table-cell office:value-type="float" office:value="0.20045039">
            <text:p>0,2</text:p>
          </table:table-cell>
          <table:table-cell office:value-type="float" office:value="-0.00282346">
            <text:p>0</text:p>
          </table:table-cell>
          <table:table-cell office:value-type="float" office:value="-0.39437231">
            <text:p>-0,39</text:p>
          </table:table-cell>
          <table:table-cell office:value-type="float" office:value="-0.01356455">
            <text:p>-0,01</text:p>
          </table:table-cell>
          <table:table-cell office:value-type="float" office:value="0.00607247">
            <text:p>0,01</text:p>
          </table:table-cell>
          <table:table-cell office:value-type="float" office:value="10757.8125">
            <text:p>10757,81</text:p>
          </table:table-cell>
          <table:table-cell office:value-type="float" office:value="1.69694817">
            <text:p>1,7</text:p>
          </table:table-cell>
          <table:table-cell office:value-type="float" office:value="10.91590214">
            <text:p>10,92</text:p>
          </table:table-cell>
          <table:table-cell office:value-type="float" office:value="9">
            <text:p>9</text:p>
          </table:table-cell>
          <table:table-cell office:value-type="float" office:value="19.12353516">
            <text:p>19,12</text:p>
          </table:table-cell>
          <table:table-cell office:value-type="float" office:value="0.10940173">
            <text:p>0,11</text:p>
          </table:table-cell>
          <table:table-cell/>
          <table:table-cell office:value-type="float" office:value="0.39437231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48515701">
            <text:p>19,49</text:p>
          </table:table-cell>
          <table:table-cell office:value-type="float" office:value="-0.22802329">
            <text:p>-0,23</text:p>
          </table:table-cell>
          <table:table-cell office:value-type="float" office:value="-0.20934457">
            <text:p>-0,21</text:p>
          </table:table-cell>
          <table:table-cell office:value-type="float" office:value="0.20400821">
            <text:p>0,2</text:p>
          </table:table-cell>
          <table:table-cell office:value-type="float" office:value="0.00193757">
            <text:p>0</text:p>
          </table:table-cell>
          <table:table-cell office:value-type="float" office:value="-0.39133966">
            <text:p>-0,39</text:p>
          </table:table-cell>
          <table:table-cell office:value-type="float" office:value="-0.0057312">
            <text:p>-0,01</text:p>
          </table:table-cell>
          <table:table-cell office:value-type="float" office:value="0.00375204">
            <text:p>0</text:p>
          </table:table-cell>
          <table:table-cell office:value-type="float" office:value="10756.85546875">
            <text:p>10756,86</text:p>
          </table:table-cell>
          <table:table-cell office:value-type="float" office:value="1.70179439">
            <text:p>1,7</text:p>
          </table:table-cell>
          <table:table-cell office:value-type="float" office:value="10.9139986">
            <text:p>10,91</text:p>
          </table:table-cell>
          <table:table-cell office:value-type="float" office:value="10">
            <text:p>10</text:p>
          </table:table-cell>
          <table:table-cell office:value-type="float" office:value="19.48515701">
            <text:p>19,49</text:p>
          </table:table-cell>
          <table:table-cell office:value-type="float" office:value="0.1190061">
            <text:p>0,12</text:p>
          </table:table-cell>
          <table:table-cell/>
          <table:table-cell office:value-type="float" office:value="0.39133966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45166016">
            <text:p>19,45</text:p>
          </table:table-cell>
          <table:table-cell office:value-type="float" office:value="-0.22715825">
            <text:p>-0,23</text:p>
          </table:table-cell>
          <table:table-cell office:value-type="float" office:value="-0.20265855">
            <text:p>-0,2</text:p>
          </table:table-cell>
          <table:table-cell office:value-type="float" office:value="0.21607646">
            <text:p>0,22</text:p>
          </table:table-cell>
          <table:table-cell office:value-type="float" office:value="0.00461597">
            <text:p>0</text:p>
          </table:table-cell>
          <table:table-cell office:value-type="float" office:value="-0.39191803">
            <text:p>-0,39</text:p>
          </table:table-cell>
          <table:table-cell office:value-type="float" office:value="0.00172572">
            <text:p>0</text:p>
          </table:table-cell>
          <table:table-cell office:value-type="float" office:value="0.00049519">
            <text:p>0</text:p>
          </table:table-cell>
          <table:table-cell office:value-type="float" office:value="10765.13671875">
            <text:p>10765,14</text:p>
          </table:table-cell>
          <table:table-cell office:value-type="float" office:value="1.71065676">
            <text:p>1,71</text:p>
          </table:table-cell>
          <table:table-cell office:value-type="float" office:value="10.91414452">
            <text:p>10,91</text:p>
          </table:table-cell>
          <table:table-cell office:value-type="float" office:value="11">
            <text:p>11</text:p>
          </table:table-cell>
          <table:table-cell office:value-type="float" office:value="19.45166016">
            <text:p>19,45</text:p>
          </table:table-cell>
          <table:table-cell office:value-type="float" office:value="0.12946631">
            <text:p>0,13</text:p>
          </table:table-cell>
          <table:table-cell/>
          <table:table-cell office:value-type="float" office:value="0.39191803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8662033">
            <text:p>19,09</text:p>
          </table:table-cell>
          <table:table-cell office:value-type="float" office:value="-0.22750527">
            <text:p>-0,23</text:p>
          </table:table-cell>
          <table:table-cell office:value-type="float" office:value="-0.19341759">
            <text:p>-0,19</text:p>
          </table:table-cell>
          <table:table-cell office:value-type="float" office:value="0.23256673">
            <text:p>0,23</text:p>
          </table:table-cell>
          <table:table-cell office:value-type="float" office:value="0.00535681">
            <text:p>0,01</text:p>
          </table:table-cell>
          <table:table-cell office:value-type="float" office:value="-0.39560449">
            <text:p>-0,4</text:p>
          </table:table-cell>
          <table:table-cell office:value-type="float" office:value="0.00937881">
            <text:p>0,01</text:p>
          </table:table-cell>
          <table:table-cell office:value-type="float" office:value="-0.00224742">
            <text:p>0</text:p>
          </table:table-cell>
          <table:table-cell office:value-type="float" office:value="10772.1875">
            <text:p>10772,19</text:p>
          </table:table-cell>
          <table:table-cell office:value-type="float" office:value="1.7182312">
            <text:p>1,72</text:p>
          </table:table-cell>
          <table:table-cell office:value-type="float" office:value="10.91267967">
            <text:p>10,91</text:p>
          </table:table-cell>
          <table:table-cell office:value-type="float" office:value="12">
            <text:p>12</text:p>
          </table:table-cell>
          <table:table-cell office:value-type="float" office:value="19.08662033">
            <text:p>19,09</text:p>
          </table:table-cell>
          <table:table-cell office:value-type="float" office:value="0.14072229">
            <text:p>0,14</text:p>
          </table:table-cell>
          <table:table-cell/>
          <table:table-cell office:value-type="float" office:value="0.39560449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0664139">
            <text:p>19,01</text:p>
          </table:table-cell>
          <table:table-cell office:value-type="float" office:value="-0.22292359">
            <text:p>-0,22</text:p>
          </table:table-cell>
          <table:table-cell office:value-type="float" office:value="-0.18998925">
            <text:p>-0,19</text:p>
          </table:table-cell>
          <table:table-cell office:value-type="float" office:value="0.24234565">
            <text:p>0,24</text:p>
          </table:table-cell>
          <table:table-cell office:value-type="float" office:value="0.01029398">
            <text:p>0,01</text:p>
          </table:table-cell>
          <table:table-cell office:value-type="float" office:value="-0.39927587">
            <text:p>-0,4</text:p>
          </table:table-cell>
          <table:table-cell office:value-type="float" office:value="0.01702395">
            <text:p>0,02</text:p>
          </table:table-cell>
          <table:table-cell office:value-type="float" office:value="-0.00569155">
            <text:p>-0,01</text:p>
          </table:table-cell>
          <table:table-cell office:value-type="float" office:value="10766.5234375">
            <text:p>10766,52</text:p>
          </table:table-cell>
          <table:table-cell office:value-type="float" office:value="1.72009277">
            <text:p>1,72</text:p>
          </table:table-cell>
          <table:table-cell office:value-type="float" office:value="10.91158104">
            <text:p>10,91</text:p>
          </table:table-cell>
          <table:table-cell office:value-type="float" office:value="13">
            <text:p>13</text:p>
          </table:table-cell>
          <table:table-cell office:value-type="float" office:value="19.00664139">
            <text:p>19,01</text:p>
          </table:table-cell>
          <table:table-cell office:value-type="float" office:value="0.15393518">
            <text:p>0,15</text:p>
          </table:table-cell>
          <table:table-cell/>
          <table:table-cell office:value-type="float" office:value="0.39927587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9960938">
            <text:p>19,1</text:p>
          </table:table-cell>
          <table:table-cell office:value-type="float" office:value="-0.21375518">
            <text:p>-0,21</text:p>
          </table:table-cell>
          <table:table-cell office:value-type="float" office:value="-0.18777564">
            <text:p>-0,19</text:p>
          </table:table-cell>
          <table:table-cell office:value-type="float" office:value="0.24626733">
            <text:p>0,25</text:p>
          </table:table-cell>
          <table:table-cell office:value-type="float" office:value="0.0176298">
            <text:p>0,02</text:p>
          </table:table-cell>
          <table:table-cell office:value-type="float" office:value="-0.39911997">
            <text:p>-0,4</text:p>
          </table:table-cell>
          <table:table-cell office:value-type="float" office:value="0.02457365">
            <text:p>0,02</text:p>
          </table:table-cell>
          <table:table-cell office:value-type="float" office:value="-0.00924044">
            <text:p>-0,01</text:p>
          </table:table-cell>
          <table:table-cell office:value-type="float" office:value="10756.8359375">
            <text:p>10756,84</text:p>
          </table:table-cell>
          <table:table-cell office:value-type="float" office:value="1.71931148">
            <text:p>1,72</text:p>
          </table:table-cell>
          <table:table-cell office:value-type="float" office:value="10.91177177">
            <text:p>10,91</text:p>
          </table:table-cell>
          <table:table-cell office:value-type="float" office:value="14">
            <text:p>14</text:p>
          </table:table-cell>
          <table:table-cell office:value-type="float" office:value="19.09960938">
            <text:p>19,1</text:p>
          </table:table-cell>
          <table:table-cell office:value-type="float" office:value="0.1644104">
            <text:p>0,16</text:p>
          </table:table-cell>
          <table:table-cell/>
          <table:table-cell office:value-type="float" office:value="0.39911997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4248123">
            <text:p>19,24</text:p>
          </table:table-cell>
          <table:table-cell office:value-type="float" office:value="-0.20612574">
            <text:p>-0,21</text:p>
          </table:table-cell>
          <table:table-cell office:value-type="float" office:value="-0.18376002">
            <text:p>-0,18</text:p>
          </table:table-cell>
          <table:table-cell office:value-type="float" office:value="0.25146762">
            <text:p>0,25</text:p>
          </table:table-cell>
          <table:table-cell office:value-type="float" office:value="0.02265504">
            <text:p>0,02</text:p>
          </table:table-cell>
          <table:table-cell office:value-type="float" office:value="-0.39811411">
            <text:p>-0,4</text:p>
          </table:table-cell>
          <table:table-cell office:value-type="float" office:value="0.03190598">
            <text:p>0,03</text:p>
          </table:table-cell>
          <table:table-cell office:value-type="float" office:value="-0.01299883">
            <text:p>-0,01</text:p>
          </table:table-cell>
          <table:table-cell office:value-type="float" office:value="10741.5625">
            <text:p>10741,56</text:p>
          </table:table-cell>
          <table:table-cell office:value-type="float" office:value="1.72141719">
            <text:p>1,72</text:p>
          </table:table-cell>
          <table:table-cell office:value-type="float" office:value="10.91187382">
            <text:p>10,91</text:p>
          </table:table-cell>
          <table:table-cell office:value-type="float" office:value="15">
            <text:p>15</text:p>
          </table:table-cell>
          <table:table-cell office:value-type="float" office:value="19.24248123">
            <text:p>19,24</text:p>
          </table:table-cell>
          <table:table-cell office:value-type="float" office:value="0.17554127">
            <text:p>0,18</text:p>
          </table:table-cell>
          <table:table-cell/>
          <table:table-cell office:value-type="float" office:value="0.39811411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2675705">
            <text:p>19,23</text:p>
          </table:table-cell>
          <table:table-cell office:value-type="float" office:value="-0.19710821">
            <text:p>-0,2</text:p>
          </table:table-cell>
          <table:table-cell office:value-type="float" office:value="-0.18152632">
            <text:p>-0,18</text:p>
          </table:table-cell>
          <table:table-cell office:value-type="float" office:value="0.25602099">
            <text:p>0,26</text:p>
          </table:table-cell>
          <table:table-cell office:value-type="float" office:value="0.02871124">
            <text:p>0,03</text:p>
          </table:table-cell>
          <table:table-cell office:value-type="float" office:value="-0.39659527">
            <text:p>-0,4</text:p>
          </table:table-cell>
          <table:table-cell office:value-type="float" office:value="0.03940001">
            <text:p>0,04</text:p>
          </table:table-cell>
          <table:table-cell office:value-type="float" office:value="-0.01723336">
            <text:p>-0,02</text:p>
          </table:table-cell>
          <table:table-cell office:value-type="float" office:value="10732.32421875">
            <text:p>10732,32</text:p>
          </table:table-cell>
          <table:table-cell office:value-type="float" office:value="1.72244263">
            <text:p>1,72</text:p>
          </table:table-cell>
          <table:table-cell office:value-type="float" office:value="10.91124439">
            <text:p>10,91</text:p>
          </table:table-cell>
          <table:table-cell office:value-type="float" office:value="16">
            <text:p>16</text:p>
          </table:table-cell>
          <table:table-cell office:value-type="float" office:value="19.22675705">
            <text:p>19,23</text:p>
          </table:table-cell>
          <table:table-cell office:value-type="float" office:value="0.18545593">
            <text:p>0,19</text:p>
          </table:table-cell>
          <table:table-cell/>
          <table:table-cell office:value-type="float" office:value="0.39659527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9806633">
            <text:p>18,98</text:p>
          </table:table-cell>
          <table:table-cell office:value-type="float" office:value="-0.18786938">
            <text:p>-0,19</text:p>
          </table:table-cell>
          <table:table-cell office:value-type="float" office:value="-0.18133056">
            <text:p>-0,18</text:p>
          </table:table-cell>
          <table:table-cell office:value-type="float" office:value="0.25780496">
            <text:p>0,26</text:p>
          </table:table-cell>
          <table:table-cell office:value-type="float" office:value="0.0374562">
            <text:p>0,04</text:p>
          </table:table-cell>
          <table:table-cell office:value-type="float" office:value="-0.39489537">
            <text:p>-0,39</text:p>
          </table:table-cell>
          <table:table-cell office:value-type="float" office:value="0.04742688">
            <text:p>0,05</text:p>
          </table:table-cell>
          <table:table-cell office:value-type="float" office:value="-0.02178216">
            <text:p>-0,02</text:p>
          </table:table-cell>
          <table:table-cell office:value-type="float" office:value="10725.7421875">
            <text:p>10725,74</text:p>
          </table:table-cell>
          <table:table-cell office:value-type="float" office:value="1.72518921">
            <text:p>1,73</text:p>
          </table:table-cell>
          <table:table-cell office:value-type="float" office:value="10.90980911">
            <text:p>10,91</text:p>
          </table:table-cell>
          <table:table-cell office:value-type="float" office:value="17">
            <text:p>17</text:p>
          </table:table-cell>
          <table:table-cell office:value-type="float" office:value="18.9806633">
            <text:p>18,98</text:p>
          </table:table-cell>
          <table:table-cell office:value-type="float" office:value="0.19724244">
            <text:p>0,2</text:p>
          </table:table-cell>
          <table:table-cell/>
          <table:table-cell office:value-type="float" office:value="0.39489537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72021484">
            <text:p>18,72</text:p>
          </table:table-cell>
          <table:table-cell office:value-type="float" office:value="-0.18043607">
            <text:p>-0,18</text:p>
          </table:table-cell>
          <table:table-cell office:value-type="float" office:value="-0.1784092">
            <text:p>-0,18</text:p>
          </table:table-cell>
          <table:table-cell office:value-type="float" office:value="0.26210567">
            <text:p>0,26</text:p>
          </table:table-cell>
          <table:table-cell office:value-type="float" office:value="0.04327409">
            <text:p>0,04</text:p>
          </table:table-cell>
          <table:table-cell office:value-type="float" office:value="-0.39263722">
            <text:p>-0,39</text:p>
          </table:table-cell>
          <table:table-cell office:value-type="float" office:value="0.05492621">
            <text:p>0,05</text:p>
          </table:table-cell>
          <table:table-cell office:value-type="float" office:value="-0.02671822">
            <text:p>-0,03</text:p>
          </table:table-cell>
          <table:table-cell office:value-type="float" office:value="10704.74609375">
            <text:p>10704,75</text:p>
          </table:table-cell>
          <table:table-cell office:value-type="float" office:value="1.72527468">
            <text:p>1,73</text:p>
          </table:table-cell>
          <table:table-cell office:value-type="float" office:value="10.90973568">
            <text:p>10,91</text:p>
          </table:table-cell>
          <table:table-cell office:value-type="float" office:value="18">
            <text:p>18</text:p>
          </table:table-cell>
          <table:table-cell office:value-type="float" office:value="18.72021484">
            <text:p>18,72</text:p>
          </table:table-cell>
          <table:table-cell office:value-type="float" office:value="0.20903394">
            <text:p>0,21</text:p>
          </table:table-cell>
          <table:table-cell/>
          <table:table-cell office:value-type="float" office:value="0.39263722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76738358">
            <text:p>18,77</text:p>
          </table:table-cell>
          <table:table-cell office:value-type="float" office:value="-0.16984439">
            <text:p>-0,17</text:p>
          </table:table-cell>
          <table:table-cell office:value-type="float" office:value="-0.17725471">
            <text:p>-0,18</text:p>
          </table:table-cell>
          <table:table-cell office:value-type="float" office:value="0.2660324">
            <text:p>0,27</text:p>
          </table:table-cell>
          <table:table-cell office:value-type="float" office:value="0.05189471">
            <text:p>0,05</text:p>
          </table:table-cell>
          <table:table-cell office:value-type="float" office:value="-0.39136982">
            <text:p>-0,39</text:p>
          </table:table-cell>
          <table:table-cell office:value-type="float" office:value="0.06224529">
            <text:p>0,06</text:p>
          </table:table-cell>
          <table:table-cell office:value-type="float" office:value="-0.03189236">
            <text:p>-0,03</text:p>
          </table:table-cell>
          <table:table-cell office:value-type="float" office:value="10703.0078125">
            <text:p>10703,01</text:p>
          </table:table-cell>
          <table:table-cell office:value-type="float" office:value="1.72806394">
            <text:p>1,73</text:p>
          </table:table-cell>
          <table:table-cell office:value-type="float" office:value="10.91121483">
            <text:p>10,91</text:p>
          </table:table-cell>
          <table:table-cell office:value-type="float" office:value="19">
            <text:p>19</text:p>
          </table:table-cell>
          <table:table-cell office:value-type="float" office:value="18.76738358">
            <text:p>18,77</text:p>
          </table:table-cell>
          <table:table-cell office:value-type="float" office:value="0.21947412">
            <text:p>0,22</text:p>
          </table:table-cell>
          <table:table-cell/>
          <table:table-cell office:value-type="float" office:value="0.39136982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4276371">
            <text:p>18,43</text:p>
          </table:table-cell>
          <table:table-cell office:value-type="float" office:value="-0.16121915">
            <text:p>-0,16</text:p>
          </table:table-cell>
          <table:table-cell office:value-type="float" office:value="-0.1751214">
            <text:p>-0,18</text:p>
          </table:table-cell>
          <table:table-cell office:value-type="float" office:value="0.26841268">
            <text:p>0,27</text:p>
          </table:table-cell>
          <table:table-cell office:value-type="float" office:value="0.05812187">
            <text:p>0,06</text:p>
          </table:table-cell>
          <table:table-cell office:value-type="float" office:value="-0.38896078">
            <text:p>-0,39</text:p>
          </table:table-cell>
          <table:table-cell office:value-type="float" office:value="0.06962799">
            <text:p>0,07</text:p>
          </table:table-cell>
          <table:table-cell office:value-type="float" office:value="-0.03717759">
            <text:p>-0,04</text:p>
          </table:table-cell>
          <table:table-cell office:value-type="float" office:value="10686.69921875">
            <text:p>10686,7</text:p>
          </table:table-cell>
          <table:table-cell office:value-type="float" office:value="1.72880244">
            <text:p>1,73</text:p>
          </table:table-cell>
          <table:table-cell office:value-type="float" office:value="10.90929604">
            <text:p>10,91</text:p>
          </table:table-cell>
          <table:table-cell office:value-type="float" office:value="20">
            <text:p>20</text:p>
          </table:table-cell>
          <table:table-cell office:value-type="float" office:value="18.4276371">
            <text:p>18,43</text:p>
          </table:table-cell>
          <table:table-cell office:value-type="float" office:value="0.23189624">
            <text:p>0,23</text:p>
          </table:table-cell>
          <table:table-cell/>
          <table:table-cell office:value-type="float" office:value="0.38896078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5380821">
            <text:p>19,05</text:p>
          </table:table-cell>
          <table:table-cell office:value-type="float" office:value="-0.15362993">
            <text:p>-0,15</text:p>
          </table:table-cell>
          <table:table-cell office:value-type="float" office:value="-0.17175832">
            <text:p>-0,17</text:p>
          </table:table-cell>
          <table:table-cell office:value-type="float" office:value="0.27586186">
            <text:p>0,28</text:p>
          </table:table-cell>
          <table:table-cell office:value-type="float" office:value="0.06737453">
            <text:p>0,07</text:p>
          </table:table-cell>
          <table:table-cell office:value-type="float" office:value="-0.39445278">
            <text:p>-0,39</text:p>
          </table:table-cell>
          <table:table-cell office:value-type="float" office:value="0.07567199">
            <text:p>0,08</text:p>
          </table:table-cell>
          <table:table-cell office:value-type="float" office:value="-0.04188193">
            <text:p>-0,04</text:p>
          </table:table-cell>
          <table:table-cell office:value-type="float" office:value="10675.0390625">
            <text:p>10675,04</text:p>
          </table:table-cell>
          <table:table-cell office:value-type="float" office:value="1.7296387">
            <text:p>1,73</text:p>
          </table:table-cell>
          <table:table-cell office:value-type="float" office:value="10.91115665">
            <text:p>10,91</text:p>
          </table:table-cell>
          <table:table-cell office:value-type="float" office:value="21">
            <text:p>21</text:p>
          </table:table-cell>
          <table:table-cell office:value-type="float" office:value="19.05380821">
            <text:p>19,05</text:p>
          </table:table-cell>
          <table:table-cell office:value-type="float" office:value="0.2506195">
            <text:p>0,25</text:p>
          </table:table-cell>
          <table:table-cell/>
          <table:table-cell office:value-type="float" office:value="0.39445278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38046837">
            <text:p>18,38</text:p>
          </table:table-cell>
          <table:table-cell office:value-type="float" office:value="-0.14594516">
            <text:p>-0,15</text:p>
          </table:table-cell>
          <table:table-cell office:value-type="float" office:value="-0.16754191">
            <text:p>-0,17</text:p>
          </table:table-cell>
          <table:table-cell office:value-type="float" office:value="0.27807033">
            <text:p>0,28</text:p>
          </table:table-cell>
          <table:table-cell office:value-type="float" office:value="0.06986643">
            <text:p>0,07</text:p>
          </table:table-cell>
          <table:table-cell office:value-type="float" office:value="-0.38759786">
            <text:p>-0,39</text:p>
          </table:table-cell>
          <table:table-cell office:value-type="float" office:value="0.08265971">
            <text:p>0,08</text:p>
          </table:table-cell>
          <table:table-cell office:value-type="float" office:value="-0.04777029">
            <text:p>-0,05</text:p>
          </table:table-cell>
          <table:table-cell office:value-type="float" office:value="10665.7421875">
            <text:p>10665,74</text:p>
          </table:table-cell>
          <table:table-cell office:value-type="float" office:value="1.73038936">
            <text:p>1,73</text:p>
          </table:table-cell>
          <table:table-cell office:value-type="float" office:value="10.91014576">
            <text:p>10,91</text:p>
          </table:table-cell>
          <table:table-cell office:value-type="float" office:value="22">
            <text:p>22</text:p>
          </table:table-cell>
          <table:table-cell office:value-type="float" office:value="18.38046837">
            <text:p>18,38</text:p>
          </table:table-cell>
          <table:table-cell office:value-type="float" office:value="0.25759131">
            <text:p>0,26</text:p>
          </table:table-cell>
          <table:table-cell/>
          <table:table-cell office:value-type="float" office:value="0.38759786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7343712">
            <text:p>19,17</text:p>
          </table:table-cell>
          <table:table-cell office:value-type="float" office:value="-0.13801396">
            <text:p>-0,14</text:p>
          </table:table-cell>
          <table:table-cell office:value-type="float" office:value="-0.16012305">
            <text:p>-0,16</text:p>
          </table:table-cell>
          <table:table-cell office:value-type="float" office:value="0.28244179">
            <text:p>0,28</text:p>
          </table:table-cell>
          <table:table-cell office:value-type="float" office:value="0.07409903">
            <text:p>0,07</text:p>
          </table:table-cell>
          <table:table-cell office:value-type="float" office:value="-0.3848418">
            <text:p>-0,38</text:p>
          </table:table-cell>
          <table:table-cell office:value-type="float" office:value="0.09003975">
            <text:p>0,09</text:p>
          </table:table-cell>
          <table:table-cell office:value-type="float" office:value="-0.05384275">
            <text:p>-0,05</text:p>
          </table:table-cell>
          <table:table-cell office:value-type="float" office:value="10646.23046875">
            <text:p>10646,23</text:p>
          </table:table-cell>
          <table:table-cell office:value-type="float" office:value="1.72648311">
            <text:p>1,73</text:p>
          </table:table-cell>
          <table:table-cell office:value-type="float" office:value="10.91033649">
            <text:p>10,91</text:p>
          </table:table-cell>
          <table:table-cell office:value-type="float" office:value="23">
            <text:p>23</text:p>
          </table:table-cell>
          <table:table-cell office:value-type="float" office:value="19.17343712">
            <text:p>19,17</text:p>
          </table:table-cell>
          <table:table-cell office:value-type="float" office:value="0.26922265">
            <text:p>0,27</text:p>
          </table:table-cell>
          <table:table-cell/>
          <table:table-cell office:value-type="float" office:value="0.3848418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4404297">
            <text:p>19,14</text:p>
          </table:table-cell>
          <table:table-cell office:value-type="float" office:value="-0.13121435">
            <text:p>-0,13</text:p>
          </table:table-cell>
          <table:table-cell office:value-type="float" office:value="-0.15588154">
            <text:p>-0,16</text:p>
          </table:table-cell>
          <table:table-cell office:value-type="float" office:value="0.28840011">
            <text:p>0,29</text:p>
          </table:table-cell>
          <table:table-cell office:value-type="float" office:value="0.07889633">
            <text:p>0,08</text:p>
          </table:table-cell>
          <table:table-cell office:value-type="float" office:value="-0.40265557">
            <text:p>-0,4</text:p>
          </table:table-cell>
          <table:table-cell office:value-type="float" office:value="0.09747016">
            <text:p>0,1</text:p>
          </table:table-cell>
          <table:table-cell office:value-type="float" office:value="-0.06015329">
            <text:p>-0,06</text:p>
          </table:table-cell>
          <table:table-cell office:value-type="float" office:value="10646.09375">
            <text:p>10646,09</text:p>
          </table:table-cell>
          <table:table-cell office:value-type="float" office:value="1.73605347">
            <text:p>1,74</text:p>
          </table:table-cell>
          <table:table-cell office:value-type="float" office:value="10.90851974">
            <text:p>10,91</text:p>
          </table:table-cell>
          <table:table-cell office:value-type="float" office:value="24">
            <text:p>24</text:p>
          </table:table-cell>
          <table:table-cell office:value-type="float" office:value="19.14404297">
            <text:p>19,14</text:p>
          </table:table-cell>
          <table:table-cell office:value-type="float" office:value="0.31214452">
            <text:p>0,31</text:p>
          </table:table-cell>
          <table:table-cell/>
          <table:table-cell office:value-type="float" office:value="0.40265557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78173828">
            <text:p>18,78</text:p>
          </table:table-cell>
          <table:table-cell office:value-type="float" office:value="-0.12155811">
            <text:p>-0,12</text:p>
          </table:table-cell>
          <table:table-cell office:value-type="float" office:value="-0.1509624">
            <text:p>-0,15</text:p>
          </table:table-cell>
          <table:table-cell office:value-type="float" office:value="0.28899142">
            <text:p>0,29</text:p>
          </table:table-cell>
          <table:table-cell office:value-type="float" office:value="0.08376098">
            <text:p>0,08</text:p>
          </table:table-cell>
          <table:table-cell office:value-type="float" office:value="-0.40481818">
            <text:p>-0,4</text:p>
          </table:table-cell>
          <table:table-cell office:value-type="float" office:value="0.104495">
            <text:p>0,1</text:p>
          </table:table-cell>
          <table:table-cell office:value-type="float" office:value="-0.0669622">
            <text:p>-0,07</text:p>
          </table:table-cell>
          <table:table-cell office:value-type="float" office:value="10596.58203125">
            <text:p>10596,58</text:p>
          </table:table-cell>
          <table:table-cell office:value-type="float" office:value="1.72955322">
            <text:p>1,73</text:p>
          </table:table-cell>
          <table:table-cell office:value-type="float" office:value="10.9101162">
            <text:p>10,91</text:p>
          </table:table-cell>
          <table:table-cell office:value-type="float" office:value="25">
            <text:p>25</text:p>
          </table:table-cell>
          <table:table-cell office:value-type="float" office:value="18.78173828">
            <text:p>18,78</text:p>
          </table:table-cell>
          <table:table-cell office:value-type="float" office:value="0.33105299">
            <text:p>0,33</text:p>
          </table:table-cell>
          <table:table-cell/>
          <table:table-cell office:value-type="float" office:value="0.40481818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0185585">
            <text:p>19</text:p>
          </table:table-cell>
          <table:table-cell office:value-type="float" office:value="-0.11287754">
            <text:p>-0,11</text:p>
          </table:table-cell>
          <table:table-cell office:value-type="float" office:value="-0.14914533">
            <text:p>-0,15</text:p>
          </table:table-cell>
          <table:table-cell office:value-type="float" office:value="0.29358017">
            <text:p>0,29</text:p>
          </table:table-cell>
          <table:table-cell office:value-type="float" office:value="0.09283232">
            <text:p>0,09</text:p>
          </table:table-cell>
          <table:table-cell office:value-type="float" office:value="-0.407368">
            <text:p>-0,41</text:p>
          </table:table-cell>
          <table:table-cell office:value-type="float" office:value="0.11122028">
            <text:p>0,11</text:p>
          </table:table-cell>
          <table:table-cell office:value-type="float" office:value="-0.07340924">
            <text:p>-0,07</text:p>
          </table:table-cell>
          <table:table-cell office:value-type="float" office:value="10609.58984375">
            <text:p>10609,59</text:p>
          </table:table-cell>
          <table:table-cell office:value-type="float" office:value="1.73737788">
            <text:p>1,74</text:p>
          </table:table-cell>
          <table:table-cell office:value-type="float" office:value="10.90856361">
            <text:p>10,91</text:p>
          </table:table-cell>
          <table:table-cell office:value-type="float" office:value="26">
            <text:p>26</text:p>
          </table:table-cell>
          <table:table-cell office:value-type="float" office:value="19.00185585">
            <text:p>19</text:p>
          </table:table-cell>
          <table:table-cell office:value-type="float" office:value="0.35006654">
            <text:p>0,35</text:p>
          </table:table-cell>
          <table:table-cell/>
          <table:table-cell office:value-type="float" office:value="0.407368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5370121">
            <text:p>18,54</text:p>
          </table:table-cell>
          <table:table-cell office:value-type="float" office:value="-0.09987178">
            <text:p>-0,1</text:p>
          </table:table-cell>
          <table:table-cell office:value-type="float" office:value="-0.15020445">
            <text:p>-0,15</text:p>
          </table:table-cell>
          <table:table-cell office:value-type="float" office:value="0.28898129">
            <text:p>0,29</text:p>
          </table:table-cell>
          <table:table-cell office:value-type="float" office:value="0.10430749">
            <text:p>0,1</text:p>
          </table:table-cell>
          <table:table-cell office:value-type="float" office:value="-0.40744847">
            <text:p>-0,41</text:p>
          </table:table-cell>
          <table:table-cell office:value-type="float" office:value="0.11784217">
            <text:p>0,12</text:p>
          </table:table-cell>
          <table:table-cell office:value-type="float" office:value="-0.08048162">
            <text:p>-0,08</text:p>
          </table:table-cell>
          <table:table-cell office:value-type="float" office:value="10597.1484375">
            <text:p>10597,15</text:p>
          </table:table-cell>
          <table:table-cell office:value-type="float" office:value="1.739447">
            <text:p>1,74</text:p>
          </table:table-cell>
          <table:table-cell office:value-type="float" office:value="10.90948677">
            <text:p>10,91</text:p>
          </table:table-cell>
          <table:table-cell office:value-type="float" office:value="27">
            <text:p>27</text:p>
          </table:table-cell>
          <table:table-cell office:value-type="float" office:value="18.5370121">
            <text:p>18,54</text:p>
          </table:table-cell>
          <table:table-cell office:value-type="float" office:value="0.36790892">
            <text:p>0,37</text:p>
          </table:table-cell>
          <table:table-cell/>
          <table:table-cell office:value-type="float" office:value="0.40744847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65185547">
            <text:p>18,65</text:p>
          </table:table-cell>
          <table:table-cell office:value-type="float" office:value="-0.08909399">
            <text:p>-0,09</text:p>
          </table:table-cell>
          <table:table-cell office:value-type="float" office:value="-0.14681627">
            <text:p>-0,15</text:p>
          </table:table-cell>
          <table:table-cell office:value-type="float" office:value="0.28628767">
            <text:p>0,29</text:p>
          </table:table-cell>
          <table:table-cell office:value-type="float" office:value="0.11133247">
            <text:p>0,11</text:p>
          </table:table-cell>
          <table:table-cell office:value-type="float" office:value="-0.40421969">
            <text:p>-0,4</text:p>
          </table:table-cell>
          <table:table-cell office:value-type="float" office:value="0.12493857">
            <text:p>0,12</text:p>
          </table:table-cell>
          <table:table-cell office:value-type="float" office:value="-0.08802062">
            <text:p>-0,09</text:p>
          </table:table-cell>
          <table:table-cell office:value-type="float" office:value="10587.890625">
            <text:p>10587,89</text:p>
          </table:table-cell>
          <table:table-cell office:value-type="float" office:value="1.74062502">
            <text:p>1,74</text:p>
          </table:table-cell>
          <table:table-cell office:value-type="float" office:value="10.90736294">
            <text:p>10,91</text:p>
          </table:table-cell>
          <table:table-cell office:value-type="float" office:value="28">
            <text:p>28</text:p>
          </table:table-cell>
          <table:table-cell office:value-type="float" office:value="18.65185547">
            <text:p>18,65</text:p>
          </table:table-cell>
          <table:table-cell office:value-type="float" office:value="0.38041613">
            <text:p>0,38</text:p>
          </table:table-cell>
          <table:table-cell/>
          <table:table-cell office:value-type="float" office:value="0.40421969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55205154">
            <text:p>18,55</text:p>
          </table:table-cell>
          <table:table-cell office:value-type="float" office:value="-0.08015694">
            <text:p>-0,08</text:p>
          </table:table-cell>
          <table:table-cell office:value-type="float" office:value="-0.14238904">
            <text:p>-0,14</text:p>
          </table:table-cell>
          <table:table-cell office:value-type="float" office:value="0.28597939">
            <text:p>0,29</text:p>
          </table:table-cell>
          <table:table-cell office:value-type="float" office:value="0.12085453">
            <text:p>0,12</text:p>
          </table:table-cell>
          <table:table-cell office:value-type="float" office:value="-0.40274107">
            <text:p>-0,4</text:p>
          </table:table-cell>
          <table:table-cell office:value-type="float" office:value="0.13208535">
            <text:p>0,13</text:p>
          </table:table-cell>
          <table:table-cell office:value-type="float" office:value="-0.09577865">
            <text:p>-0,1</text:p>
          </table:table-cell>
          <table:table-cell office:value-type="float" office:value="10566.34765625">
            <text:p>10566,35</text:p>
          </table:table-cell>
          <table:table-cell office:value-type="float" office:value="1.74016726">
            <text:p>1,74</text:p>
          </table:table-cell>
          <table:table-cell office:value-type="float" office:value="10.90843201">
            <text:p>10,91</text:p>
          </table:table-cell>
          <table:table-cell office:value-type="float" office:value="29">
            <text:p>29</text:p>
          </table:table-cell>
          <table:table-cell office:value-type="float" office:value="18.55205154">
            <text:p>18,55</text:p>
          </table:table-cell>
          <table:table-cell office:value-type="float" office:value="0.39542577">
            <text:p>0,4</text:p>
          </table:table-cell>
          <table:table-cell/>
          <table:table-cell office:value-type="float" office:value="0.40274107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78925705">
            <text:p>18,79</text:p>
          </table:table-cell>
          <table:table-cell office:value-type="float" office:value="-0.0709684">
            <text:p>-0,07</text:p>
          </table:table-cell>
          <table:table-cell office:value-type="float" office:value="-0.13691273">
            <text:p>-0,14</text:p>
          </table:table-cell>
          <table:table-cell office:value-type="float" office:value="0.28529716">
            <text:p>0,29</text:p>
          </table:table-cell>
          <table:table-cell office:value-type="float" office:value="0.12686929">
            <text:p>0,13</text:p>
          </table:table-cell>
          <table:table-cell office:value-type="float" office:value="-0.39696744">
            <text:p>-0,4</text:p>
          </table:table-cell>
          <table:table-cell office:value-type="float" office:value="0.13897763">
            <text:p>0,14</text:p>
          </table:table-cell>
          <table:table-cell office:value-type="float" office:value="-0.10350176">
            <text:p>-0,1</text:p>
          </table:table-cell>
          <table:table-cell office:value-type="float" office:value="10545.4296875">
            <text:p>10545,43</text:p>
          </table:table-cell>
          <table:table-cell office:value-type="float" office:value="1.74153435">
            <text:p>1,74</text:p>
          </table:table-cell>
          <table:table-cell office:value-type="float" office:value="10.90745068">
            <text:p>10,91</text:p>
          </table:table-cell>
          <table:table-cell office:value-type="float" office:value="30">
            <text:p>30</text:p>
          </table:table-cell>
          <table:table-cell office:value-type="float" office:value="18.78925705">
            <text:p>18,79</text:p>
          </table:table-cell>
          <table:table-cell office:value-type="float" office:value="0.40502015">
            <text:p>0,41</text:p>
          </table:table-cell>
          <table:table-cell/>
          <table:table-cell office:value-type="float" office:value="0.39696744">
            <text:p>0,4</text:p>
          </table:table-cell>
          <table:table-cell table:number-columns-repeated="239"/>
        </table:table-row>
      </table:table>
      <table:table table:name="pgach3060" table:style-name="ta1" table:print="false"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1:31:44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3060V 0P 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8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Ref, Surface: 314,28</text:p>
          </table:table-cell>
          <table:table-cell table:number-columns-repeated="255"/>
        </table:table-row>
        <table:table-row table:style-name="ro1">
          <table:table-cell office:value-type="string">
            <text:p>&gt; Ref, Chord: 2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3060V 0P 0,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36133">
            <text:p>0,62</text:p>
          </table:table-cell>
          <table:table-cell office:value-type="float" office:value="-0.02119729">
            <text:p>-0,02</text:p>
          </table:table-cell>
          <table:table-cell office:value-type="float" office:value="0.06105124">
            <text:p>0,06</text:p>
          </table:table-cell>
          <table:table-cell office:value-type="float" office:value="0.18094334">
            <text:p>0,18</text:p>
          </table:table-cell>
          <table:table-cell office:value-type="float" office:value="-0.14099325">
            <text:p>-0,14</text:p>
          </table:table-cell>
          <table:table-cell office:value-type="float" office:value="-0.13735692">
            <text:p>-0,14</text:p>
          </table:table-cell>
          <table:table-cell office:value-type="float" office:value="-0.12077007">
            <text:p>-0,12</text:p>
          </table:table-cell>
          <table:table-cell office:value-type="float" office:value="0.37746909">
            <text:p>0,38</text:p>
          </table:table-cell>
          <table:table-cell office:value-type="float" office:value="6079.1015625">
            <text:p>6079,1</text:p>
          </table:table-cell>
          <table:table-cell office:value-type="float" office:value="-0.01327515">
            <text:p>-0,01</text:p>
          </table:table-cell>
          <table:table-cell office:value-type="float" office:value="0.00280928">
            <text:p>0</text:p>
          </table:table-cell>
          <table:table-cell office:value-type="float" office:value="-5">
            <text:p>-5</text:p>
          </table:table-cell>
          <table:table-cell office:value-type="float" office:value="0.6203613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788142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3496">
            <text:p>0,63</text:p>
          </table:table-cell>
          <table:table-cell office:value-type="float" office:value="-0.01921871">
            <text:p>-0,02</text:p>
          </table:table-cell>
          <table:table-cell office:value-type="float" office:value="0.05888387">
            <text:p>0,06</text:p>
          </table:table-cell>
          <table:table-cell office:value-type="float" office:value="0.18167888">
            <text:p>0,18</text:p>
          </table:table-cell>
          <table:table-cell office:value-type="float" office:value="-0.14166448">
            <text:p>-0,14</text:p>
          </table:table-cell>
          <table:table-cell office:value-type="float" office:value="-0.13764851">
            <text:p>-0,14</text:p>
          </table:table-cell>
          <table:table-cell office:value-type="float" office:value="-0.13052">
            <text:p>-0,13</text:p>
          </table:table-cell>
          <table:table-cell office:value-type="float" office:value="0.37829757">
            <text:p>0,38</text:p>
          </table:table-cell>
          <table:table-cell office:value-type="float" office:value="5576.171875">
            <text:p>5576,17</text:p>
          </table:table-cell>
          <table:table-cell office:value-type="float" office:value="-0.01341248">
            <text:p>-0,01</text:p>
          </table:table-cell>
          <table:table-cell office:value-type="float" office:value="0.00367354">
            <text:p>0</text:p>
          </table:table-cell>
          <table:table-cell office:value-type="float" office:value="-4">
            <text:p>-4</text:p>
          </table:table-cell>
          <table:table-cell office:value-type="float" office:value="0.633349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880602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437498">
            <text:p>0,63</text:p>
          </table:table-cell>
          <table:table-cell office:value-type="float" office:value="-0.0192509">
            <text:p>-0,02</text:p>
          </table:table-cell>
          <table:table-cell office:value-type="float" office:value="0.05761523">
            <text:p>0,06</text:p>
          </table:table-cell>
          <table:table-cell office:value-type="float" office:value="0.18083227">
            <text:p>0,18</text:p>
          </table:table-cell>
          <table:table-cell office:value-type="float" office:value="-0.14085342">
            <text:p>-0,14</text:p>
          </table:table-cell>
          <table:table-cell office:value-type="float" office:value="-0.13979428">
            <text:p>-0,14</text:p>
          </table:table-cell>
          <table:table-cell office:value-type="float" office:value="-0.12062559">
            <text:p>-0,12</text:p>
          </table:table-cell>
          <table:table-cell office:value-type="float" office:value="0.37950224">
            <text:p>0,38</text:p>
          </table:table-cell>
          <table:table-cell office:value-type="float" office:value="5712.890625">
            <text:p>5712,89</text:p>
          </table:table-cell>
          <table:table-cell office:value-type="float" office:value="-0.01242676">
            <text:p>-0,01</text:p>
          </table:table-cell>
          <table:table-cell office:value-type="float" office:value="0.00335859">
            <text:p>0</text:p>
          </table:table-cell>
          <table:table-cell office:value-type="float" office:value="-3">
            <text:p>-3</text:p>
          </table:table-cell>
          <table:table-cell office:value-type="float" office:value="0.63437498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74726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129884">
            <text:p>0,63</text:p>
          </table:table-cell>
          <table:table-cell office:value-type="float" office:value="-0.01828513">
            <text:p>-0,02</text:p>
          </table:table-cell>
          <table:table-cell office:value-type="float" office:value="0.05659734">
            <text:p>0,06</text:p>
          </table:table-cell>
          <table:table-cell office:value-type="float" office:value="0.1803312">
            <text:p>0,18</text:p>
          </table:table-cell>
          <table:table-cell office:value-type="float" office:value="-0.1390686">
            <text:p>-0,14</text:p>
          </table:table-cell>
          <table:table-cell office:value-type="float" office:value="-0.1427201">
            <text:p>-0,14</text:p>
          </table:table-cell>
          <table:table-cell office:value-type="float" office:value="-0.10748386">
            <text:p>-0,11</text:p>
          </table:table-cell>
          <table:table-cell office:value-type="float" office:value="0.3803831">
            <text:p>0,38</text:p>
          </table:table-cell>
          <table:table-cell office:value-type="float" office:value="5913.0859375">
            <text:p>5913,09</text:p>
          </table:table-cell>
          <table:table-cell office:value-type="float" office:value="-0.0124939">
            <text:p>-0,01</text:p>
          </table:table-cell>
          <table:table-cell office:value-type="float" office:value="0.00392256">
            <text:p>0</text:p>
          </table:table-cell>
          <table:table-cell office:value-type="float" office:value="-2">
            <text:p>-2</text:p>
          </table:table-cell>
          <table:table-cell office:value-type="float" office:value="0.6312988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97106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36035">
            <text:p>0,64</text:p>
          </table:table-cell>
          <table:table-cell office:value-type="float" office:value="-0.01678696">
            <text:p>-0,02</text:p>
          </table:table-cell>
          <table:table-cell office:value-type="float" office:value="0.05575323">
            <text:p>0,06</text:p>
          </table:table-cell>
          <table:table-cell office:value-type="float" office:value="0.18081252">
            <text:p>0,18</text:p>
          </table:table-cell>
          <table:table-cell office:value-type="float" office:value="-0.13824992">
            <text:p>-0,14</text:p>
          </table:table-cell>
          <table:table-cell office:value-type="float" office:value="-0.14395374">
            <text:p>-0,14</text:p>
          </table:table-cell>
          <table:table-cell office:value-type="float" office:value="-0.10988954">
            <text:p>-0,11</text:p>
          </table:table-cell>
          <table:table-cell office:value-type="float" office:value="0.38058308">
            <text:p>0,38</text:p>
          </table:table-cell>
          <table:table-cell office:value-type="float" office:value="6074.21875">
            <text:p>6074,22</text:p>
          </table:table-cell>
          <table:table-cell office:value-type="float" office:value="-0.0128418">
            <text:p>-0,01</text:p>
          </table:table-cell>
          <table:table-cell office:value-type="float" office:value="0.0033293">
            <text:p>0</text:p>
          </table:table-cell>
          <table:table-cell office:value-type="float" office:value="-1">
            <text:p>-1</text:p>
          </table:table-cell>
          <table:table-cell office:value-type="float" office:value="0.6436035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141784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-0.01668543">
            <text:p>-0,02</text:p>
          </table:table-cell>
          <table:table-cell office:value-type="float" office:value="0.05439769">
            <text:p>0,05</text:p>
          </table:table-cell>
          <table:table-cell office:value-type="float" office:value="0.17932415">
            <text:p>0,18</text:p>
          </table:table-cell>
          <table:table-cell office:value-type="float" office:value="-0.13741599">
            <text:p>-0,14</text:p>
          </table:table-cell>
          <table:table-cell office:value-type="float" office:value="-0.14574811">
            <text:p>-0,15</text:p>
          </table:table-cell>
          <table:table-cell office:value-type="float" office:value="-0.10177784">
            <text:p>-0,1</text:p>
          </table:table-cell>
          <table:table-cell office:value-type="float" office:value="0.38102749">
            <text:p>0,38</text:p>
          </table:table-cell>
          <table:table-cell office:value-type="float" office:value="5600.5859375">
            <text:p>5600,59</text:p>
          </table:table-cell>
          <table:table-cell office:value-type="float" office:value="-0.01273498">
            <text:p>-0,01</text:p>
          </table:table-cell>
          <table:table-cell office:value-type="float" office:value="0.00350508">
            <text:p>0</text:p>
          </table:table-cell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3949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38671">
            <text:p>0,62</text:p>
          </table:table-cell>
          <table:table-cell office:value-type="float" office:value="-0.01523431">
            <text:p>-0,02</text:p>
          </table:table-cell>
          <table:table-cell office:value-type="float" office:value="0.05175366">
            <text:p>0,05</text:p>
          </table:table-cell>
          <table:table-cell office:value-type="float" office:value="0.17996344">
            <text:p>0,18</text:p>
          </table:table-cell>
          <table:table-cell office:value-type="float" office:value="-0.13650832">
            <text:p>-0,14</text:p>
          </table:table-cell>
          <table:table-cell office:value-type="float" office:value="-0.14537428">
            <text:p>-0,15</text:p>
          </table:table-cell>
          <table:table-cell office:value-type="float" office:value="-0.0861032">
            <text:p>-0,09</text:p>
          </table:table-cell>
          <table:table-cell office:value-type="float" office:value="0.38155758">
            <text:p>0,38</text:p>
          </table:table-cell>
          <table:table-cell office:value-type="float" office:value="5825.1953125">
            <text:p>5825,2</text:p>
          </table:table-cell>
          <table:table-cell office:value-type="float" office:value="-0.0128479">
            <text:p>-0,01</text:p>
          </table:table-cell>
          <table:table-cell office:value-type="float" office:value="0.0037248">
            <text:p>0</text:p>
          </table:table-cell>
          <table:table-cell office:value-type="float" office:value="1">
            <text:p>1</text:p>
          </table:table-cell>
          <table:table-cell office:value-type="float" office:value="0.6213867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517107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8959961">
            <text:p>0,59</text:p>
          </table:table-cell>
          <table:table-cell office:value-type="float" office:value="-0.01262675">
            <text:p>-0,01</text:p>
          </table:table-cell>
          <table:table-cell office:value-type="float" office:value="0.05221047">
            <text:p>0,05</text:p>
          </table:table-cell>
          <table:table-cell office:value-type="float" office:value="0.18479382">
            <text:p>0,18</text:p>
          </table:table-cell>
          <table:table-cell office:value-type="float" office:value="-0.13244289">
            <text:p>-0,13</text:p>
          </table:table-cell>
          <table:table-cell office:value-type="float" office:value="-0.14323598">
            <text:p>-0,14</text:p>
          </table:table-cell>
          <table:table-cell office:value-type="float" office:value="-0.07315498">
            <text:p>-0,07</text:p>
          </table:table-cell>
          <table:table-cell office:value-type="float" office:value="0.38207024">
            <text:p>0,38</text:p>
          </table:table-cell>
          <table:table-cell office:value-type="float" office:value="5546.875">
            <text:p>5546,88</text:p>
          </table:table-cell>
          <table:table-cell office:value-type="float" office:value="-0.01278381">
            <text:p>-0,01</text:p>
          </table:table-cell>
          <table:table-cell office:value-type="float" office:value="0.00459639">
            <text:p>0</text:p>
          </table:table-cell>
          <table:table-cell office:value-type="float" office:value="2">
            <text:p>2</text:p>
          </table:table-cell>
          <table:table-cell office:value-type="float" office:value="0.58959961">
            <text:p>0,59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357608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0703123">
            <text:p>0,61</text:p>
          </table:table-cell>
          <table:table-cell office:value-type="float" office:value="-0.01132668">
            <text:p>-0,01</text:p>
          </table:table-cell>
          <table:table-cell office:value-type="float" office:value="0.05231722">
            <text:p>0,05</text:p>
          </table:table-cell>
          <table:table-cell office:value-type="float" office:value="0.18743733">
            <text:p>0,19</text:p>
          </table:table-cell>
          <table:table-cell office:value-type="float" office:value="-0.12992585">
            <text:p>-0,13</text:p>
          </table:table-cell>
          <table:table-cell office:value-type="float" office:value="-0.14251575">
            <text:p>-0,14</text:p>
          </table:table-cell>
          <table:table-cell office:value-type="float" office:value="-0.06938941">
            <text:p>-0,07</text:p>
          </table:table-cell>
          <table:table-cell office:value-type="float" office:value="0.38139254">
            <text:p>0,38</text:p>
          </table:table-cell>
          <table:table-cell office:value-type="float" office:value="5830.078125">
            <text:p>5830,08</text:p>
          </table:table-cell>
          <table:table-cell office:value-type="float" office:value="-0.0125885">
            <text:p>-0,01</text:p>
          </table:table-cell>
          <table:table-cell office:value-type="float" office:value="0.00338057">
            <text:p>0</text:p>
          </table:table-cell>
          <table:table-cell office:value-type="float" office:value="3">
            <text:p>3</text:p>
          </table:table-cell>
          <table:table-cell office:value-type="float" office:value="0.60703123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30900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24802">
            <text:p>0,63</text:p>
          </table:table-cell>
          <table:table-cell office:value-type="float" office:value="-0.00917228">
            <text:p>-0,01</text:p>
          </table:table-cell>
          <table:table-cell office:value-type="float" office:value="0.05124968">
            <text:p>0,05</text:p>
          </table:table-cell>
          <table:table-cell office:value-type="float" office:value="0.18834811">
            <text:p>0,19</text:p>
          </table:table-cell>
          <table:table-cell office:value-type="float" office:value="-0.12934616">
            <text:p>-0,13</text:p>
          </table:table-cell>
          <table:table-cell office:value-type="float" office:value="-0.14168335">
            <text:p>-0,14</text:p>
          </table:table-cell>
          <table:table-cell office:value-type="float" office:value="-0.07291242">
            <text:p>-0,07</text:p>
          </table:table-cell>
          <table:table-cell office:value-type="float" office:value="0.38016883">
            <text:p>0,38</text:p>
          </table:table-cell>
          <table:table-cell office:value-type="float" office:value="5952.1484375">
            <text:p>5952,15</text:p>
          </table:table-cell>
          <table:table-cell office:value-type="float" office:value="-0.0125">
            <text:p>-0,01</text:p>
          </table:table-cell>
          <table:table-cell office:value-type="float" office:value="0.00370283">
            <text:p>0</text:p>
          </table:table-cell>
          <table:table-cell office:value-type="float" office:value="4">
            <text:p>4</text:p>
          </table:table-cell>
          <table:table-cell office:value-type="float" office:value="0.62924802">
            <text:p>0,63</text:p>
          </table:table-cell>
          <table:table-cell office:value-type="float" office:value="5.11689186">
            <text:p>5,12</text:p>
          </table:table-cell>
          <table:table-cell/>
          <table:table-cell office:value-type="float" office:value="0.15112874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96874">
            <text:p>0,62</text:p>
          </table:table-cell>
          <table:table-cell office:value-type="float" office:value="-0.00786231">
            <text:p>-0,01</text:p>
          </table:table-cell>
          <table:table-cell office:value-type="float" office:value="0.0507879">
            <text:p>0,05</text:p>
          </table:table-cell>
          <table:table-cell office:value-type="float" office:value="0.18920706">
            <text:p>0,19</text:p>
          </table:table-cell>
          <table:table-cell office:value-type="float" office:value="-0.12781812">
            <text:p>-0,13</text:p>
          </table:table-cell>
          <table:table-cell office:value-type="float" office:value="-0.14095065">
            <text:p>-0,14</text:p>
          </table:table-cell>
          <table:table-cell office:value-type="float" office:value="-0.06565697">
            <text:p>-0,07</text:p>
          </table:table-cell>
          <table:table-cell office:value-type="float" office:value="0.37909591">
            <text:p>0,38</text:p>
          </table:table-cell>
          <table:table-cell office:value-type="float" office:value="5864.2578125">
            <text:p>5864,26</text:p>
          </table:table-cell>
          <table:table-cell office:value-type="float" office:value="-0.01243286">
            <text:p>-0,01</text:p>
          </table:table-cell>
          <table:table-cell office:value-type="float" office:value="0.00343916">
            <text:p>0</text:p>
          </table:table-cell>
          <table:table-cell office:value-type="float" office:value="5">
            <text:p>5</text:p>
          </table:table-cell>
          <table:table-cell office:value-type="float" office:value="0.61796874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96176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7031">
            <text:p>0,62</text:p>
          </table:table-cell>
          <table:table-cell office:value-type="float" office:value="-0.00641614">
            <text:p>-0,01</text:p>
          </table:table-cell>
          <table:table-cell office:value-type="float" office:value="0.0498569">
            <text:p>0,05</text:p>
          </table:table-cell>
          <table:table-cell office:value-type="float" office:value="0.18937984">
            <text:p>0,19</text:p>
          </table:table-cell>
          <table:table-cell office:value-type="float" office:value="-0.12747744">
            <text:p>-0,13</text:p>
          </table:table-cell>
          <table:table-cell office:value-type="float" office:value="-0.13865285">
            <text:p>-0,14</text:p>
          </table:table-cell>
          <table:table-cell office:value-type="float" office:value="-0.05720464">
            <text:p>-0,06</text:p>
          </table:table-cell>
          <table:table-cell office:value-type="float" office:value="0.37809125">
            <text:p>0,38</text:p>
          </table:table-cell>
          <table:table-cell office:value-type="float" office:value="5781.25">
            <text:p>5781,25</text:p>
          </table:table-cell>
          <table:table-cell office:value-type="float" office:value="-0.0127594">
            <text:p>-0,01</text:p>
          </table:table-cell>
          <table:table-cell office:value-type="float" office:value="0.00382734">
            <text:p>0</text:p>
          </table:table-cell>
          <table:table-cell office:value-type="float" office:value="6">
            <text:p>6</text:p>
          </table:table-cell>
          <table:table-cell office:value-type="float" office:value="0.6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79977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45117">
            <text:p>0,64</text:p>
          </table:table-cell>
          <table:table-cell office:value-type="float" office:value="-0.00669596">
            <text:p>-0,01</text:p>
          </table:table-cell>
          <table:table-cell office:value-type="float" office:value="0.04902272">
            <text:p>0,05</text:p>
          </table:table-cell>
          <table:table-cell office:value-type="float" office:value="0.18709424">
            <text:p>0,19</text:p>
          </table:table-cell>
          <table:table-cell office:value-type="float" office:value="-0.12546633">
            <text:p>-0,13</text:p>
          </table:table-cell>
          <table:table-cell office:value-type="float" office:value="-0.14095564">
            <text:p>-0,14</text:p>
          </table:table-cell>
          <table:table-cell office:value-type="float" office:value="-0.04972254">
            <text:p>-0,05</text:p>
          </table:table-cell>
          <table:table-cell office:value-type="float" office:value="0.37635648">
            <text:p>0,38</text:p>
          </table:table-cell>
          <table:table-cell office:value-type="float" office:value="6132.8125">
            <text:p>6132,81</text:p>
          </table:table-cell>
          <table:table-cell office:value-type="float" office:value="-0.01292419">
            <text:p>-0,01</text:p>
          </table:table-cell>
          <table:table-cell office:value-type="float" office:value="0.00243574">
            <text:p>0</text:p>
          </table:table-cell>
          <table:table-cell office:value-type="float" office:value="7">
            <text:p>7</text:p>
          </table:table-cell>
          <table:table-cell office:value-type="float" office:value="0.6374511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58793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53904">
            <text:p>0,63</text:p>
          </table:table-cell>
          <table:table-cell office:value-type="float" office:value="-0.00619327">
            <text:p>-0,01</text:p>
          </table:table-cell>
          <table:table-cell office:value-type="float" office:value="0.04701176">
            <text:p>0,05</text:p>
          </table:table-cell>
          <table:table-cell office:value-type="float" office:value="0.18699303">
            <text:p>0,19</text:p>
          </table:table-cell>
          <table:table-cell office:value-type="float" office:value="-0.12421797">
            <text:p>-0,12</text:p>
          </table:table-cell>
          <table:table-cell office:value-type="float" office:value="-0.13907653">
            <text:p>-0,14</text:p>
          </table:table-cell>
          <table:table-cell office:value-type="float" office:value="-0.0300782">
            <text:p>-0,03</text:p>
          </table:table-cell>
          <table:table-cell office:value-type="float" office:value="0.37523276">
            <text:p>0,38</text:p>
          </table:table-cell>
          <table:table-cell office:value-type="float" office:value="5810.546875">
            <text:p>5810,55</text:p>
          </table:table-cell>
          <table:table-cell office:value-type="float" office:value="-0.01238403">
            <text:p>-0,01</text:p>
          </table:table-cell>
          <table:table-cell office:value-type="float" office:value="0.00348311">
            <text:p>0</text:p>
          </table:table-cell>
          <table:table-cell office:value-type="float" office:value="8">
            <text:p>8</text:p>
          </table:table-cell>
          <table:table-cell office:value-type="float" office:value="0.6275390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19915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38671">
            <text:p>0,62</text:p>
          </table:table-cell>
          <table:table-cell office:value-type="float" office:value="-0.00652015">
            <text:p>-0,01</text:p>
          </table:table-cell>
          <table:table-cell office:value-type="float" office:value="0.04539803">
            <text:p>0,05</text:p>
          </table:table-cell>
          <table:table-cell office:value-type="float" office:value="0.18330546">
            <text:p>0,18</text:p>
          </table:table-cell>
          <table:table-cell office:value-type="float" office:value="-0.12443154">
            <text:p>-0,12</text:p>
          </table:table-cell>
          <table:table-cell office:value-type="float" office:value="-0.14051452">
            <text:p>-0,14</text:p>
          </table:table-cell>
          <table:table-cell office:value-type="float" office:value="-0.02875541">
            <text:p>-0,03</text:p>
          </table:table-cell>
          <table:table-cell office:value-type="float" office:value="0.37252983">
            <text:p>0,37</text:p>
          </table:table-cell>
          <table:table-cell office:value-type="float" office:value="5927.734375">
            <text:p>5927,73</text:p>
          </table:table-cell>
          <table:table-cell office:value-type="float" office:value="-0.0125885">
            <text:p>-0,01</text:p>
          </table:table-cell>
          <table:table-cell office:value-type="float" office:value="0.00320479">
            <text:p>0</text:p>
          </table:table-cell>
          <table:table-cell office:value-type="float" office:value="9">
            <text:p>9</text:p>
          </table:table-cell>
          <table:table-cell office:value-type="float" office:value="0.6213867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121098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28513">
            <text:p>0,62</text:p>
          </table:table-cell>
          <table:table-cell office:value-type="float" office:value="-0.00673559">
            <text:p>-0,01</text:p>
          </table:table-cell>
          <table:table-cell office:value-type="float" office:value="0.0417783">
            <text:p>0,04</text:p>
          </table:table-cell>
          <table:table-cell office:value-type="float" office:value="0.18097049">
            <text:p>0,18</text:p>
          </table:table-cell>
          <table:table-cell office:value-type="float" office:value="-0.12527564">
            <text:p>-0,13</text:p>
          </table:table-cell>
          <table:table-cell office:value-type="float" office:value="-0.13952762">
            <text:p>-0,14</text:p>
          </table:table-cell>
          <table:table-cell office:value-type="float" office:value="-0.02803702">
            <text:p>-0,03</text:p>
          </table:table-cell>
          <table:table-cell office:value-type="float" office:value="0.36949044">
            <text:p>0,37</text:p>
          </table:table-cell>
          <table:table-cell office:value-type="float" office:value="5644.53125">
            <text:p>5644,53</text:p>
          </table:table-cell>
          <table:table-cell office:value-type="float" office:value="-0.01286011">
            <text:p>-0,01</text:p>
          </table:table-cell>
          <table:table-cell office:value-type="float" office:value="0.00310225">
            <text:p>0</text:p>
          </table:table-cell>
          <table:table-cell office:value-type="float" office:value="10">
            <text:p>10</text:p>
          </table:table-cell>
          <table:table-cell office:value-type="float" office:value="0.6172851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28638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223635">
            <text:p>0,64</text:p>
          </table:table-cell>
          <table:table-cell office:value-type="float" office:value="-0.00594564">
            <text:p>-0,01</text:p>
          </table:table-cell>
          <table:table-cell office:value-type="float" office:value="0.04081006">
            <text:p>0,04</text:p>
          </table:table-cell>
          <table:table-cell office:value-type="float" office:value="0.18041019">
            <text:p>0,18</text:p>
          </table:table-cell>
          <table:table-cell office:value-type="float" office:value="-0.1232442">
            <text:p>-0,12</text:p>
          </table:table-cell>
          <table:table-cell office:value-type="float" office:value="-0.13893197">
            <text:p>-0,14</text:p>
          </table:table-cell>
          <table:table-cell office:value-type="float" office:value="-0.0152346">
            <text:p>-0,02</text:p>
          </table:table-cell>
          <table:table-cell office:value-type="float" office:value="0.36639386">
            <text:p>0,37</text:p>
          </table:table-cell>
          <table:table-cell office:value-type="float" office:value="6088.8671875">
            <text:p>6088,87</text:p>
          </table:table-cell>
          <table:table-cell office:value-type="float" office:value="-0.0130127">
            <text:p>-0,01</text:p>
          </table:table-cell>
          <table:table-cell office:value-type="float" office:value="0.00357832">
            <text:p>0</text:p>
          </table:table-cell>
          <table:table-cell office:value-type="float" office:value="11">
            <text:p>11</text:p>
          </table:table-cell>
          <table:table-cell office:value-type="float" office:value="0.64223635">
            <text:p>0,64</text:p>
          </table:table-cell>
          <table:table-cell office:value-type="float" office:value="5.11711502">
            <text:p>5,12</text:p>
          </table:table-cell>
          <table:table-cell/>
          <table:table-cell office:value-type="float" office:value="0.15236984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061523">
            <text:p>0,63</text:p>
          </table:table-cell>
          <table:table-cell office:value-type="float" office:value="-0.00548505">
            <text:p>-0,01</text:p>
          </table:table-cell>
          <table:table-cell office:value-type="float" office:value="0.03951908">
            <text:p>0,04</text:p>
          </table:table-cell>
          <table:table-cell office:value-type="float" office:value="0.17805792">
            <text:p>0,18</text:p>
          </table:table-cell>
          <table:table-cell office:value-type="float" office:value="-0.12165261">
            <text:p>-0,12</text:p>
          </table:table-cell>
          <table:table-cell office:value-type="float" office:value="-0.13893446">
            <text:p>-0,14</text:p>
          </table:table-cell>
          <table:table-cell office:value-type="float" office:value="-0.00447203">
            <text:p>0</text:p>
          </table:table-cell>
          <table:table-cell office:value-type="float" office:value="0.36315927">
            <text:p>0,36</text:p>
          </table:table-cell>
          <table:table-cell office:value-type="float" office:value="5654.296875">
            <text:p>5654,3</text:p>
          </table:table-cell>
          <table:table-cell office:value-type="float" office:value="-0.01304321">
            <text:p>-0,01</text:p>
          </table:table-cell>
          <table:table-cell office:value-type="float" office:value="0.00362959">
            <text:p>0</text:p>
          </table:table-cell>
          <table:table-cell office:value-type="float" office:value="12">
            <text:p>12</text:p>
          </table:table-cell>
          <table:table-cell office:value-type="float" office:value="0.63061523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092936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85549">
            <text:p>0,63</text:p>
          </table:table-cell>
          <table:table-cell office:value-type="float" office:value="-0.00557915">
            <text:p>-0,01</text:p>
          </table:table-cell>
          <table:table-cell office:value-type="float" office:value="0.03746343">
            <text:p>0,04</text:p>
          </table:table-cell>
          <table:table-cell office:value-type="float" office:value="0.1755181">
            <text:p>0,18</text:p>
          </table:table-cell>
          <table:table-cell office:value-type="float" office:value="-0.12117971">
            <text:p>-0,12</text:p>
          </table:table-cell>
          <table:table-cell office:value-type="float" office:value="-0.13909647">
            <text:p>-0,14</text:p>
          </table:table-cell>
          <table:table-cell office:value-type="float" office:value="-0.00793276">
            <text:p>-0,01</text:p>
          </table:table-cell>
          <table:table-cell office:value-type="float" office:value="0.35924056">
            <text:p>0,36</text:p>
          </table:table-cell>
          <table:table-cell office:value-type="float" office:value="5678.7109375">
            <text:p>5678,71</text:p>
          </table:table-cell>
          <table:table-cell office:value-type="float" office:value="-0.01316833">
            <text:p>-0,01</text:p>
          </table:table-cell>
          <table:table-cell office:value-type="float" office:value="0.00328535">
            <text:p>0</text:p>
          </table:table-cell>
          <table:table-cell office:value-type="float" office:value="13">
            <text:p>13</text:p>
          </table:table-cell>
          <table:table-cell office:value-type="float" office:value="0.6268554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25168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00782">
            <text:p>0,63</text:p>
          </table:table-cell>
          <table:table-cell office:value-type="float" office:value="-0.0041825">
            <text:p>0</text:p>
          </table:table-cell>
          <table:table-cell office:value-type="float" office:value="0.03677076">
            <text:p>0,04</text:p>
          </table:table-cell>
          <table:table-cell office:value-type="float" office:value="0.1753231">
            <text:p>0,18</text:p>
          </table:table-cell>
          <table:table-cell office:value-type="float" office:value="-0.11722361">
            <text:p>-0,12</text:p>
          </table:table-cell>
          <table:table-cell office:value-type="float" office:value="-0.13894942">
            <text:p>-0,14</text:p>
          </table:table-cell>
          <table:table-cell office:value-type="float" office:value="0.00820182">
            <text:p>0,01</text:p>
          </table:table-cell>
          <table:table-cell office:value-type="float" office:value="0.35500443">
            <text:p>0,36</text:p>
          </table:table-cell>
          <table:table-cell office:value-type="float" office:value="5834.9609375">
            <text:p>5834,96</text:p>
          </table:table-cell>
          <table:table-cell office:value-type="float" office:value="-0.01216736">
            <text:p>-0,01</text:p>
          </table:table-cell>
          <table:table-cell office:value-type="float" office:value="0.0035124">
            <text:p>0</text:p>
          </table:table-cell>
          <table:table-cell office:value-type="float" office:value="14">
            <text:p>14</text:p>
          </table:table-cell>
          <table:table-cell office:value-type="float" office:value="0.63300782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13679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-0.00296663">
            <text:p>0</text:p>
          </table:table-cell>
          <table:table-cell office:value-type="float" office:value="0.03627423">
            <text:p>0,04</text:p>
          </table:table-cell>
          <table:table-cell office:value-type="float" office:value="0.17607838">
            <text:p>0,18</text:p>
          </table:table-cell>
          <table:table-cell office:value-type="float" office:value="-0.11468875">
            <text:p>-0,11</text:p>
          </table:table-cell>
          <table:table-cell office:value-type="float" office:value="-0.13708526">
            <text:p>-0,14</text:p>
          </table:table-cell>
          <table:table-cell office:value-type="float" office:value="0.00648272">
            <text:p>0,01</text:p>
          </table:table-cell>
          <table:table-cell office:value-type="float" office:value="0.35083178">
            <text:p>0,35</text:p>
          </table:table-cell>
          <table:table-cell office:value-type="float" office:value="5766.6015625">
            <text:p>5766,6</text:p>
          </table:table-cell>
          <table:table-cell office:value-type="float" office:value="-0.01266785">
            <text:p>-0,01</text:p>
          </table:table-cell>
          <table:table-cell office:value-type="float" office:value="0.00313887">
            <text:p>0</text:p>
          </table:table-cell>
          <table:table-cell office:value-type="float" office:value="15">
            <text:p>15</text:p>
          </table:table-cell>
          <table:table-cell office:value-type="float" office:value="0.6166015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833251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79294">
            <text:p>0,64</text:p>
          </table:table-cell>
          <table:table-cell office:value-type="float" office:value="-0.00236241">
            <text:p>0</text:p>
          </table:table-cell>
          <table:table-cell office:value-type="float" office:value="0.03408949">
            <text:p>0,03</text:p>
          </table:table-cell>
          <table:table-cell office:value-type="float" office:value="0.17523424">
            <text:p>0,18</text:p>
          </table:table-cell>
          <table:table-cell office:value-type="float" office:value="-0.11471672">
            <text:p>-0,11</text:p>
          </table:table-cell>
          <table:table-cell office:value-type="float" office:value="-0.13377066">
            <text:p>-0,13</text:p>
          </table:table-cell>
          <table:table-cell office:value-type="float" office:value="0.01343465">
            <text:p>0,01</text:p>
          </table:table-cell>
          <table:table-cell office:value-type="float" office:value="0.34584495">
            <text:p>0,35</text:p>
          </table:table-cell>
          <table:table-cell office:value-type="float" office:value="5942.3828125">
            <text:p>5942,38</text:p>
          </table:table-cell>
          <table:table-cell office:value-type="float" office:value="-0.01250916">
            <text:p>-0,01</text:p>
          </table:table-cell>
          <table:table-cell office:value-type="float" office:value="0.00335859">
            <text:p>0</text:p>
          </table:table-cell>
          <table:table-cell office:value-type="float" office:value="16">
            <text:p>16</text:p>
          </table:table-cell>
          <table:table-cell office:value-type="float" office:value="0.63779294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364222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847655">
            <text:p>0,64</text:p>
          </table:table-cell>
          <table:table-cell office:value-type="float" office:value="-0.00156256">
            <text:p>0</text:p>
          </table:table-cell>
          <table:table-cell office:value-type="float" office:value="0.03221507">
            <text:p>0,03</text:p>
          </table:table-cell>
          <table:table-cell office:value-type="float" office:value="0.17551315">
            <text:p>0,18</text:p>
          </table:table-cell>
          <table:table-cell office:value-type="float" office:value="-0.11467604">
            <text:p>-0,11</text:p>
          </table:table-cell>
          <table:table-cell office:value-type="float" office:value="-0.12894827">
            <text:p>-0,13</text:p>
          </table:table-cell>
          <table:table-cell office:value-type="float" office:value="0.0207259">
            <text:p>0,02</text:p>
          </table:table-cell>
          <table:table-cell office:value-type="float" office:value="0.34102157">
            <text:p>0,34</text:p>
          </table:table-cell>
          <table:table-cell office:value-type="float" office:value="5693.359375">
            <text:p>5693,36</text:p>
          </table:table-cell>
          <table:table-cell office:value-type="float" office:value="-0.01239014">
            <text:p>-0,01</text:p>
          </table:table-cell>
          <table:table-cell office:value-type="float" office:value="0.00437666">
            <text:p>0</text:p>
          </table:table-cell>
          <table:table-cell office:value-type="float" office:value="17">
            <text:p>17</text:p>
          </table:table-cell>
          <table:table-cell office:value-type="float" office:value="0.63847655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3919865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94336">
            <text:p>0,62</text:p>
          </table:table-cell>
          <table:table-cell office:value-type="float" office:value="-0.00034668">
            <text:p>0</text:p>
          </table:table-cell>
          <table:table-cell office:value-type="float" office:value="0.03068079">
            <text:p>0,03</text:p>
          </table:table-cell>
          <table:table-cell office:value-type="float" office:value="0.17629807">
            <text:p>0,18</text:p>
          </table:table-cell>
          <table:table-cell office:value-type="float" office:value="-0.11574642">
            <text:p>-0,12</text:p>
          </table:table-cell>
          <table:table-cell office:value-type="float" office:value="-0.12226173">
            <text:p>-0,12</text:p>
          </table:table-cell>
          <table:table-cell office:value-type="float" office:value="0.02717151">
            <text:p>0,03</text:p>
          </table:table-cell>
          <table:table-cell office:value-type="float" office:value="0.33534431">
            <text:p>0,34</text:p>
          </table:table-cell>
          <table:table-cell office:value-type="float" office:value="5747.0703125">
            <text:p>5747,07</text:p>
          </table:table-cell>
          <table:table-cell office:value-type="float" office:value="-0.01330872">
            <text:p>-0,01</text:p>
          </table:table-cell>
          <table:table-cell office:value-type="float" office:value="0.00400312">
            <text:p>0</text:p>
          </table:table-cell>
          <table:table-cell office:value-type="float" office:value="18">
            <text:p>18</text:p>
          </table:table-cell>
          <table:table-cell office:value-type="float" office:value="0.61694336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3298063">
            <text:p>0,1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394534">
            <text:p>0,64</text:p>
          </table:table-cell>
          <table:table-cell office:value-type="float" office:value="0.00067108">
            <text:p>0</text:p>
          </table:table-cell>
          <table:table-cell office:value-type="float" office:value="0.02864748">
            <text:p>0,03</text:p>
          </table:table-cell>
          <table:table-cell office:value-type="float" office:value="0.17684108">
            <text:p>0,18</text:p>
          </table:table-cell>
          <table:table-cell office:value-type="float" office:value="-0.11651425">
            <text:p>-0,12</text:p>
          </table:table-cell>
          <table:table-cell office:value-type="float" office:value="-0.11610354">
            <text:p>-0,12</text:p>
          </table:table-cell>
          <table:table-cell office:value-type="float" office:value="0.04360298">
            <text:p>0,04</text:p>
          </table:table-cell>
          <table:table-cell office:value-type="float" office:value="0.33036539">
            <text:p>0,33</text:p>
          </table:table-cell>
          <table:table-cell office:value-type="float" office:value="6313.4765625">
            <text:p>6313,48</text:p>
          </table:table-cell>
          <table:table-cell office:value-type="float" office:value="-0.01273193">
            <text:p>-0,01</text:p>
          </table:table-cell>
          <table:table-cell office:value-type="float" office:value="0.00392256">
            <text:p>0</text:p>
          </table:table-cell>
          <table:table-cell office:value-type="float" office:value="19">
            <text:p>19</text:p>
          </table:table-cell>
          <table:table-cell office:value-type="float" office:value="0.64394534">
            <text:p>0,64</text:p>
          </table:table-cell>
          <table:table-cell office:value-type="float" office:value="5.1171298">
            <text:p>5,12</text:p>
          </table:table-cell>
          <table:table-cell/>
          <table:table-cell office:value-type="float" office:value="0.12339319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250001">
            <text:p>0,61</text:p>
          </table:table-cell>
          <table:table-cell office:value-type="float" office:value="0.00113168">
            <text:p>0</text:p>
          </table:table-cell>
          <table:table-cell office:value-type="float" office:value="0.02650991">
            <text:p>0,03</text:p>
          </table:table-cell>
          <table:table-cell office:value-type="float" office:value="0.1771891">
            <text:p>0,18</text:p>
          </table:table-cell>
          <table:table-cell office:value-type="float" office:value="-0.11735073">
            <text:p>-0,12</text:p>
          </table:table-cell>
          <table:table-cell office:value-type="float" office:value="-0.10881389">
            <text:p>-0,11</text:p>
          </table:table-cell>
          <table:table-cell office:value-type="float" office:value="0.05528541">
            <text:p>0,06</text:p>
          </table:table-cell>
          <table:table-cell office:value-type="float" office:value="0.3248024">
            <text:p>0,32</text:p>
          </table:table-cell>
          <table:table-cell office:value-type="float" office:value="5747.0703125">
            <text:p>5747,07</text:p>
          </table:table-cell>
          <table:table-cell office:value-type="float" office:value="-0.01313477">
            <text:p>-0,01</text:p>
          </table:table-cell>
          <table:table-cell office:value-type="float" office:value="0.00355635">
            <text:p>0</text:p>
          </table:table-cell>
          <table:table-cell office:value-type="float" office:value="20">
            <text:p>20</text:p>
          </table:table-cell>
          <table:table-cell office:value-type="float" office:value="0.61250001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1906675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318362">
            <text:p>0,61</text:p>
          </table:table-cell>
          <table:table-cell office:value-type="float" office:value="0.00111434">
            <text:p>0</text:p>
          </table:table-cell>
          <table:table-cell office:value-type="float" office:value="0.02474225">
            <text:p>0,02</text:p>
          </table:table-cell>
          <table:table-cell office:value-type="float" office:value="0.1775396">
            <text:p>0,18</text:p>
          </table:table-cell>
          <table:table-cell office:value-type="float" office:value="-0.11650408">
            <text:p>-0,12</text:p>
          </table:table-cell>
          <table:table-cell office:value-type="float" office:value="-0.10454477">
            <text:p>-0,1</text:p>
          </table:table-cell>
          <table:table-cell office:value-type="float" office:value="0.06215648">
            <text:p>0,06</text:p>
          </table:table-cell>
          <table:table-cell office:value-type="float" office:value="0.31969017">
            <text:p>0,32</text:p>
          </table:table-cell>
          <table:table-cell office:value-type="float" office:value="5913.0859375">
            <text:p>5913,09</text:p>
          </table:table-cell>
          <table:table-cell office:value-type="float" office:value="-0.01229553">
            <text:p>-0,01</text:p>
          </table:table-cell>
          <table:table-cell office:value-type="float" office:value="0.00384199">
            <text:p>0</text:p>
          </table:table-cell>
          <table:table-cell office:value-type="float" office:value="21">
            <text:p>21</text:p>
          </table:table-cell>
          <table:table-cell office:value-type="float" office:value="0.61318362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1610852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531249">
            <text:p>0,65</text:p>
          </table:table-cell>
          <table:table-cell office:value-type="float" office:value="0.00184733">
            <text:p>0</text:p>
          </table:table-cell>
          <table:table-cell office:value-type="float" office:value="0.02333458">
            <text:p>0,02</text:p>
          </table:table-cell>
          <table:table-cell office:value-type="float" office:value="0.17754699">
            <text:p>0,18</text:p>
          </table:table-cell>
          <table:table-cell office:value-type="float" office:value="-0.11532946">
            <text:p>-0,12</text:p>
          </table:table-cell>
          <table:table-cell office:value-type="float" office:value="-0.10002395">
            <text:p>-0,1</text:p>
          </table:table-cell>
          <table:table-cell office:value-type="float" office:value="0.05677122">
            <text:p>0,06</text:p>
          </table:table-cell>
          <table:table-cell office:value-type="float" office:value="0.3135812">
            <text:p>0,31</text:p>
          </table:table-cell>
          <table:table-cell office:value-type="float" office:value="6147.4609375">
            <text:p>6147,46</text:p>
          </table:table-cell>
          <table:table-cell office:value-type="float" office:value="-0.0128418">
            <text:p>-0,01</text:p>
          </table:table-cell>
          <table:table-cell office:value-type="float" office:value="0.00310225">
            <text:p>0</text:p>
          </table:table-cell>
          <table:table-cell office:value-type="float" office:value="22">
            <text:p>22</text:p>
          </table:table-cell>
          <table:table-cell office:value-type="float" office:value="0.64531249">
            <text:p>0,65</text:p>
          </table:table-cell>
          <table:table-cell office:value-type="float" office:value="5.11688471">
            <text:p>5,12</text:p>
          </table:table-cell>
          <table:table-cell/>
          <table:table-cell office:value-type="float" office:value="0.11240762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93163">
            <text:p>0,63</text:p>
          </table:table-cell>
          <table:table-cell office:value-type="float" office:value="0.00191419">
            <text:p>0</text:p>
          </table:table-cell>
          <table:table-cell office:value-type="float" office:value="0.02065826">
            <text:p>0,02</text:p>
          </table:table-cell>
          <table:table-cell office:value-type="float" office:value="0.17740138">
            <text:p>0,18</text:p>
          </table:table-cell>
          <table:table-cell office:value-type="float" office:value="-0.11430992">
            <text:p>-0,11</text:p>
          </table:table-cell>
          <table:table-cell office:value-type="float" office:value="-0.09519159">
            <text:p>-0,1</text:p>
          </table:table-cell>
          <table:table-cell office:value-type="float" office:value="0.05941812">
            <text:p>0,06</text:p>
          </table:table-cell>
          <table:table-cell office:value-type="float" office:value="0.30709764">
            <text:p>0,31</text:p>
          </table:table-cell>
          <table:table-cell office:value-type="float" office:value="5878.90625">
            <text:p>5878,91</text:p>
          </table:table-cell>
          <table:table-cell office:value-type="float" office:value="-0.01295776">
            <text:p>-0,01</text:p>
          </table:table-cell>
          <table:table-cell office:value-type="float" office:value="0.00320479">
            <text:p>0</text:p>
          </table:table-cell>
          <table:table-cell office:value-type="float" office:value="23">
            <text:p>23</text:p>
          </table:table-cell>
          <table:table-cell office:value-type="float" office:value="0.62993163">
            <text:p>0,63</text:p>
          </table:table-cell>
          <table:table-cell office:value-type="float" office:value="5.11693478">
            <text:p>5,12</text:p>
          </table:table-cell>
          <table:table-cell/>
          <table:table-cell office:value-type="float" office:value="0.10498091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43752">
            <text:p>0,62</text:p>
          </table:table-cell>
          <table:table-cell office:value-type="float" office:value="0.00238469">
            <text:p>0</text:p>
          </table:table-cell>
          <table:table-cell office:value-type="float" office:value="0.01945665">
            <text:p>0,02</text:p>
          </table:table-cell>
          <table:table-cell office:value-type="float" office:value="0.17549835">
            <text:p>0,18</text:p>
          </table:table-cell>
          <table:table-cell office:value-type="float" office:value="-0.11094368">
            <text:p>-0,11</text:p>
          </table:table-cell>
          <table:table-cell office:value-type="float" office:value="-0.09374861">
            <text:p>-0,09</text:p>
          </table:table-cell>
          <table:table-cell office:value-type="float" office:value="0.06541574">
            <text:p>0,07</text:p>
          </table:table-cell>
          <table:table-cell office:value-type="float" office:value="0.30050617">
            <text:p>0,3</text:p>
          </table:table-cell>
          <table:table-cell office:value-type="float" office:value="6137.6953125">
            <text:p>6137,7</text:p>
          </table:table-cell>
          <table:table-cell office:value-type="float" office:value="-0.01288757">
            <text:p>-0,01</text:p>
          </table:table-cell>
          <table:table-cell office:value-type="float" office:value="0.00301436">
            <text:p>0</text:p>
          </table:table-cell>
          <table:table-cell office:value-type="float" office:value="24">
            <text:p>24</text:p>
          </table:table-cell>
          <table:table-cell office:value-type="float" office:value="0.62343752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0226692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822264">
            <text:p>0,63</text:p>
          </table:table-cell>
          <table:table-cell office:value-type="float" office:value="0.00300377">
            <text:p>0</text:p>
          </table:table-cell>
          <table:table-cell office:value-type="float" office:value="0.01798443">
            <text:p>0,02</text:p>
          </table:table-cell>
          <table:table-cell office:value-type="float" office:value="0.17439009">
            <text:p>0,17</text:p>
          </table:table-cell>
          <table:table-cell office:value-type="float" office:value="-0.10851815">
            <text:p>-0,11</text:p>
          </table:table-cell>
          <table:table-cell office:value-type="float" office:value="-0.09014492">
            <text:p>-0,09</text:p>
          </table:table-cell>
          <table:table-cell office:value-type="float" office:value="0.07065123">
            <text:p>0,07</text:p>
          </table:table-cell>
          <table:table-cell office:value-type="float" office:value="0.29413059">
            <text:p>0,29</text:p>
          </table:table-cell>
          <table:table-cell office:value-type="float" office:value="5727.5390625">
            <text:p>5727,54</text:p>
          </table:table-cell>
          <table:table-cell office:value-type="float" office:value="-0.01332092">
            <text:p>-0,01</text:p>
          </table:table-cell>
          <table:table-cell office:value-type="float" office:value="0.00342451">
            <text:p>0</text:p>
          </table:table-cell>
          <table:table-cell office:value-type="float" office:value="25">
            <text:p>25</text:p>
          </table:table-cell>
          <table:table-cell office:value-type="float" office:value="0.62822264">
            <text:p>0,63</text:p>
          </table:table-cell>
          <table:table-cell office:value-type="float" office:value="5.11687946">
            <text:p>5,12</text:p>
          </table:table-cell>
          <table:table-cell/>
          <table:table-cell office:value-type="float" office:value="0.09450126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44629">
            <text:p>0,62</text:p>
          </table:table-cell>
          <table:table-cell office:value-type="float" office:value="0.00441528">
            <text:p>0</text:p>
          </table:table-cell>
          <table:table-cell office:value-type="float" office:value="0.01659414">
            <text:p>0,02</text:p>
          </table:table-cell>
          <table:table-cell office:value-type="float" office:value="0.17411119">
            <text:p>0,17</text:p>
          </table:table-cell>
          <table:table-cell office:value-type="float" office:value="-0.10591465">
            <text:p>-0,11</text:p>
          </table:table-cell>
          <table:table-cell office:value-type="float" office:value="-0.08598296">
            <text:p>-0,09</text:p>
          </table:table-cell>
          <table:table-cell office:value-type="float" office:value="0.07558451">
            <text:p>0,08</text:p>
          </table:table-cell>
          <table:table-cell office:value-type="float" office:value="0.28702962">
            <text:p>0,29</text:p>
          </table:table-cell>
          <table:table-cell office:value-type="float" office:value="6196.2890625">
            <text:p>6196,29</text:p>
          </table:table-cell>
          <table:table-cell office:value-type="float" office:value="-0.01253967">
            <text:p>-0,01</text:p>
          </table:table-cell>
          <table:table-cell office:value-type="float" office:value="0.00283857">
            <text:p>0</text:p>
          </table:table-cell>
          <table:table-cell office:value-type="float" office:value="26">
            <text:p>26</text:p>
          </table:table-cell>
          <table:table-cell office:value-type="float" office:value="0.624462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8985084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736331">
            <text:p>0,65</text:p>
          </table:table-cell>
          <table:table-cell office:value-type="float" office:value="0.00537856">
            <text:p>0,01</text:p>
          </table:table-cell>
          <table:table-cell office:value-type="float" office:value="0.01284531">
            <text:p>0,01</text:p>
          </table:table-cell>
          <table:table-cell office:value-type="float" office:value="0.17470109">
            <text:p>0,17</text:p>
          </table:table-cell>
          <table:table-cell office:value-type="float" office:value="-0.10571634">
            <text:p>-0,11</text:p>
          </table:table-cell>
          <table:table-cell office:value-type="float" office:value="-0.07826964">
            <text:p>-0,08</text:p>
          </table:table-cell>
          <table:table-cell office:value-type="float" office:value="0.08047273">
            <text:p>0,08</text:p>
          </table:table-cell>
          <table:table-cell office:value-type="float" office:value="0.27943033">
            <text:p>0,28</text:p>
          </table:table-cell>
          <table:table-cell office:value-type="float" office:value="6049.8046875">
            <text:p>6049,8</text:p>
          </table:table-cell>
          <table:table-cell office:value-type="float" office:value="-0.01264343">
            <text:p>-0,01</text:p>
          </table:table-cell>
          <table:table-cell office:value-type="float" office:value="0.00398848">
            <text:p>0</text:p>
          </table:table-cell>
          <table:table-cell office:value-type="float" office:value="27">
            <text:p>27</text:p>
          </table:table-cell>
          <table:table-cell office:value-type="float" office:value="0.64736331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8617985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9541017">
            <text:p>0,6</text:p>
          </table:table-cell>
          <table:table-cell office:value-type="float" office:value="0.00659691">
            <text:p>0,01</text:p>
          </table:table-cell>
          <table:table-cell office:value-type="float" office:value="0.0127609">
            <text:p>0,01</text:p>
          </table:table-cell>
          <table:table-cell office:value-type="float" office:value="0.17696449">
            <text:p>0,18</text:p>
          </table:table-cell>
          <table:table-cell office:value-type="float" office:value="-0.10656044">
            <text:p>-0,11</text:p>
          </table:table-cell>
          <table:table-cell office:value-type="float" office:value="-0.06776258">
            <text:p>-0,07</text:p>
          </table:table-cell>
          <table:table-cell office:value-type="float" office:value="0.08986612">
            <text:p>0,09</text:p>
          </table:table-cell>
          <table:table-cell office:value-type="float" office:value="0.27182466">
            <text:p>0,27</text:p>
          </table:table-cell>
          <table:table-cell office:value-type="float" office:value="5712.890625">
            <text:p>5712,89</text:p>
          </table:table-cell>
          <table:table-cell office:value-type="float" office:value="-0.0129303">
            <text:p>-0,01</text:p>
          </table:table-cell>
          <table:table-cell office:value-type="float" office:value="0.00387861">
            <text:p>0</text:p>
          </table:table-cell>
          <table:table-cell office:value-type="float" office:value="28">
            <text:p>28</text:p>
          </table:table-cell>
          <table:table-cell office:value-type="float" office:value="0.59541017">
            <text:p>0,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7792322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079103">
            <text:p>0,61</text:p>
          </table:table-cell>
          <table:table-cell office:value-type="float" office:value="0.00790936">
            <text:p>0,01</text:p>
          </table:table-cell>
          <table:table-cell office:value-type="float" office:value="0.01232395">
            <text:p>0,01</text:p>
          </table:table-cell>
          <table:table-cell office:value-type="float" office:value="0.17790736">
            <text:p>0,18</text:p>
          </table:table-cell>
          <table:table-cell office:value-type="float" office:value="-0.1043434">
            <text:p>-0,1</text:p>
          </table:table-cell>
          <table:table-cell office:value-type="float" office:value="-0.0607695">
            <text:p>-0,06</text:p>
          </table:table-cell>
          <table:table-cell office:value-type="float" office:value="0.09645488">
            <text:p>0,1</text:p>
          </table:table-cell>
          <table:table-cell office:value-type="float" office:value="0.26397932">
            <text:p>0,26</text:p>
          </table:table-cell>
          <table:table-cell office:value-type="float" office:value="6020.5078125">
            <text:p>6020,51</text:p>
          </table:table-cell>
          <table:table-cell office:value-type="float" office:value="-0.01317139">
            <text:p>-0,01</text:p>
          </table:table-cell>
          <table:table-cell office:value-type="float" office:value="0.00285322">
            <text:p>0</text:p>
          </table:table-cell>
          <table:table-cell office:value-type="float" office:value="29">
            <text:p>29</text:p>
          </table:table-cell>
          <table:table-cell office:value-type="float" office:value="0.61079103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654274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916016">
            <text:p>0,64</text:p>
          </table:table-cell>
          <table:table-cell office:value-type="float" office:value="0.00908314">
            <text:p>0,01</text:p>
          </table:table-cell>
          <table:table-cell office:value-type="float" office:value="0.01087159">
            <text:p>0,01</text:p>
          </table:table-cell>
          <table:table-cell office:value-type="float" office:value="0.17939574">
            <text:p>0,18</text:p>
          </table:table-cell>
          <table:table-cell office:value-type="float" office:value="-0.10379422">
            <text:p>-0,1</text:p>
          </table:table-cell>
          <table:table-cell office:value-type="float" office:value="-0.05250541">
            <text:p>-0,05</text:p>
          </table:table-cell>
          <table:table-cell office:value-type="float" office:value="0.10011575">
            <text:p>0,1</text:p>
          </table:table-cell>
          <table:table-cell office:value-type="float" office:value="0.25631177">
            <text:p>0,26</text:p>
          </table:table-cell>
          <table:table-cell office:value-type="float" office:value="6103.515625">
            <text:p>6103,52</text:p>
          </table:table-cell>
          <table:table-cell office:value-type="float" office:value="-0.01316223">
            <text:p>-0,01</text:p>
          </table:table-cell>
          <table:table-cell office:value-type="float" office:value="0.00413496">
            <text:p>0</text:p>
          </table:table-cell>
          <table:table-cell office:value-type="float" office:value="30">
            <text:p>30</text:p>
          </table:table-cell>
          <table:table-cell office:value-type="float" office:value="0.63916016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934148">
            <text:p>0,06</text:p>
          </table:table-cell>
          <table:table-cell table:number-columns-repeated="239"/>
        </table:table-row>
      </table:table>
      <table:table table:name="pgach3060V 5P  0" table:style-name="ta1" table:print="false"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1:04:23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306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3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Ref, Surface: 314,28</text:p>
          </table:table-cell>
          <table:table-cell table:number-columns-repeated="255"/>
        </table:table-row>
        <table:table-row table:style-name="ro1">
          <table:table-cell office:value-type="string">
            <text:p>&gt; Ref, Chord: 2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3060,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253906">
            <text:p>0,45</text:p>
          </table:table-cell>
          <table:table-cell office:value-type="float" office:value="-0.02255678">
            <text:p>-0,02</text:p>
          </table:table-cell>
          <table:table-cell office:value-type="float" office:value="-0.05802735">
            <text:p>-0,06</text:p>
          </table:table-cell>
          <table:table-cell office:value-type="float" office:value="-0.16503291">
            <text:p>-0,17</text:p>
          </table:table-cell>
          <table:table-cell office:value-type="float" office:value="-0.12158142">
            <text:p>-0,12</text:p>
          </table:table-cell>
          <table:table-cell office:value-type="float" office:value="-0.14788142">
            <text:p>-0,15</text:p>
          </table:table-cell>
          <table:table-cell office:value-type="float" office:value="-0.11456834">
            <text:p>-0,11</text:p>
          </table:table-cell>
          <table:table-cell office:value-type="float" office:value="0.39492622">
            <text:p>0,39</text:p>
          </table:table-cell>
          <table:table-cell office:value-type="float" office:value="5996.09375">
            <text:p>5996,09</text:p>
          </table:table-cell>
          <table:table-cell office:value-type="float" office:value="-0.01134033">
            <text:p>-0,01</text:p>
          </table:table-cell>
          <table:table-cell office:value-type="float" office:value="0.00310225">
            <text:p>0</text:p>
          </table:table-cell>
          <table:table-cell office:value-type="float" office:value="-5">
            <text:p>-5</text:p>
          </table:table-cell>
          <table:table-cell office:value-type="float" office:value="0.45253906">
            <text:p>0,45</text:p>
          </table:table-cell>
          <table:table-cell office:value-type="float" office:value="-0.18065375">
            <text:p>-0,18</text:p>
          </table:table-cell>
          <table:table-cell/>
          <table:table-cell office:value-type="float" office:value="0.14359899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64063">
            <text:p>0,46</text:p>
          </table:table-cell>
          <table:table-cell office:value-type="float" office:value="-0.02247507">
            <text:p>-0,02</text:p>
          </table:table-cell>
          <table:table-cell office:value-type="float" office:value="-0.05409233">
            <text:p>-0,05</text:p>
          </table:table-cell>
          <table:table-cell office:value-type="float" office:value="-0.16394441">
            <text:p>-0,16</text:p>
          </table:table-cell>
          <table:table-cell office:value-type="float" office:value="-0.12266452">
            <text:p>-0,12</text:p>
          </table:table-cell>
          <table:table-cell office:value-type="float" office:value="-0.14880602">
            <text:p>-0,15</text:p>
          </table:table-cell>
          <table:table-cell office:value-type="float" office:value="-0.10958999">
            <text:p>-0,11</text:p>
          </table:table-cell>
          <table:table-cell office:value-type="float" office:value="0.39577061">
            <text:p>0,4</text:p>
          </table:table-cell>
          <table:table-cell office:value-type="float" office:value="5576.171875">
            <text:p>5576,17</text:p>
          </table:table-cell>
          <table:table-cell office:value-type="float" office:value="-0.01156311">
            <text:p>-0,01</text:p>
          </table:table-cell>
          <table:table-cell office:value-type="float" office:value="0.00414961">
            <text:p>0</text:p>
          </table:table-cell>
          <table:table-cell office:value-type="float" office:value="-4">
            <text:p>-4</text:p>
          </table:table-cell>
          <table:table-cell office:value-type="float" office:value="0.45664063">
            <text:p>0,46</text:p>
          </table:table-cell>
          <table:table-cell office:value-type="float" office:value="-0.17130463">
            <text:p>-0,17</text:p>
          </table:table-cell>
          <table:table-cell/>
          <table:table-cell office:value-type="float" office:value="0.14284962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10939">
            <text:p>0,46</text:p>
          </table:table-cell>
          <table:table-cell office:value-type="float" office:value="-0.02024638">
            <text:p>-0,02</text:p>
          </table:table-cell>
          <table:table-cell office:value-type="float" office:value="-0.05398309">
            <text:p>-0,05</text:p>
          </table:table-cell>
          <table:table-cell office:value-type="float" office:value="-0.16593383">
            <text:p>-0,17</text:p>
          </table:table-cell>
          <table:table-cell office:value-type="float" office:value="-0.12205686">
            <text:p>-0,12</text:p>
          </table:table-cell>
          <table:table-cell office:value-type="float" office:value="-0.14747269">
            <text:p>-0,15</text:p>
          </table:table-cell>
          <table:table-cell office:value-type="float" office:value="-0.08181673">
            <text:p>-0,08</text:p>
          </table:table-cell>
          <table:table-cell office:value-type="float" office:value="0.39814022">
            <text:p>0,4</text:p>
          </table:table-cell>
          <table:table-cell office:value-type="float" office:value="6142.578125">
            <text:p>6142,58</text:p>
          </table:table-cell>
          <table:table-cell office:value-type="float" office:value="-0.01071472">
            <text:p>-0,01</text:p>
          </table:table-cell>
          <table:table-cell office:value-type="float" office:value="0.00314619">
            <text:p>0</text:p>
          </table:table-cell>
          <table:table-cell office:value-type="float" office:value="-3">
            <text:p>-3</text:p>
          </table:table-cell>
          <table:table-cell office:value-type="float" office:value="0.46210939">
            <text:p>0,46</text:p>
          </table:table-cell>
          <table:table-cell office:value-type="float" office:value="-0.16668262">
            <text:p>-0,17</text:p>
          </table:table-cell>
          <table:table-cell/>
          <table:table-cell office:value-type="float" office:value="0.14331988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160157">
            <text:p>0,44</text:p>
          </table:table-cell>
          <table:table-cell office:value-type="float" office:value="-0.01926328">
            <text:p>-0,02</text:p>
          </table:table-cell>
          <table:table-cell office:value-type="float" office:value="-0.05230481">
            <text:p>-0,05</text:p>
          </table:table-cell>
          <table:table-cell office:value-type="float" office:value="-0.16573884">
            <text:p>-0,17</text:p>
          </table:table-cell>
          <table:table-cell office:value-type="float" office:value="-0.12165515">
            <text:p>-0,12</text:p>
          </table:table-cell>
          <table:table-cell office:value-type="float" office:value="-0.14971069">
            <text:p>-0,15</text:p>
          </table:table-cell>
          <table:table-cell office:value-type="float" office:value="-0.08939161">
            <text:p>-0,09</text:p>
          </table:table-cell>
          <table:table-cell office:value-type="float" office:value="0.39811006">
            <text:p>0,4</text:p>
          </table:table-cell>
          <table:table-cell office:value-type="float" office:value="5815.4296875">
            <text:p>5815,43</text:p>
          </table:table-cell>
          <table:table-cell office:value-type="float" office:value="-0.01143799">
            <text:p>-0,01</text:p>
          </table:table-cell>
          <table:table-cell office:value-type="float" office:value="0.00401777">
            <text:p>0</text:p>
          </table:table-cell>
          <table:table-cell office:value-type="float" office:value="-2">
            <text:p>-2</text:p>
          </table:table-cell>
          <table:table-cell office:value-type="float" office:value="0.44160157">
            <text:p>0,44</text:p>
          </table:table-cell>
          <table:table-cell office:value-type="float" office:value="-0.15453827">
            <text:p>-0,15</text:p>
          </table:table-cell>
          <table:table-cell/>
          <table:table-cell office:value-type="float" office:value="0.14495942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586913">
            <text:p>0,47</text:p>
          </table:table-cell>
          <table:table-cell office:value-type="float" office:value="-0.01703459">
            <text:p>-0,02</text:p>
          </table:table-cell>
          <table:table-cell office:value-type="float" office:value="-0.05212357">
            <text:p>-0,05</text:p>
          </table:table-cell>
          <table:table-cell office:value-type="float" office:value="-0.16731112">
            <text:p>-0,17</text:p>
          </table:table-cell>
          <table:table-cell office:value-type="float" office:value="-0.11997966">
            <text:p>-0,12</text:p>
          </table:table-cell>
          <table:table-cell office:value-type="float" office:value="-0.15141784">
            <text:p>-0,15</text:p>
          </table:table-cell>
          <table:table-cell office:value-type="float" office:value="-0.10345718">
            <text:p>-0,1</text:p>
          </table:table-cell>
          <table:table-cell office:value-type="float" office:value="0.39702922">
            <text:p>0,4</text:p>
          </table:table-cell>
          <table:table-cell office:value-type="float" office:value="7275.390625">
            <text:p>7275,39</text:p>
          </table:table-cell>
          <table:table-cell office:value-type="float" office:value="-0.01083679">
            <text:p>-0,01</text:p>
          </table:table-cell>
          <table:table-cell office:value-type="float" office:value="0.00340986">
            <text:p>0</text:p>
          </table:table-cell>
          <table:table-cell office:value-type="float" office:value="-1">
            <text:p>-1</text:p>
          </table:table-cell>
          <table:table-cell office:value-type="float" office:value="0.46586913">
            <text:p>0,47</text:p>
          </table:table-cell>
          <table:table-cell office:value-type="float" office:value="-0.13977136">
            <text:p>-0,14</text:p>
          </table:table-cell>
          <table:table-cell/>
          <table:table-cell office:value-type="float" office:value="0.14370713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313477">
            <text:p>0,46</text:p>
          </table:table-cell>
          <table:table-cell office:value-type="float" office:value="-0.01578158">
            <text:p>-0,02</text:p>
          </table:table-cell>
          <table:table-cell office:value-type="float" office:value="-0.05117271">
            <text:p>-0,05</text:p>
          </table:table-cell>
          <table:table-cell office:value-type="float" office:value="-0.16654596">
            <text:p>-0,17</text:p>
          </table:table-cell>
          <table:table-cell office:value-type="float" office:value="-0.11839315">
            <text:p>-0,12</text:p>
          </table:table-cell>
          <table:table-cell office:value-type="float" office:value="-0.1539499">
            <text:p>-0,15</text:p>
          </table:table-cell>
          <table:table-cell office:value-type="float" office:value="-0.09552044">
            <text:p>-0,1</text:p>
          </table:table-cell>
          <table:table-cell office:value-type="float" office:value="0.39692128">
            <text:p>0,4</text:p>
          </table:table-cell>
          <table:table-cell office:value-type="float" office:value="5844.7265625">
            <text:p>5844,73</text:p>
          </table:table-cell>
          <table:table-cell office:value-type="float" office:value="-0.01142273">
            <text:p>-0,01</text:p>
          </table:table-cell>
          <table:table-cell office:value-type="float" office:value="0.00334395">
            <text:p>0</text:p>
          </table:table-cell>
          <table:table-cell office:value-type="float" office:value="0">
            <text:p>0</text:p>
          </table:table-cell>
          <table:table-cell office:value-type="float" office:value="0.46313477">
            <text:p>0,46</text:p>
          </table:table-cell>
          <table:table-cell office:value-type="float" office:value="-0.13014947">
            <text:p>-0,13</text:p>
          </table:table-cell>
          <table:table-cell/>
          <table:table-cell office:value-type="float" office:value="0.14683536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543946">
            <text:p>0,48</text:p>
          </table:table-cell>
          <table:table-cell office:value-type="float" office:value="-0.01168575">
            <text:p>-0,01</text:p>
          </table:table-cell>
          <table:table-cell office:value-type="float" office:value="-0.05338725">
            <text:p>-0,05</text:p>
          </table:table-cell>
          <table:table-cell office:value-type="float" office:value="-0.17327197">
            <text:p>-0,17</text:p>
          </table:table-cell>
          <table:table-cell office:value-type="float" office:value="-0.1100767">
            <text:p>-0,11</text:p>
          </table:table-cell>
          <table:table-cell office:value-type="float" office:value="-0.15517107">
            <text:p>-0,16</text:p>
          </table:table-cell>
          <table:table-cell office:value-type="float" office:value="-0.08831668">
            <text:p>-0,09</text:p>
          </table:table-cell>
          <table:table-cell office:value-type="float" office:value="0.39664352">
            <text:p>0,4</text:p>
          </table:table-cell>
          <table:table-cell office:value-type="float" office:value="6274.4140625">
            <text:p>6274,41</text:p>
          </table:table-cell>
          <table:table-cell office:value-type="float" office:value="-0.01159363">
            <text:p>-0,01</text:p>
          </table:table-cell>
          <table:table-cell office:value-type="float" office:value="0.00228926">
            <text:p>0</text:p>
          </table:table-cell>
          <table:table-cell office:value-type="float" office:value="1">
            <text:p>1</text:p>
          </table:table-cell>
          <table:table-cell office:value-type="float" office:value="0.47543946">
            <text:p>0,48</text:p>
          </table:table-cell>
          <table:table-cell office:value-type="float" office:value="-0.12106061">
            <text:p>-0,12</text:p>
          </table:table-cell>
          <table:table-cell/>
          <table:table-cell office:value-type="float" office:value="0.14856794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475585">
            <text:p>0,47</text:p>
          </table:table-cell>
          <table:table-cell office:value-type="float" office:value="-0.00935058">
            <text:p>-0,01</text:p>
          </table:table-cell>
          <table:table-cell office:value-type="float" office:value="-0.0527641">
            <text:p>-0,05</text:p>
          </table:table-cell>
          <table:table-cell office:value-type="float" office:value="-0.17648812">
            <text:p>-0,18</text:p>
          </table:table-cell>
          <table:table-cell office:value-type="float" office:value="-0.1076232">
            <text:p>-0,11</text:p>
          </table:table-cell>
          <table:table-cell office:value-type="float" office:value="-0.15357608">
            <text:p>-0,15</text:p>
          </table:table-cell>
          <table:table-cell office:value-type="float" office:value="-0.0822475">
            <text:p>-0,08</text:p>
          </table:table-cell>
          <table:table-cell office:value-type="float" office:value="0.39670861">
            <text:p>0,4</text:p>
          </table:table-cell>
          <table:table-cell office:value-type="float" office:value="5864.2578125">
            <text:p>5864,26</text:p>
          </table:table-cell>
          <table:table-cell office:value-type="float" office:value="-0.01158752">
            <text:p>-0,01</text:p>
          </table:table-cell>
          <table:table-cell office:value-type="float" office:value="0.00366621">
            <text:p>0</text:p>
          </table:table-cell>
          <table:table-cell office:value-type="float" office:value="2">
            <text:p>2</text:p>
          </table:table-cell>
          <table:table-cell office:value-type="float" office:value="0.47475585">
            <text:p>0,47</text:p>
          </table:table-cell>
          <table:table-cell office:value-type="float" office:value="-0.11303778">
            <text:p>-0,11</text:p>
          </table:table-cell>
          <table:table-cell/>
          <table:table-cell office:value-type="float" office:value="0.14667693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791992">
            <text:p>0,47</text:p>
          </table:table-cell>
          <table:table-cell office:value-type="float" office:value="-0.00790441">
            <text:p>-0,01</text:p>
          </table:table-cell>
          <table:table-cell office:value-type="float" office:value="-0.05122981">
            <text:p>-0,05</text:p>
          </table:table-cell>
          <table:table-cell office:value-type="float" office:value="-0.17736682">
            <text:p>-0,18</text:p>
          </table:table-cell>
          <table:table-cell office:value-type="float" office:value="-0.10663163">
            <text:p>-0,11</text:p>
          </table:table-cell>
          <table:table-cell office:value-type="float" office:value="-0.15309009">
            <text:p>-0,15</text:p>
          </table:table-cell>
          <table:table-cell office:value-type="float" office:value="-0.07874303">
            <text:p>-0,08</text:p>
          </table:table-cell>
          <table:table-cell office:value-type="float" office:value="0.39558491">
            <text:p>0,4</text:p>
          </table:table-cell>
          <table:table-cell office:value-type="float" office:value="6010.7421875">
            <text:p>6010,74</text:p>
          </table:table-cell>
          <table:table-cell office:value-type="float" office:value="-0.01159363">
            <text:p>-0,01</text:p>
          </table:table-cell>
          <table:table-cell office:value-type="float" office:value="0.00362227">
            <text:p>0</text:p>
          </table:table-cell>
          <table:table-cell office:value-type="float" office:value="3">
            <text:p>3</text:p>
          </table:table-cell>
          <table:table-cell office:value-type="float" office:value="0.46791992">
            <text:p>0,47</text:p>
          </table:table-cell>
          <table:table-cell office:value-type="float" office:value="-0.10282782">
            <text:p>-0,1</text:p>
          </table:table-cell>
          <table:table-cell/>
          <table:table-cell office:value-type="float" office:value="0.1461388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67969">
            <text:p>0,47</text:p>
          </table:table-cell>
          <table:table-cell office:value-type="float" office:value="-0.00761716">
            <text:p>-0,01</text:p>
          </table:table-cell>
          <table:table-cell office:value-type="float" office:value="-0.04963594">
            <text:p>-0,05</text:p>
          </table:table-cell>
          <table:table-cell office:value-type="float" office:value="-0.17708543">
            <text:p>-0,18</text:p>
          </table:table-cell>
          <table:table-cell office:value-type="float" office:value="-0.10719352">
            <text:p>-0,11</text:p>
          </table:table-cell>
          <table:table-cell office:value-type="float" office:value="-0.15112874">
            <text:p>-0,15</text:p>
          </table:table-cell>
          <table:table-cell office:value-type="float" office:value="-0.06797649">
            <text:p>-0,07</text:p>
          </table:table-cell>
          <table:table-cell office:value-type="float" office:value="0.39453897">
            <text:p>0,39</text:p>
          </table:table-cell>
          <table:table-cell office:value-type="float" office:value="5874.0234375">
            <text:p>5874,02</text:p>
          </table:table-cell>
          <table:table-cell office:value-type="float" office:value="-0.01125793">
            <text:p>-0,01</text:p>
          </table:table-cell>
          <table:table-cell office:value-type="float" office:value="0.00317549">
            <text:p>0</text:p>
          </table:table-cell>
          <table:table-cell office:value-type="float" office:value="4">
            <text:p>4</text:p>
          </table:table-cell>
          <table:table-cell office:value-type="float" office:value="0.47167969">
            <text:p>0,47</text:p>
          </table:table-cell>
          <table:table-cell office:value-type="float" office:value="-0.09469488">
            <text:p>-0,09</text:p>
          </table:table-cell>
          <table:table-cell/>
          <table:table-cell office:value-type="float" office:value="0.1442176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450195">
            <text:p>0,46</text:p>
          </table:table-cell>
          <table:table-cell office:value-type="float" office:value="-0.00819414">
            <text:p>-0,01</text:p>
          </table:table-cell>
          <table:table-cell office:value-type="float" office:value="-0.04703907">
            <text:p>-0,05</text:p>
          </table:table-cell>
          <table:table-cell office:value-type="float" office:value="-0.17467394">
            <text:p>-0,17</text:p>
          </table:table-cell>
          <table:table-cell office:value-type="float" office:value="-0.10867833">
            <text:p>-0,11</text:p>
          </table:table-cell>
          <table:table-cell office:value-type="float" office:value="-0.15096176">
            <text:p>-0,15</text:p>
          </table:table-cell>
          <table:table-cell office:value-type="float" office:value="-0.06502606">
            <text:p>-0,07</text:p>
          </table:table-cell>
          <table:table-cell office:value-type="float" office:value="0.39345971">
            <text:p>0,39</text:p>
          </table:table-cell>
          <table:table-cell office:value-type="float" office:value="5976.5625">
            <text:p>5976,56</text:p>
          </table:table-cell>
          <table:table-cell office:value-type="float" office:value="-0.01181946">
            <text:p>-0,01</text:p>
          </table:table-cell>
          <table:table-cell office:value-type="float" office:value="0.00306562">
            <text:p>0</text:p>
          </table:table-cell>
          <table:table-cell office:value-type="float" office:value="5">
            <text:p>5</text:p>
          </table:table-cell>
          <table:table-cell office:value-type="float" office:value="0.46450195">
            <text:p>0,46</text:p>
          </table:table-cell>
          <table:table-cell office:value-type="float" office:value="-0.08541083">
            <text:p>-0,09</text:p>
          </table:table-cell>
          <table:table-cell/>
          <table:table-cell office:value-type="float" office:value="0.14183623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347657">
            <text:p>0,46</text:p>
          </table:table-cell>
          <table:table-cell office:value-type="float" office:value="-0.00784745">
            <text:p>-0,01</text:p>
          </table:table-cell>
          <table:table-cell office:value-type="float" office:value="-0.04459613">
            <text:p>-0,04</text:p>
          </table:table-cell>
          <table:table-cell office:value-type="float" office:value="-0.1727487">
            <text:p>-0,17</text:p>
          </table:table-cell>
          <table:table-cell office:value-type="float" office:value="-0.10860714">
            <text:p>-0,11</text:p>
          </table:table-cell>
          <table:table-cell office:value-type="float" office:value="-0.15079977">
            <text:p>-0,15</text:p>
          </table:table-cell>
          <table:table-cell office:value-type="float" office:value="-0.05698594">
            <text:p>-0,06</text:p>
          </table:table-cell>
          <table:table-cell office:value-type="float" office:value="0.39189634">
            <text:p>0,39</text:p>
          </table:table-cell>
          <table:table-cell office:value-type="float" office:value="5844.7265625">
            <text:p>5844,73</text:p>
          </table:table-cell>
          <table:table-cell office:value-type="float" office:value="-0.01184692">
            <text:p>-0,01</text:p>
          </table:table-cell>
          <table:table-cell office:value-type="float" office:value="0.00295576">
            <text:p>0</text:p>
          </table:table-cell>
          <table:table-cell office:value-type="float" office:value="6">
            <text:p>6</text:p>
          </table:table-cell>
          <table:table-cell office:value-type="float" office:value="0.46347657">
            <text:p>0,46</text:p>
          </table:table-cell>
          <table:table-cell office:value-type="float" office:value="-0.07559125">
            <text:p>-0,08</text:p>
          </table:table-cell>
          <table:table-cell/>
          <table:table-cell office:value-type="float" office:value="0.13829812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99608">
            <text:p>0,47</text:p>
          </table:table-cell>
          <table:table-cell office:value-type="float" office:value="-0.00829071">
            <text:p>-0,01</text:p>
          </table:table-cell>
          <table:table-cell office:value-type="float" office:value="-0.04155983">
            <text:p>-0,04</text:p>
          </table:table-cell>
          <table:table-cell office:value-type="float" office:value="-0.16961402">
            <text:p>-0,17</text:p>
          </table:table-cell>
          <table:table-cell office:value-type="float" office:value="-0.10943344">
            <text:p>-0,11</text:p>
          </table:table-cell>
          <table:table-cell office:value-type="float" office:value="-0.15058793">
            <text:p>-0,15</text:p>
          </table:table-cell>
          <table:table-cell office:value-type="float" office:value="-0.04694044">
            <text:p>-0,05</text:p>
          </table:table-cell>
          <table:table-cell office:value-type="float" office:value="0.39010921">
            <text:p>0,39</text:p>
          </table:table-cell>
          <table:table-cell office:value-type="float" office:value="7055.6640625">
            <text:p>7055,66</text:p>
          </table:table-cell>
          <table:table-cell office:value-type="float" office:value="-0.01168823">
            <text:p>-0,01</text:p>
          </table:table-cell>
          <table:table-cell office:value-type="float" office:value="0.00376875">
            <text:p>0</text:p>
          </table:table-cell>
          <table:table-cell office:value-type="float" office:value="7">
            <text:p>7</text:p>
          </table:table-cell>
          <table:table-cell office:value-type="float" office:value="0.47099608">
            <text:p>0,47</text:p>
          </table:table-cell>
          <table:table-cell office:value-type="float" office:value="-0.06696533">
            <text:p>-0,07</text:p>
          </table:table-cell>
          <table:table-cell/>
          <table:table-cell office:value-type="float" office:value="0.13838361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37499">
            <text:p>0,46</text:p>
          </table:table-cell>
          <table:table-cell office:value-type="float" office:value="-0.00772364">
            <text:p>-0,01</text:p>
          </table:table-cell>
          <table:table-cell office:value-type="float" office:value="-0.0402465">
            <text:p>-0,04</text:p>
          </table:table-cell>
          <table:table-cell office:value-type="float" office:value="-0.16920428">
            <text:p>-0,17</text:p>
          </table:table-cell>
          <table:table-cell office:value-type="float" office:value="-0.10854103">
            <text:p>-0,11</text:p>
          </table:table-cell>
          <table:table-cell office:value-type="float" office:value="-0.15019915">
            <text:p>-0,15</text:p>
          </table:table-cell>
          <table:table-cell office:value-type="float" office:value="-0.04354864">
            <text:p>-0,04</text:p>
          </table:table-cell>
          <table:table-cell office:value-type="float" office:value="0.38794908">
            <text:p>0,39</text:p>
          </table:table-cell>
          <table:table-cell office:value-type="float" office:value="6010.7421875">
            <text:p>6010,74</text:p>
          </table:table-cell>
          <table:table-cell office:value-type="float" office:value="-0.01211243">
            <text:p>-0,01</text:p>
          </table:table-cell>
          <table:table-cell office:value-type="float" office:value="0.00297041">
            <text:p>0</text:p>
          </table:table-cell>
          <table:table-cell office:value-type="float" office:value="8">
            <text:p>8</text:p>
          </table:table-cell>
          <table:table-cell office:value-type="float" office:value="0.45937499">
            <text:p>0,46</text:p>
          </table:table-cell>
          <table:table-cell office:value-type="float" office:value="-0.05724835">
            <text:p>-0,06</text:p>
          </table:table-cell>
          <table:table-cell/>
          <table:table-cell office:value-type="float" office:value="0.13552698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586913">
            <text:p>0,47</text:p>
          </table:table-cell>
          <table:table-cell office:value-type="float" office:value="-0.00782517">
            <text:p>-0,01</text:p>
          </table:table-cell>
          <table:table-cell office:value-type="float" office:value="-0.03853098">
            <text:p>-0,04</text:p>
          </table:table-cell>
          <table:table-cell office:value-type="float" office:value="-0.16664469">
            <text:p>-0,17</text:p>
          </table:table-cell>
          <table:table-cell office:value-type="float" office:value="-0.10639518">
            <text:p>-0,11</text:p>
          </table:table-cell>
          <table:table-cell office:value-type="float" office:value="-0.15121098">
            <text:p>-0,15</text:p>
          </table:table-cell>
          <table:table-cell office:value-type="float" office:value="-0.0361898">
            <text:p>-0,04</text:p>
          </table:table-cell>
          <table:table-cell office:value-type="float" office:value="0.38511124">
            <text:p>0,39</text:p>
          </table:table-cell>
          <table:table-cell office:value-type="float" office:value="5654.296875">
            <text:p>5654,3</text:p>
          </table:table-cell>
          <table:table-cell office:value-type="float" office:value="-0.01109009">
            <text:p>-0,01</text:p>
          </table:table-cell>
          <table:table-cell office:value-type="float" office:value="0.00371016">
            <text:p>0</text:p>
          </table:table-cell>
          <table:table-cell office:value-type="float" office:value="9">
            <text:p>9</text:p>
          </table:table-cell>
          <table:table-cell office:value-type="float" office:value="0.46586913">
            <text:p>0,47</text:p>
          </table:table-cell>
          <table:table-cell office:value-type="float" office:value="-0.04559949">
            <text:p>-0,05</text:p>
          </table:table-cell>
          <table:table-cell/>
          <table:table-cell office:value-type="float" office:value="0.13497376">
            <text:p>0,1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407228">
            <text:p>0,47</text:p>
          </table:table-cell>
          <table:table-cell office:value-type="float" office:value="-0.00742896">
            <text:p>-0,01</text:p>
          </table:table-cell>
          <table:table-cell office:value-type="float" office:value="-0.03680801">
            <text:p>-0,04</text:p>
          </table:table-cell>
          <table:table-cell office:value-type="float" office:value="-0.1658968">
            <text:p>-0,17</text:p>
          </table:table-cell>
          <table:table-cell office:value-type="float" office:value="-0.10587143">
            <text:p>-0,11</text:p>
          </table:table-cell>
          <table:table-cell office:value-type="float" office:value="-0.15028638">
            <text:p>-0,15</text:p>
          </table:table-cell>
          <table:table-cell office:value-type="float" office:value="-0.01729566">
            <text:p>-0,02</text:p>
          </table:table-cell>
          <table:table-cell office:value-type="float" office:value="0.3824845">
            <text:p>0,38</text:p>
          </table:table-cell>
          <table:table-cell office:value-type="float" office:value="5981.4453125">
            <text:p>5981,45</text:p>
          </table:table-cell>
          <table:table-cell office:value-type="float" office:value="-0.01129761">
            <text:p>-0,01</text:p>
          </table:table-cell>
          <table:table-cell office:value-type="float" office:value="0.00360762">
            <text:p>0</text:p>
          </table:table-cell>
          <table:table-cell office:value-type="float" office:value="10">
            <text:p>10</text:p>
          </table:table-cell>
          <table:table-cell office:value-type="float" office:value="0.47407228">
            <text:p>0,47</text:p>
          </table:table-cell>
          <table:table-cell office:value-type="float" office:value="-0.03763922">
            <text:p>-0,04</text:p>
          </table:table-cell>
          <table:table-cell/>
          <table:table-cell office:value-type="float" office:value="0.13607015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732421">
            <text:p>0,46</text:p>
          </table:table-cell>
          <table:table-cell office:value-type="float" office:value="-0.0063369">
            <text:p>-0,01</text:p>
          </table:table-cell>
          <table:table-cell office:value-type="float" office:value="-0.03591921">
            <text:p>-0,04</text:p>
          </table:table-cell>
          <table:table-cell office:value-type="float" office:value="-0.1648626">
            <text:p>-0,16</text:p>
          </table:table-cell>
          <table:table-cell office:value-type="float" office:value="-0.10254841">
            <text:p>-0,1</text:p>
          </table:table-cell>
          <table:table-cell office:value-type="float" office:value="-0.15236984">
            <text:p>-0,15</text:p>
          </table:table-cell>
          <table:table-cell office:value-type="float" office:value="-0.02051117">
            <text:p>-0,02</text:p>
          </table:table-cell>
          <table:table-cell office:value-type="float" office:value="0.37888801">
            <text:p>0,38</text:p>
          </table:table-cell>
          <table:table-cell office:value-type="float" office:value="5673.828125">
            <text:p>5673,83</text:p>
          </table:table-cell>
          <table:table-cell office:value-type="float" office:value="-0.01107483">
            <text:p>-0,01</text:p>
          </table:table-cell>
          <table:table-cell office:value-type="float" office:value="0.00392256">
            <text:p>0</text:p>
          </table:table-cell>
          <table:table-cell office:value-type="float" office:value="11">
            <text:p>11</text:p>
          </table:table-cell>
          <table:table-cell office:value-type="float" office:value="0.45732421">
            <text:p>0,46</text:p>
          </table:table-cell>
          <table:table-cell office:value-type="float" office:value="-0.02466406">
            <text:p>-0,02</text:p>
          </table:table-cell>
          <table:table-cell/>
          <table:table-cell office:value-type="float" office:value="0.13725454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561522">
            <text:p>0,46</text:p>
          </table:table-cell>
          <table:table-cell office:value-type="float" office:value="-0.00514827">
            <text:p>-0,01</text:p>
          </table:table-cell>
          <table:table-cell office:value-type="float" office:value="-0.03485663">
            <text:p>-0,03</text:p>
          </table:table-cell>
          <table:table-cell office:value-type="float" office:value="-0.16505513">
            <text:p>-0,17</text:p>
          </table:table-cell>
          <table:table-cell office:value-type="float" office:value="-0.10034408">
            <text:p>-0,1</text:p>
          </table:table-cell>
          <table:table-cell office:value-type="float" office:value="-0.15092936">
            <text:p>-0,15</text:p>
          </table:table-cell>
          <table:table-cell office:value-type="float" office:value="-0.00229168">
            <text:p>0</text:p>
          </table:table-cell>
          <table:table-cell office:value-type="float" office:value="0.3753899">
            <text:p>0,38</text:p>
          </table:table-cell>
          <table:table-cell office:value-type="float" office:value="5756.8359375">
            <text:p>5756,84</text:p>
          </table:table-cell>
          <table:table-cell office:value-type="float" office:value="-0.01152649">
            <text:p>-0,01</text:p>
          </table:table-cell>
          <table:table-cell office:value-type="float" office:value="0.00306562">
            <text:p>0</text:p>
          </table:table-cell>
          <table:table-cell office:value-type="float" office:value="12">
            <text:p>12</text:p>
          </table:table-cell>
          <table:table-cell office:value-type="float" office:value="0.45561522">
            <text:p>0,46</text:p>
          </table:table-cell>
          <table:table-cell office:value-type="float" office:value="-0.01471185">
            <text:p>-0,01</text:p>
          </table:table-cell>
          <table:table-cell/>
          <table:table-cell office:value-type="float" office:value="0.13535096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955079">
            <text:p>0,44</text:p>
          </table:table-cell>
          <table:table-cell office:value-type="float" office:value="-0.00533894">
            <text:p>-0,01</text:p>
          </table:table-cell>
          <table:table-cell office:value-type="float" office:value="-0.03227217">
            <text:p>-0,03</text:p>
          </table:table-cell>
          <table:table-cell office:value-type="float" office:value="-0.1616514">
            <text:p>-0,16</text:p>
          </table:table-cell>
          <table:table-cell office:value-type="float" office:value="-0.09835331">
            <text:p>-0,1</text:p>
          </table:table-cell>
          <table:table-cell office:value-type="float" office:value="-0.15251689">
            <text:p>-0,15</text:p>
          </table:table-cell>
          <table:table-cell office:value-type="float" office:value="-0.00492533">
            <text:p>0</text:p>
          </table:table-cell>
          <table:table-cell office:value-type="float" office:value="0.37118393">
            <text:p>0,37</text:p>
          </table:table-cell>
          <table:table-cell office:value-type="float" office:value="5634.765625">
            <text:p>5634,77</text:p>
          </table:table-cell>
          <table:table-cell office:value-type="float" office:value="-0.01121826">
            <text:p>-0,01</text:p>
          </table:table-cell>
          <table:table-cell office:value-type="float" office:value="0.00403242">
            <text:p>0</text:p>
          </table:table-cell>
          <table:table-cell office:value-type="float" office:value="13">
            <text:p>13</text:p>
          </table:table-cell>
          <table:table-cell office:value-type="float" office:value="0.43955079">
            <text:p>0,44</text:p>
          </table:table-cell>
          <table:table-cell office:value-type="float" office:value="-0.00232727">
            <text:p>0</text:p>
          </table:table-cell>
          <table:table-cell/>
          <table:table-cell office:value-type="float" office:value="0.13566026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73047">
            <text:p>0,47</text:p>
          </table:table-cell>
          <table:table-cell office:value-type="float" office:value="-0.00452919">
            <text:p>0</text:p>
          </table:table-cell>
          <table:table-cell office:value-type="float" office:value="-0.03097374">
            <text:p>-0,03</text:p>
          </table:table-cell>
          <table:table-cell office:value-type="float" office:value="-0.15993349">
            <text:p>-0,16</text:p>
          </table:table-cell>
          <table:table-cell office:value-type="float" office:value="-0.09740497">
            <text:p>-0,1</text:p>
          </table:table-cell>
          <table:table-cell office:value-type="float" office:value="-0.15136799">
            <text:p>-0,15</text:p>
          </table:table-cell>
          <table:table-cell office:value-type="float" office:value="0.01375541">
            <text:p>0,01</text:p>
          </table:table-cell>
          <table:table-cell office:value-type="float" office:value="0.36727634">
            <text:p>0,37</text:p>
          </table:table-cell>
          <table:table-cell office:value-type="float" office:value="6269.53125">
            <text:p>6269,53</text:p>
          </table:table-cell>
          <table:table-cell office:value-type="float" office:value="-0.01119995">
            <text:p>-0,01</text:p>
          </table:table-cell>
          <table:table-cell office:value-type="float" office:value="0.00198896">
            <text:p>0</text:p>
          </table:table-cell>
          <table:table-cell office:value-type="float" office:value="14">
            <text:p>14</text:p>
          </table:table-cell>
          <table:table-cell office:value-type="float" office:value="0.47373047">
            <text:p>0,47</text:p>
          </table:table-cell>
          <table:table-cell office:value-type="float" office:value="0.00714697">
            <text:p>0,01</text:p>
          </table:table-cell>
          <table:table-cell/>
          <table:table-cell office:value-type="float" office:value="0.13371895">
            <text:p>0,1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73047">
            <text:p>0,47</text:p>
          </table:table-cell>
          <table:table-cell office:value-type="float" office:value="-0.00392992">
            <text:p>0</text:p>
          </table:table-cell>
          <table:table-cell office:value-type="float" office:value="-0.02874431">
            <text:p>-0,03</text:p>
          </table:table-cell>
          <table:table-cell office:value-type="float" office:value="-0.15945958">
            <text:p>-0,16</text:p>
          </table:table-cell>
          <table:table-cell office:value-type="float" office:value="-0.09651764">
            <text:p>-0,1</text:p>
          </table:table-cell>
          <table:table-cell office:value-type="float" office:value="-0.14833251">
            <text:p>-0,15</text:p>
          </table:table-cell>
          <table:table-cell office:value-type="float" office:value="0.01474021">
            <text:p>0,01</text:p>
          </table:table-cell>
          <table:table-cell office:value-type="float" office:value="0.36292595">
            <text:p>0,36</text:p>
          </table:table-cell>
          <table:table-cell office:value-type="float" office:value="6166.9921875">
            <text:p>6166,99</text:p>
          </table:table-cell>
          <table:table-cell office:value-type="float" office:value="-0.0115387">
            <text:p>-0,01</text:p>
          </table:table-cell>
          <table:table-cell office:value-type="float" office:value="0.00398115">
            <text:p>0</text:p>
          </table:table-cell>
          <table:table-cell office:value-type="float" office:value="15">
            <text:p>15</text:p>
          </table:table-cell>
          <table:table-cell office:value-type="float" office:value="0.47373047">
            <text:p>0,47</text:p>
          </table:table-cell>
          <table:table-cell office:value-type="float" office:value="0.01774481">
            <text:p>0,02</text:p>
          </table:table-cell>
          <table:table-cell/>
          <table:table-cell office:value-type="float" office:value="0.13305508">
            <text:p>0,1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561522">
            <text:p>0,46</text:p>
          </table:table-cell>
          <table:table-cell office:value-type="float" office:value="-0.00306816">
            <text:p>0</text:p>
          </table:table-cell>
          <table:table-cell office:value-type="float" office:value="-0.02626412">
            <text:p>-0,03</text:p>
          </table:table-cell>
          <table:table-cell office:value-type="float" office:value="-0.15921028">
            <text:p>-0,16</text:p>
          </table:table-cell>
          <table:table-cell office:value-type="float" office:value="-0.09851095">
            <text:p>-0,1</text:p>
          </table:table-cell>
          <table:table-cell office:value-type="float" office:value="-0.14364222">
            <text:p>-0,14</text:p>
          </table:table-cell>
          <table:table-cell office:value-type="float" office:value="0.0129734">
            <text:p>0,01</text:p>
          </table:table-cell>
          <table:table-cell office:value-type="float" office:value="0.3572804">
            <text:p>0,36</text:p>
          </table:table-cell>
          <table:table-cell office:value-type="float" office:value="6005.859375">
            <text:p>6005,86</text:p>
          </table:table-cell>
          <table:table-cell office:value-type="float" office:value="-0.01123657">
            <text:p>-0,01</text:p>
          </table:table-cell>
          <table:table-cell office:value-type="float" office:value="0.00261885">
            <text:p>0</text:p>
          </table:table-cell>
          <table:table-cell office:value-type="float" office:value="16">
            <text:p>16</text:p>
          </table:table-cell>
          <table:table-cell office:value-type="float" office:value="0.45561522">
            <text:p>0,46</text:p>
          </table:table-cell>
          <table:table-cell office:value-type="float" office:value="0.02935364">
            <text:p>0,03</text:p>
          </table:table-cell>
          <table:table-cell/>
          <table:table-cell office:value-type="float" office:value="0.12898889">
            <text:p>0,1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37499">
            <text:p>0,46</text:p>
          </table:table-cell>
          <table:table-cell office:value-type="float" office:value="-0.0022584">
            <text:p>0</text:p>
          </table:table-cell>
          <table:table-cell office:value-type="float" office:value="-0.02416379">
            <text:p>-0,02</text:p>
          </table:table-cell>
          <table:table-cell office:value-type="float" office:value="-0.15950648">
            <text:p>-0,16</text:p>
          </table:table-cell>
          <table:table-cell office:value-type="float" office:value="-0.09829229">
            <text:p>-0,1</text:p>
          </table:table-cell>
          <table:table-cell office:value-type="float" office:value="-0.13919865">
            <text:p>-0,14</text:p>
          </table:table-cell>
          <table:table-cell office:value-type="float" office:value="0.01982725">
            <text:p>0,02</text:p>
          </table:table-cell>
          <table:table-cell office:value-type="float" office:value="0.35226184">
            <text:p>0,35</text:p>
          </table:table-cell>
          <table:table-cell office:value-type="float" office:value="6079.1015625">
            <text:p>6079,1</text:p>
          </table:table-cell>
          <table:table-cell office:value-type="float" office:value="-0.01156311">
            <text:p>-0,01</text:p>
          </table:table-cell>
          <table:table-cell office:value-type="float" office:value="0.00382002">
            <text:p>0</text:p>
          </table:table-cell>
          <table:table-cell office:value-type="float" office:value="17">
            <text:p>17</text:p>
          </table:table-cell>
          <table:table-cell office:value-type="float" office:value="0.45937499">
            <text:p>0,46</text:p>
          </table:table-cell>
          <table:table-cell office:value-type="float" office:value="0.03846753">
            <text:p>0,04</text:p>
          </table:table-cell>
          <table:table-cell/>
          <table:table-cell office:value-type="float" office:value="0.12590091">
            <text:p>0,1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331056">
            <text:p>0,44</text:p>
          </table:table-cell>
          <table:table-cell office:value-type="float" office:value="-0.00094595">
            <text:p>0</text:p>
          </table:table-cell>
          <table:table-cell office:value-type="float" office:value="-0.02229931">
            <text:p>-0,02</text:p>
          </table:table-cell>
          <table:table-cell office:value-type="float" office:value="-0.16008899">
            <text:p>-0,16</text:p>
          </table:table-cell>
          <table:table-cell office:value-type="float" office:value="-0.0984423">
            <text:p>-0,1</text:p>
          </table:table-cell>
          <table:table-cell office:value-type="float" office:value="-0.13298063">
            <text:p>-0,13</text:p>
          </table:table-cell>
          <table:table-cell office:value-type="float" office:value="0.0273637">
            <text:p>0,03</text:p>
          </table:table-cell>
          <table:table-cell office:value-type="float" office:value="0.34707499">
            <text:p>0,35</text:p>
          </table:table-cell>
          <table:table-cell office:value-type="float" office:value="5634.765625">
            <text:p>5634,77</text:p>
          </table:table-cell>
          <table:table-cell office:value-type="float" office:value="-0.011203">
            <text:p>-0,01</text:p>
          </table:table-cell>
          <table:table-cell office:value-type="float" office:value="0.00324141">
            <text:p>0</text:p>
          </table:table-cell>
          <table:table-cell office:value-type="float" office:value="18">
            <text:p>18</text:p>
          </table:table-cell>
          <table:table-cell office:value-type="float" office:value="0.44331056">
            <text:p>0,44</text:p>
          </table:table-cell>
          <table:table-cell office:value-type="float" office:value="0.04754138">
            <text:p>0,05</text:p>
          </table:table-cell>
          <table:table-cell/>
          <table:table-cell office:value-type="float" office:value="0.1202354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766601">
            <text:p>0,46</text:p>
          </table:table-cell>
          <table:table-cell office:value-type="float" office:value="0.0001882">
            <text:p>0</text:p>
          </table:table-cell>
          <table:table-cell office:value-type="float" office:value="-0.01992588">
            <text:p>-0,02</text:p>
          </table:table-cell>
          <table:table-cell office:value-type="float" office:value="-0.1629349">
            <text:p>-0,16</text:p>
          </table:table-cell>
          <table:table-cell office:value-type="float" office:value="-0.10128225">
            <text:p>-0,1</text:p>
          </table:table-cell>
          <table:table-cell office:value-type="float" office:value="-0.12339319">
            <text:p>-0,12</text:p>
          </table:table-cell>
          <table:table-cell office:value-type="float" office:value="0.03684589">
            <text:p>0,04</text:p>
          </table:table-cell>
          <table:table-cell office:value-type="float" office:value="0.34113902">
            <text:p>0,34</text:p>
          </table:table-cell>
          <table:table-cell office:value-type="float" office:value="6005.859375">
            <text:p>6005,86</text:p>
          </table:table-cell>
          <table:table-cell office:value-type="float" office:value="-0.01141663">
            <text:p>-0,01</text:p>
          </table:table-cell>
          <table:table-cell office:value-type="float" office:value="0.00376875">
            <text:p>0</text:p>
          </table:table-cell>
          <table:table-cell office:value-type="float" office:value="19">
            <text:p>19</text:p>
          </table:table-cell>
          <table:table-cell office:value-type="float" office:value="0.45766601">
            <text:p>0,46</text:p>
          </table:table-cell>
          <table:table-cell office:value-type="float" office:value="0.05502368">
            <text:p>0,06</text:p>
          </table:table-cell>
          <table:table-cell/>
          <table:table-cell office:value-type="float" office:value="0.11335281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00586">
            <text:p>0,46</text:p>
          </table:table-cell>
          <table:table-cell office:value-type="float" office:value="0.00119606">
            <text:p>0</text:p>
          </table:table-cell>
          <table:table-cell office:value-type="float" office:value="-0.0194641">
            <text:p>-0,02</text:p>
          </table:table-cell>
          <table:table-cell office:value-type="float" office:value="-0.16302128">
            <text:p>-0,16</text:p>
          </table:table-cell>
          <table:table-cell office:value-type="float" office:value="-0.10045849">
            <text:p>-0,1</text:p>
          </table:table-cell>
          <table:table-cell office:value-type="float" office:value="-0.11906675">
            <text:p>-0,12</text:p>
          </table:table-cell>
          <table:table-cell office:value-type="float" office:value="0.04156578">
            <text:p>0,04</text:p>
          </table:table-cell>
          <table:table-cell office:value-type="float" office:value="0.33539671">
            <text:p>0,34</text:p>
          </table:table-cell>
          <table:table-cell office:value-type="float" office:value="6010.7421875">
            <text:p>6010,74</text:p>
          </table:table-cell>
          <table:table-cell office:value-type="float" office:value="-0.01132202">
            <text:p>-0,01</text:p>
          </table:table-cell>
          <table:table-cell office:value-type="float" office:value="0.00354902">
            <text:p>0</text:p>
          </table:table-cell>
          <table:table-cell office:value-type="float" office:value="20">
            <text:p>20</text:p>
          </table:table-cell>
          <table:table-cell office:value-type="float" office:value="0.4600586">
            <text:p>0,46</text:p>
          </table:table-cell>
          <table:table-cell office:value-type="float" office:value="0.06491833">
            <text:p>0,06</text:p>
          </table:table-cell>
          <table:table-cell/>
          <table:table-cell office:value-type="float" office:value="0.10592454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79296">
            <text:p>0,46</text:p>
          </table:table-cell>
          <table:table-cell office:value-type="float" office:value="0.00170866">
            <text:p>0</text:p>
          </table:table-cell>
          <table:table-cell office:value-type="float" office:value="-0.01794471">
            <text:p>-0,02</text:p>
          </table:table-cell>
          <table:table-cell office:value-type="float" office:value="-0.16250049">
            <text:p>-0,16</text:p>
          </table:table-cell>
          <table:table-cell office:value-type="float" office:value="-0.09776346">
            <text:p>-0,1</text:p>
          </table:table-cell>
          <table:table-cell office:value-type="float" office:value="-0.11610852">
            <text:p>-0,12</text:p>
          </table:table-cell>
          <table:table-cell office:value-type="float" office:value="0.04734337">
            <text:p>0,05</text:p>
          </table:table-cell>
          <table:table-cell office:value-type="float" office:value="0.33060348">
            <text:p>0,33</text:p>
          </table:table-cell>
          <table:table-cell office:value-type="float" office:value="5834.9609375">
            <text:p>5834,96</text:p>
          </table:table-cell>
          <table:table-cell office:value-type="float" office:value="-0.01167602">
            <text:p>-0,01</text:p>
          </table:table-cell>
          <table:table-cell office:value-type="float" office:value="0.00297773">
            <text:p>0</text:p>
          </table:table-cell>
          <table:table-cell office:value-type="float" office:value="21">
            <text:p>21</text:p>
          </table:table-cell>
          <table:table-cell office:value-type="float" office:value="0.46279296">
            <text:p>0,46</text:p>
          </table:table-cell>
          <table:table-cell office:value-type="float" office:value="0.07432751">
            <text:p>0,07</text:p>
          </table:table-cell>
          <table:table-cell/>
          <table:table-cell office:value-type="float" office:value="0.10324392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433594">
            <text:p>0,44</text:p>
          </table:table-cell>
          <table:table-cell office:value-type="float" office:value="0.00227078">
            <text:p>0</text:p>
          </table:table-cell>
          <table:table-cell office:value-type="float" office:value="-0.01656683">
            <text:p>-0,02</text:p>
          </table:table-cell>
          <table:table-cell office:value-type="float" office:value="-0.16172051">
            <text:p>-0,16</text:p>
          </table:table-cell>
          <table:table-cell office:value-type="float" office:value="-0.09587948">
            <text:p>-0,1</text:p>
          </table:table-cell>
          <table:table-cell office:value-type="float" office:value="-0.11240762">
            <text:p>-0,11</text:p>
          </table:table-cell>
          <table:table-cell office:value-type="float" office:value="0.05123089">
            <text:p>0,05</text:p>
          </table:table-cell>
          <table:table-cell office:value-type="float" office:value="0.3239485">
            <text:p>0,32</text:p>
          </table:table-cell>
          <table:table-cell office:value-type="float" office:value="6689.453125">
            <text:p>6689,45</text:p>
          </table:table-cell>
          <table:table-cell office:value-type="float" office:value="-0.0112915">
            <text:p>-0,01</text:p>
          </table:table-cell>
          <table:table-cell office:value-type="float" office:value="0.0042375">
            <text:p>0</text:p>
          </table:table-cell>
          <table:table-cell office:value-type="float" office:value="22">
            <text:p>22</text:p>
          </table:table-cell>
          <table:table-cell office:value-type="float" office:value="0.44433594">
            <text:p>0,44</text:p>
          </table:table-cell>
          <table:table-cell office:value-type="float" office:value="0.08501044">
            <text:p>0,09</text:p>
          </table:table-cell>
          <table:table-cell/>
          <table:table-cell office:value-type="float" office:value="0.09901428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356447">
            <text:p>0,45</text:p>
          </table:table-cell>
          <table:table-cell office:value-type="float" office:value="0.00256547">
            <text:p>0</text:p>
          </table:table-cell>
          <table:table-cell office:value-type="float" office:value="-0.01496055">
            <text:p>-0,01</text:p>
          </table:table-cell>
          <table:table-cell office:value-type="float" office:value="-0.1635495">
            <text:p>-0,16</text:p>
          </table:table-cell>
          <table:table-cell office:value-type="float" office:value="-0.09568117">
            <text:p>-0,1</text:p>
          </table:table-cell>
          <table:table-cell office:value-type="float" office:value="-0.10498091">
            <text:p>-0,1</text:p>
          </table:table-cell>
          <table:table-cell office:value-type="float" office:value="0.05900724">
            <text:p>0,06</text:p>
          </table:table-cell>
          <table:table-cell office:value-type="float" office:value="0.31746337">
            <text:p>0,32</text:p>
          </table:table-cell>
          <table:table-cell office:value-type="float" office:value="5957.03125">
            <text:p>5957,03</text:p>
          </table:table-cell>
          <table:table-cell office:value-type="float" office:value="-0.01199341">
            <text:p>-0,01</text:p>
          </table:table-cell>
          <table:table-cell office:value-type="float" office:value="0.00348311">
            <text:p>0</text:p>
          </table:table-cell>
          <table:table-cell office:value-type="float" office:value="23">
            <text:p>23</text:p>
          </table:table-cell>
          <table:table-cell office:value-type="float" office:value="0.45356447">
            <text:p>0,45</text:p>
          </table:table-cell>
          <table:table-cell office:value-type="float" office:value="0.09275299">
            <text:p>0,09</text:p>
          </table:table-cell>
          <table:table-cell/>
          <table:table-cell office:value-type="float" office:value="0.09335633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10939">
            <text:p>0,46</text:p>
          </table:table-cell>
          <table:table-cell office:value-type="float" office:value="0.00342722">
            <text:p>0</text:p>
          </table:table-cell>
          <table:table-cell office:value-type="float" office:value="-0.01266408">
            <text:p>-0,01</text:p>
          </table:table-cell>
          <table:table-cell office:value-type="float" office:value="-0.16105162">
            <text:p>-0,16</text:p>
          </table:table-cell>
          <table:table-cell office:value-type="float" office:value="-0.09418365">
            <text:p>-0,09</text:p>
          </table:table-cell>
          <table:table-cell office:value-type="float" office:value="-0.10226692">
            <text:p>-0,1</text:p>
          </table:table-cell>
          <table:table-cell office:value-type="float" office:value="0.0613188">
            <text:p>0,06</text:p>
          </table:table-cell>
          <table:table-cell office:value-type="float" office:value="0.31086397">
            <text:p>0,31</text:p>
          </table:table-cell>
          <table:table-cell office:value-type="float" office:value="6025.390625">
            <text:p>6025,39</text:p>
          </table:table-cell>
          <table:table-cell office:value-type="float" office:value="-0.01141357">
            <text:p>-0,01</text:p>
          </table:table-cell>
          <table:table-cell office:value-type="float" office:value="0.00350508">
            <text:p>0</text:p>
          </table:table-cell>
          <table:table-cell office:value-type="float" office:value="24">
            <text:p>24</text:p>
          </table:table-cell>
          <table:table-cell office:value-type="float" office:value="0.46210939">
            <text:p>0,46</text:p>
          </table:table-cell>
          <table:table-cell office:value-type="float" office:value="0.10285785">
            <text:p>0,1</text:p>
          </table:table-cell>
          <table:table-cell/>
          <table:table-cell office:value-type="float" office:value="0.09185256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45116">
            <text:p>0,46</text:p>
          </table:table-cell>
          <table:table-cell office:value-type="float" office:value="0.00459357">
            <text:p>0</text:p>
          </table:table-cell>
          <table:table-cell office:value-type="float" office:value="-0.01047189">
            <text:p>-0,01</text:p>
          </table:table-cell>
          <table:table-cell office:value-type="float" office:value="-0.16263376">
            <text:p>-0,16</text:p>
          </table:table-cell>
          <table:table-cell office:value-type="float" office:value="-0.09411754">
            <text:p>-0,09</text:p>
          </table:table-cell>
          <table:table-cell office:value-type="float" office:value="-0.09450126">
            <text:p>-0,09</text:p>
          </table:table-cell>
          <table:table-cell office:value-type="float" office:value="0.06887249">
            <text:p>0,07</text:p>
          </table:table-cell>
          <table:table-cell office:value-type="float" office:value="0.30423602">
            <text:p>0,3</text:p>
          </table:table-cell>
          <table:table-cell office:value-type="float" office:value="5947.265625">
            <text:p>5947,27</text:p>
          </table:table-cell>
          <table:table-cell office:value-type="float" office:value="-0.01139832">
            <text:p>-0,01</text:p>
          </table:table-cell>
          <table:table-cell office:value-type="float" office:value="0.00298506">
            <text:p>0</text:p>
          </table:table-cell>
          <table:table-cell office:value-type="float" office:value="25">
            <text:p>25</text:p>
          </table:table-cell>
          <table:table-cell office:value-type="float" office:value="0.46245116">
            <text:p>0,46</text:p>
          </table:table-cell>
          <table:table-cell office:value-type="float" office:value="0.11119598">
            <text:p>0,11</text:p>
          </table:table-cell>
          <table:table-cell/>
          <table:table-cell office:value-type="float" office:value="0.08762795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655273">
            <text:p>0,47</text:p>
          </table:table-cell>
          <table:table-cell office:value-type="float" office:value="0.00571039">
            <text:p>0,01</text:p>
          </table:table-cell>
          <table:table-cell office:value-type="float" office:value="-0.00966254">
            <text:p>-0,01</text:p>
          </table:table-cell>
          <table:table-cell office:value-type="float" office:value="-0.16262883">
            <text:p>-0,16</text:p>
          </table:table-cell>
          <table:table-cell office:value-type="float" office:value="-0.09203016">
            <text:p>-0,09</text:p>
          </table:table-cell>
          <table:table-cell office:value-type="float" office:value="-0.08985084">
            <text:p>-0,09</text:p>
          </table:table-cell>
          <table:table-cell office:value-type="float" office:value="0.07423256">
            <text:p>0,07</text:p>
          </table:table-cell>
          <table:table-cell office:value-type="float" office:value="0.29756677">
            <text:p>0,3</text:p>
          </table:table-cell>
          <table:table-cell office:value-type="float" office:value="6127.9296875">
            <text:p>6127,93</text:p>
          </table:table-cell>
          <table:table-cell office:value-type="float" office:value="-0.0119812">
            <text:p>-0,01</text:p>
          </table:table-cell>
          <table:table-cell office:value-type="float" office:value="0.00376875">
            <text:p>0</text:p>
          </table:table-cell>
          <table:table-cell office:value-type="float" office:value="26">
            <text:p>26</text:p>
          </table:table-cell>
          <table:table-cell office:value-type="float" office:value="0.46655273">
            <text:p>0,47</text:p>
          </table:table-cell>
          <table:table-cell office:value-type="float" office:value="0.12038995">
            <text:p>0,12</text:p>
          </table:table-cell>
          <table:table-cell/>
          <table:table-cell office:value-type="float" office:value="0.08301609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185548">
            <text:p>0,45</text:p>
          </table:table-cell>
          <table:table-cell office:value-type="float" office:value="0.00633937">
            <text:p>0,01</text:p>
          </table:table-cell>
          <table:table-cell office:value-type="float" office:value="-0.00766647">
            <text:p>-0,01</text:p>
          </table:table-cell>
          <table:table-cell office:value-type="float" office:value="-0.16049132">
            <text:p>-0,16</text:p>
          </table:table-cell>
          <table:table-cell office:value-type="float" office:value="-0.09041569">
            <text:p>-0,09</text:p>
          </table:table-cell>
          <table:table-cell office:value-type="float" office:value="-0.08617985">
            <text:p>-0,09</text:p>
          </table:table-cell>
          <table:table-cell office:value-type="float" office:value="0.07892197">
            <text:p>0,08</text:p>
          </table:table-cell>
          <table:table-cell office:value-type="float" office:value="0.29040867">
            <text:p>0,29</text:p>
          </table:table-cell>
          <table:table-cell office:value-type="float" office:value="5961.9140625">
            <text:p>5961,91</text:p>
          </table:table-cell>
          <table:table-cell office:value-type="float" office:value="-0.01139221">
            <text:p>-0,01</text:p>
          </table:table-cell>
          <table:table-cell office:value-type="float" office:value="0.00298506">
            <text:p>0</text:p>
          </table:table-cell>
          <table:table-cell office:value-type="float" office:value="27">
            <text:p>27</text:p>
          </table:table-cell>
          <table:table-cell office:value-type="float" office:value="0.45185548">
            <text:p>0,45</text:p>
          </table:table-cell>
          <table:table-cell office:value-type="float" office:value="0.13028961">
            <text:p>0,13</text:p>
          </table:table-cell>
          <table:table-cell/>
          <table:table-cell office:value-type="float" office:value="0.07848972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296876">
            <text:p>0,44</text:p>
          </table:table-cell>
          <table:table-cell office:value-type="float" office:value="0.00817433">
            <text:p>0,01</text:p>
          </table:table-cell>
          <table:table-cell office:value-type="float" office:value="-0.00607757">
            <text:p>-0,01</text:p>
          </table:table-cell>
          <table:table-cell office:value-type="float" office:value="-0.16191797">
            <text:p>-0,16</text:p>
          </table:table-cell>
          <table:table-cell office:value-type="float" office:value="-0.089297">
            <text:p>-0,09</text:p>
          </table:table-cell>
          <table:table-cell office:value-type="float" office:value="-0.07792322">
            <text:p>-0,08</text:p>
          </table:table-cell>
          <table:table-cell office:value-type="float" office:value="0.08674338">
            <text:p>0,09</text:p>
          </table:table-cell>
          <table:table-cell office:value-type="float" office:value="0.28221101">
            <text:p>0,28</text:p>
          </table:table-cell>
          <table:table-cell office:value-type="float" office:value="5541.9921875">
            <text:p>5541,99</text:p>
          </table:table-cell>
          <table:table-cell office:value-type="float" office:value="-0.0117218">
            <text:p>-0,01</text:p>
          </table:table-cell>
          <table:table-cell office:value-type="float" office:value="0.00343916">
            <text:p>0</text:p>
          </table:table-cell>
          <table:table-cell office:value-type="float" office:value="28">
            <text:p>28</text:p>
          </table:table-cell>
          <table:table-cell office:value-type="float" office:value="0.44296876">
            <text:p>0,44</text:p>
          </table:table-cell>
          <table:table-cell office:value-type="float" office:value="0.13783447">
            <text:p>0,14</text:p>
          </table:table-cell>
          <table:table-cell/>
          <table:table-cell office:value-type="float" office:value="0.06805142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877928">
            <text:p>0,45</text:p>
          </table:table-cell>
          <table:table-cell office:value-type="float" office:value="0.00878598">
            <text:p>0,01</text:p>
          </table:table-cell>
          <table:table-cell office:value-type="float" office:value="-0.00334415">
            <text:p>0</text:p>
          </table:table-cell>
          <table:table-cell office:value-type="float" office:value="-0.16478609">
            <text:p>-0,16</text:p>
          </table:table-cell>
          <table:table-cell office:value-type="float" office:value="-0.09184457">
            <text:p>-0,09</text:p>
          </table:table-cell>
          <table:table-cell office:value-type="float" office:value="-0.0654274">
            <text:p>-0,07</text:p>
          </table:table-cell>
          <table:table-cell office:value-type="float" office:value="0.09186488">
            <text:p>0,09</text:p>
          </table:table-cell>
          <table:table-cell office:value-type="float" office:value="0.27387685">
            <text:p>0,27</text:p>
          </table:table-cell>
          <table:table-cell office:value-type="float" office:value="5415.0390625">
            <text:p>5415,04</text:p>
          </table:table-cell>
          <table:table-cell office:value-type="float" office:value="-0.01150513">
            <text:p>-0,01</text:p>
          </table:table-cell>
          <table:table-cell office:value-type="float" office:value="0.00365156">
            <text:p>0</text:p>
          </table:table-cell>
          <table:table-cell office:value-type="float" office:value="29">
            <text:p>29</text:p>
          </table:table-cell>
          <table:table-cell office:value-type="float" office:value="0.44877928">
            <text:p>0,45</text:p>
          </table:table-cell>
          <table:table-cell office:value-type="float" office:value="0.15741357">
            <text:p>0,16</text:p>
          </table:table-cell>
          <table:table-cell/>
          <table:table-cell office:value-type="float" office:value="0.0572334">
            <text:p>0,0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237305">
            <text:p>0,43</text:p>
          </table:table-cell>
          <table:table-cell office:value-type="float" office:value="0.00990527">
            <text:p>0,01</text:p>
          </table:table-cell>
          <table:table-cell office:value-type="float" office:value="-0.00268128">
            <text:p>0</text:p>
          </table:table-cell>
          <table:table-cell office:value-type="float" office:value="-0.16549695">
            <text:p>-0,17</text:p>
          </table:table-cell>
          <table:table-cell office:value-type="float" office:value="-0.08878087">
            <text:p>-0,09</text:p>
          </table:table-cell>
          <table:table-cell office:value-type="float" office:value="-0.05934148">
            <text:p>-0,06</text:p>
          </table:table-cell>
          <table:table-cell office:value-type="float" office:value="0.09658609">
            <text:p>0,1</text:p>
          </table:table-cell>
          <table:table-cell office:value-type="float" office:value="0.26509193">
            <text:p>0,27</text:p>
          </table:table-cell>
          <table:table-cell office:value-type="float" office:value="5800.78125">
            <text:p>5800,78</text:p>
          </table:table-cell>
          <table:table-cell office:value-type="float" office:value="-0.01169128">
            <text:p>-0,01</text:p>
          </table:table-cell>
          <table:table-cell office:value-type="float" office:value="0.00236982">
            <text:p>0</text:p>
          </table:table-cell>
          <table:table-cell office:value-type="float" office:value="30">
            <text:p>30</text:p>
          </table:table-cell>
          <table:table-cell office:value-type="float" office:value="0.43237305">
            <text:p>0,43</text:p>
          </table:table-cell>
          <table:table-cell office:value-type="float" office:value="0.15371497">
            <text:p>0,15</text:p>
          </table:table-cell>
          <table:table-cell/>
          <table:table-cell office:value-type="float" office:value="0.04959892">
            <text:p>0,05</text:p>
          </table:table-cell>
          <table:table-cell table:number-columns-repeated="239"/>
        </table:table-row>
      </table:table>
      <table:table table:name="pgach3060V 0P 0" table:style-name="ta1" table:print="false"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1:31:44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3060V 0P 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8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Ref, Surface: 314,28</text:p>
          </table:table-cell>
          <table:table-cell table:number-columns-repeated="255"/>
        </table:table-row>
        <table:table-row table:style-name="ro1">
          <table:table-cell office:value-type="string">
            <text:p>&gt; Ref, Chord: 2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3060V 0P 0,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3 [N]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36133">
            <text:p>0,62</text:p>
          </table:table-cell>
          <table:table-cell office:value-type="float" office:value="-0.02119729">
            <text:p>-0,02</text:p>
          </table:table-cell>
          <table:table-cell office:value-type="float" office:value="-0.06105124">
            <text:p>-0,06</text:p>
          </table:table-cell>
          <table:table-cell office:value-type="float" office:value="-0.18094334">
            <text:p>-0,18</text:p>
          </table:table-cell>
          <table:table-cell office:value-type="float" office:value="-0.14099325">
            <text:p>-0,14</text:p>
          </table:table-cell>
          <table:table-cell office:value-type="float" office:value="-0.13735692">
            <text:p>-0,14</text:p>
          </table:table-cell>
          <table:table-cell office:value-type="float" office:value="-0.12077007">
            <text:p>-0,12</text:p>
          </table:table-cell>
          <table:table-cell office:value-type="float" office:value="0.37746909">
            <text:p>0,38</text:p>
          </table:table-cell>
          <table:table-cell office:value-type="float" office:value="6079.1015625">
            <text:p>6079,1</text:p>
          </table:table-cell>
          <table:table-cell office:value-type="float" office:value="-0.01327515">
            <text:p>-0,01</text:p>
          </table:table-cell>
          <table:table-cell office:value-type="float" office:value="0.00280928">
            <text:p>0</text:p>
          </table:table-cell>
          <table:table-cell office:value-type="float" office:value="-5">
            <text:p>-5</text:p>
          </table:table-cell>
          <table:table-cell office:value-type="float" office:value="0.6203613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6105124">
            <text:p>0,06</text:p>
          </table:table-cell>
          <table:table-cell office:value-type="float" office:value="0.18094334">
            <text:p>0,18</text:p>
          </table:table-cell>
          <table:table-cell office:value-type="float" office:value="0.13735692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3496">
            <text:p>0,63</text:p>
          </table:table-cell>
          <table:table-cell office:value-type="float" office:value="-0.01921871">
            <text:p>-0,02</text:p>
          </table:table-cell>
          <table:table-cell office:value-type="float" office:value="-0.05888387">
            <text:p>-0,06</text:p>
          </table:table-cell>
          <table:table-cell office:value-type="float" office:value="-0.18167888">
            <text:p>-0,18</text:p>
          </table:table-cell>
          <table:table-cell office:value-type="float" office:value="-0.14166448">
            <text:p>-0,14</text:p>
          </table:table-cell>
          <table:table-cell office:value-type="float" office:value="-0.13764851">
            <text:p>-0,14</text:p>
          </table:table-cell>
          <table:table-cell office:value-type="float" office:value="-0.13052">
            <text:p>-0,13</text:p>
          </table:table-cell>
          <table:table-cell office:value-type="float" office:value="0.37829757">
            <text:p>0,38</text:p>
          </table:table-cell>
          <table:table-cell office:value-type="float" office:value="5576.171875">
            <text:p>5576,17</text:p>
          </table:table-cell>
          <table:table-cell office:value-type="float" office:value="-0.01341248">
            <text:p>-0,01</text:p>
          </table:table-cell>
          <table:table-cell office:value-type="float" office:value="0.00367354">
            <text:p>0</text:p>
          </table:table-cell>
          <table:table-cell office:value-type="float" office:value="-4">
            <text:p>-4</text:p>
          </table:table-cell>
          <table:table-cell office:value-type="float" office:value="0.633349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888387">
            <text:p>0,06</text:p>
          </table:table-cell>
          <table:table-cell office:value-type="float" office:value="0.18167888">
            <text:p>0,18</text:p>
          </table:table-cell>
          <table:table-cell office:value-type="float" office:value="0.13764851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437498">
            <text:p>0,63</text:p>
          </table:table-cell>
          <table:table-cell office:value-type="float" office:value="-0.0192509">
            <text:p>-0,02</text:p>
          </table:table-cell>
          <table:table-cell office:value-type="float" office:value="-0.05761523">
            <text:p>-0,06</text:p>
          </table:table-cell>
          <table:table-cell office:value-type="float" office:value="-0.18083227">
            <text:p>-0,18</text:p>
          </table:table-cell>
          <table:table-cell office:value-type="float" office:value="-0.14085342">
            <text:p>-0,14</text:p>
          </table:table-cell>
          <table:table-cell office:value-type="float" office:value="-0.13979428">
            <text:p>-0,14</text:p>
          </table:table-cell>
          <table:table-cell office:value-type="float" office:value="-0.12062559">
            <text:p>-0,12</text:p>
          </table:table-cell>
          <table:table-cell office:value-type="float" office:value="0.37950224">
            <text:p>0,38</text:p>
          </table:table-cell>
          <table:table-cell office:value-type="float" office:value="5712.890625">
            <text:p>5712,89</text:p>
          </table:table-cell>
          <table:table-cell office:value-type="float" office:value="-0.01242676">
            <text:p>-0,01</text:p>
          </table:table-cell>
          <table:table-cell office:value-type="float" office:value="0.00335859">
            <text:p>0</text:p>
          </table:table-cell>
          <table:table-cell office:value-type="float" office:value="-3">
            <text:p>-3</text:p>
          </table:table-cell>
          <table:table-cell office:value-type="float" office:value="0.63437498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761523">
            <text:p>0,06</text:p>
          </table:table-cell>
          <table:table-cell office:value-type="float" office:value="0.18083227">
            <text:p>0,18</text:p>
          </table:table-cell>
          <table:table-cell office:value-type="float" office:value="0.13979428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129884">
            <text:p>0,63</text:p>
          </table:table-cell>
          <table:table-cell office:value-type="float" office:value="-0.01828513">
            <text:p>-0,02</text:p>
          </table:table-cell>
          <table:table-cell office:value-type="float" office:value="-0.05659734">
            <text:p>-0,06</text:p>
          </table:table-cell>
          <table:table-cell office:value-type="float" office:value="-0.1803312">
            <text:p>-0,18</text:p>
          </table:table-cell>
          <table:table-cell office:value-type="float" office:value="-0.1390686">
            <text:p>-0,14</text:p>
          </table:table-cell>
          <table:table-cell office:value-type="float" office:value="-0.1427201">
            <text:p>-0,14</text:p>
          </table:table-cell>
          <table:table-cell office:value-type="float" office:value="-0.10748386">
            <text:p>-0,11</text:p>
          </table:table-cell>
          <table:table-cell office:value-type="float" office:value="0.3803831">
            <text:p>0,38</text:p>
          </table:table-cell>
          <table:table-cell office:value-type="float" office:value="5913.0859375">
            <text:p>5913,09</text:p>
          </table:table-cell>
          <table:table-cell office:value-type="float" office:value="-0.0124939">
            <text:p>-0,01</text:p>
          </table:table-cell>
          <table:table-cell office:value-type="float" office:value="0.00392256">
            <text:p>0</text:p>
          </table:table-cell>
          <table:table-cell office:value-type="float" office:value="-2">
            <text:p>-2</text:p>
          </table:table-cell>
          <table:table-cell office:value-type="float" office:value="0.6312988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659734">
            <text:p>0,06</text:p>
          </table:table-cell>
          <table:table-cell office:value-type="float" office:value="0.1803312">
            <text:p>0,18</text:p>
          </table:table-cell>
          <table:table-cell office:value-type="float" office:value="0.1427201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36035">
            <text:p>0,64</text:p>
          </table:table-cell>
          <table:table-cell office:value-type="float" office:value="-0.01678696">
            <text:p>-0,02</text:p>
          </table:table-cell>
          <table:table-cell office:value-type="float" office:value="-0.05575323">
            <text:p>-0,06</text:p>
          </table:table-cell>
          <table:table-cell office:value-type="float" office:value="-0.18081252">
            <text:p>-0,18</text:p>
          </table:table-cell>
          <table:table-cell office:value-type="float" office:value="-0.13824992">
            <text:p>-0,14</text:p>
          </table:table-cell>
          <table:table-cell office:value-type="float" office:value="-0.14395374">
            <text:p>-0,14</text:p>
          </table:table-cell>
          <table:table-cell office:value-type="float" office:value="-0.10988954">
            <text:p>-0,11</text:p>
          </table:table-cell>
          <table:table-cell office:value-type="float" office:value="0.38058308">
            <text:p>0,38</text:p>
          </table:table-cell>
          <table:table-cell office:value-type="float" office:value="6074.21875">
            <text:p>6074,22</text:p>
          </table:table-cell>
          <table:table-cell office:value-type="float" office:value="-0.0128418">
            <text:p>-0,01</text:p>
          </table:table-cell>
          <table:table-cell office:value-type="float" office:value="0.0033293">
            <text:p>0</text:p>
          </table:table-cell>
          <table:table-cell office:value-type="float" office:value="-1">
            <text:p>-1</text:p>
          </table:table-cell>
          <table:table-cell office:value-type="float" office:value="0.6436035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575323">
            <text:p>0,06</text:p>
          </table:table-cell>
          <table:table-cell office:value-type="float" office:value="0.18081252">
            <text:p>0,18</text:p>
          </table:table-cell>
          <table:table-cell office:value-type="float" office:value="0.14395374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-0.01668543">
            <text:p>-0,02</text:p>
          </table:table-cell>
          <table:table-cell office:value-type="float" office:value="-0.05439769">
            <text:p>-0,05</text:p>
          </table:table-cell>
          <table:table-cell office:value-type="float" office:value="-0.17932415">
            <text:p>-0,18</text:p>
          </table:table-cell>
          <table:table-cell office:value-type="float" office:value="-0.13741599">
            <text:p>-0,14</text:p>
          </table:table-cell>
          <table:table-cell office:value-type="float" office:value="-0.14574811">
            <text:p>-0,15</text:p>
          </table:table-cell>
          <table:table-cell office:value-type="float" office:value="-0.10177784">
            <text:p>-0,1</text:p>
          </table:table-cell>
          <table:table-cell office:value-type="float" office:value="0.38102749">
            <text:p>0,38</text:p>
          </table:table-cell>
          <table:table-cell office:value-type="float" office:value="5600.5859375">
            <text:p>5600,59</text:p>
          </table:table-cell>
          <table:table-cell office:value-type="float" office:value="-0.01273498">
            <text:p>-0,01</text:p>
          </table:table-cell>
          <table:table-cell office:value-type="float" office:value="0.00350508">
            <text:p>0</text:p>
          </table:table-cell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439769">
            <text:p>0,05</text:p>
          </table:table-cell>
          <table:table-cell office:value-type="float" office:value="0.17932415">
            <text:p>0,18</text:p>
          </table:table-cell>
          <table:table-cell office:value-type="float" office:value="0.14574811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38671">
            <text:p>0,62</text:p>
          </table:table-cell>
          <table:table-cell office:value-type="float" office:value="-0.01523431">
            <text:p>-0,02</text:p>
          </table:table-cell>
          <table:table-cell office:value-type="float" office:value="-0.05175366">
            <text:p>-0,05</text:p>
          </table:table-cell>
          <table:table-cell office:value-type="float" office:value="-0.17996344">
            <text:p>-0,18</text:p>
          </table:table-cell>
          <table:table-cell office:value-type="float" office:value="-0.13650832">
            <text:p>-0,14</text:p>
          </table:table-cell>
          <table:table-cell office:value-type="float" office:value="-0.14537428">
            <text:p>-0,15</text:p>
          </table:table-cell>
          <table:table-cell office:value-type="float" office:value="-0.0861032">
            <text:p>-0,09</text:p>
          </table:table-cell>
          <table:table-cell office:value-type="float" office:value="0.38155758">
            <text:p>0,38</text:p>
          </table:table-cell>
          <table:table-cell office:value-type="float" office:value="5825.1953125">
            <text:p>5825,2</text:p>
          </table:table-cell>
          <table:table-cell office:value-type="float" office:value="-0.0128479">
            <text:p>-0,01</text:p>
          </table:table-cell>
          <table:table-cell office:value-type="float" office:value="0.0037248">
            <text:p>0</text:p>
          </table:table-cell>
          <table:table-cell office:value-type="float" office:value="1">
            <text:p>1</text:p>
          </table:table-cell>
          <table:table-cell office:value-type="float" office:value="0.6213867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175366">
            <text:p>0,05</text:p>
          </table:table-cell>
          <table:table-cell office:value-type="float" office:value="0.17996344">
            <text:p>0,18</text:p>
          </table:table-cell>
          <table:table-cell office:value-type="float" office:value="0.14537428">
            <text:p>0,1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8959961">
            <text:p>0,59</text:p>
          </table:table-cell>
          <table:table-cell office:value-type="float" office:value="-0.01262675">
            <text:p>-0,01</text:p>
          </table:table-cell>
          <table:table-cell office:value-type="float" office:value="-0.05221047">
            <text:p>-0,05</text:p>
          </table:table-cell>
          <table:table-cell office:value-type="float" office:value="-0.18479382">
            <text:p>-0,18</text:p>
          </table:table-cell>
          <table:table-cell office:value-type="float" office:value="-0.13244289">
            <text:p>-0,13</text:p>
          </table:table-cell>
          <table:table-cell office:value-type="float" office:value="-0.14323598">
            <text:p>-0,14</text:p>
          </table:table-cell>
          <table:table-cell office:value-type="float" office:value="-0.07315498">
            <text:p>-0,07</text:p>
          </table:table-cell>
          <table:table-cell office:value-type="float" office:value="0.38207024">
            <text:p>0,38</text:p>
          </table:table-cell>
          <table:table-cell office:value-type="float" office:value="5546.875">
            <text:p>5546,88</text:p>
          </table:table-cell>
          <table:table-cell office:value-type="float" office:value="-0.01278381">
            <text:p>-0,01</text:p>
          </table:table-cell>
          <table:table-cell office:value-type="float" office:value="0.00459639">
            <text:p>0</text:p>
          </table:table-cell>
          <table:table-cell office:value-type="float" office:value="2">
            <text:p>2</text:p>
          </table:table-cell>
          <table:table-cell office:value-type="float" office:value="0.58959961">
            <text:p>0,59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221047">
            <text:p>0,05</text:p>
          </table:table-cell>
          <table:table-cell office:value-type="float" office:value="0.18479382">
            <text:p>0,18</text:p>
          </table:table-cell>
          <table:table-cell office:value-type="float" office:value="0.14323598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0703123">
            <text:p>0,61</text:p>
          </table:table-cell>
          <table:table-cell office:value-type="float" office:value="-0.01132668">
            <text:p>-0,01</text:p>
          </table:table-cell>
          <table:table-cell office:value-type="float" office:value="-0.05231722">
            <text:p>-0,05</text:p>
          </table:table-cell>
          <table:table-cell office:value-type="float" office:value="-0.18743733">
            <text:p>-0,19</text:p>
          </table:table-cell>
          <table:table-cell office:value-type="float" office:value="-0.12992585">
            <text:p>-0,13</text:p>
          </table:table-cell>
          <table:table-cell office:value-type="float" office:value="-0.14251575">
            <text:p>-0,14</text:p>
          </table:table-cell>
          <table:table-cell office:value-type="float" office:value="-0.06938941">
            <text:p>-0,07</text:p>
          </table:table-cell>
          <table:table-cell office:value-type="float" office:value="0.38139254">
            <text:p>0,38</text:p>
          </table:table-cell>
          <table:table-cell office:value-type="float" office:value="5830.078125">
            <text:p>5830,08</text:p>
          </table:table-cell>
          <table:table-cell office:value-type="float" office:value="-0.0125885">
            <text:p>-0,01</text:p>
          </table:table-cell>
          <table:table-cell office:value-type="float" office:value="0.00338057">
            <text:p>0</text:p>
          </table:table-cell>
          <table:table-cell office:value-type="float" office:value="3">
            <text:p>3</text:p>
          </table:table-cell>
          <table:table-cell office:value-type="float" office:value="0.60703123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231722">
            <text:p>0,05</text:p>
          </table:table-cell>
          <table:table-cell office:value-type="float" office:value="0.18743733">
            <text:p>0,19</text:p>
          </table:table-cell>
          <table:table-cell office:value-type="float" office:value="0.14251575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24802">
            <text:p>0,63</text:p>
          </table:table-cell>
          <table:table-cell office:value-type="float" office:value="-0.00917228">
            <text:p>-0,01</text:p>
          </table:table-cell>
          <table:table-cell office:value-type="float" office:value="-0.05124968">
            <text:p>-0,05</text:p>
          </table:table-cell>
          <table:table-cell office:value-type="float" office:value="-0.18834811">
            <text:p>-0,19</text:p>
          </table:table-cell>
          <table:table-cell office:value-type="float" office:value="-0.12934616">
            <text:p>-0,13</text:p>
          </table:table-cell>
          <table:table-cell office:value-type="float" office:value="-0.14168335">
            <text:p>-0,14</text:p>
          </table:table-cell>
          <table:table-cell office:value-type="float" office:value="-0.07291242">
            <text:p>-0,07</text:p>
          </table:table-cell>
          <table:table-cell office:value-type="float" office:value="0.38016883">
            <text:p>0,38</text:p>
          </table:table-cell>
          <table:table-cell office:value-type="float" office:value="5952.1484375">
            <text:p>5952,15</text:p>
          </table:table-cell>
          <table:table-cell office:value-type="float" office:value="-0.0125">
            <text:p>-0,01</text:p>
          </table:table-cell>
          <table:table-cell office:value-type="float" office:value="0.00370283">
            <text:p>0</text:p>
          </table:table-cell>
          <table:table-cell office:value-type="float" office:value="4">
            <text:p>4</text:p>
          </table:table-cell>
          <table:table-cell office:value-type="float" office:value="0.62924802">
            <text:p>0,63</text:p>
          </table:table-cell>
          <table:table-cell office:value-type="float" office:value="5.11689186">
            <text:p>5,12</text:p>
          </table:table-cell>
          <table:table-cell/>
          <table:table-cell office:value-type="float" office:value="0.05124968">
            <text:p>0,05</text:p>
          </table:table-cell>
          <table:table-cell office:value-type="float" office:value="0.18834811">
            <text:p>0,19</text:p>
          </table:table-cell>
          <table:table-cell office:value-type="float" office:value="0.14168335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96874">
            <text:p>0,62</text:p>
          </table:table-cell>
          <table:table-cell office:value-type="float" office:value="-0.00786231">
            <text:p>-0,01</text:p>
          </table:table-cell>
          <table:table-cell office:value-type="float" office:value="-0.0507879">
            <text:p>-0,05</text:p>
          </table:table-cell>
          <table:table-cell office:value-type="float" office:value="-0.18920706">
            <text:p>-0,19</text:p>
          </table:table-cell>
          <table:table-cell office:value-type="float" office:value="-0.12781812">
            <text:p>-0,13</text:p>
          </table:table-cell>
          <table:table-cell office:value-type="float" office:value="-0.14095065">
            <text:p>-0,14</text:p>
          </table:table-cell>
          <table:table-cell office:value-type="float" office:value="-0.06565697">
            <text:p>-0,07</text:p>
          </table:table-cell>
          <table:table-cell office:value-type="float" office:value="0.37909591">
            <text:p>0,38</text:p>
          </table:table-cell>
          <table:table-cell office:value-type="float" office:value="5864.2578125">
            <text:p>5864,26</text:p>
          </table:table-cell>
          <table:table-cell office:value-type="float" office:value="-0.01243286">
            <text:p>-0,01</text:p>
          </table:table-cell>
          <table:table-cell office:value-type="float" office:value="0.00343916">
            <text:p>0</text:p>
          </table:table-cell>
          <table:table-cell office:value-type="float" office:value="5">
            <text:p>5</text:p>
          </table:table-cell>
          <table:table-cell office:value-type="float" office:value="0.61796874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07879">
            <text:p>0,05</text:p>
          </table:table-cell>
          <table:table-cell office:value-type="float" office:value="0.18920706">
            <text:p>0,19</text:p>
          </table:table-cell>
          <table:table-cell office:value-type="float" office:value="0.14095065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7031">
            <text:p>0,62</text:p>
          </table:table-cell>
          <table:table-cell office:value-type="float" office:value="-0.00641614">
            <text:p>-0,01</text:p>
          </table:table-cell>
          <table:table-cell office:value-type="float" office:value="-0.0498569">
            <text:p>-0,05</text:p>
          </table:table-cell>
          <table:table-cell office:value-type="float" office:value="-0.18937984">
            <text:p>-0,19</text:p>
          </table:table-cell>
          <table:table-cell office:value-type="float" office:value="-0.12747744">
            <text:p>-0,13</text:p>
          </table:table-cell>
          <table:table-cell office:value-type="float" office:value="-0.13865285">
            <text:p>-0,14</text:p>
          </table:table-cell>
          <table:table-cell office:value-type="float" office:value="-0.05720464">
            <text:p>-0,06</text:p>
          </table:table-cell>
          <table:table-cell office:value-type="float" office:value="0.37809125">
            <text:p>0,38</text:p>
          </table:table-cell>
          <table:table-cell office:value-type="float" office:value="5781.25">
            <text:p>5781,25</text:p>
          </table:table-cell>
          <table:table-cell office:value-type="float" office:value="-0.0127594">
            <text:p>-0,01</text:p>
          </table:table-cell>
          <table:table-cell office:value-type="float" office:value="0.00382734">
            <text:p>0</text:p>
          </table:table-cell>
          <table:table-cell office:value-type="float" office:value="6">
            <text:p>6</text:p>
          </table:table-cell>
          <table:table-cell office:value-type="float" office:value="0.6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98569">
            <text:p>0,05</text:p>
          </table:table-cell>
          <table:table-cell office:value-type="float" office:value="0.18937984">
            <text:p>0,19</text:p>
          </table:table-cell>
          <table:table-cell office:value-type="float" office:value="0.13865285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45117">
            <text:p>0,64</text:p>
          </table:table-cell>
          <table:table-cell office:value-type="float" office:value="-0.00669596">
            <text:p>-0,01</text:p>
          </table:table-cell>
          <table:table-cell office:value-type="float" office:value="-0.04902272">
            <text:p>-0,05</text:p>
          </table:table-cell>
          <table:table-cell office:value-type="float" office:value="-0.18709424">
            <text:p>-0,19</text:p>
          </table:table-cell>
          <table:table-cell office:value-type="float" office:value="-0.12546633">
            <text:p>-0,13</text:p>
          </table:table-cell>
          <table:table-cell office:value-type="float" office:value="-0.14095564">
            <text:p>-0,14</text:p>
          </table:table-cell>
          <table:table-cell office:value-type="float" office:value="-0.04972254">
            <text:p>-0,05</text:p>
          </table:table-cell>
          <table:table-cell office:value-type="float" office:value="0.37635648">
            <text:p>0,38</text:p>
          </table:table-cell>
          <table:table-cell office:value-type="float" office:value="6132.8125">
            <text:p>6132,81</text:p>
          </table:table-cell>
          <table:table-cell office:value-type="float" office:value="-0.01292419">
            <text:p>-0,01</text:p>
          </table:table-cell>
          <table:table-cell office:value-type="float" office:value="0.00243574">
            <text:p>0</text:p>
          </table:table-cell>
          <table:table-cell office:value-type="float" office:value="7">
            <text:p>7</text:p>
          </table:table-cell>
          <table:table-cell office:value-type="float" office:value="0.6374511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902272">
            <text:p>0,05</text:p>
          </table:table-cell>
          <table:table-cell office:value-type="float" office:value="0.18709424">
            <text:p>0,19</text:p>
          </table:table-cell>
          <table:table-cell office:value-type="float" office:value="0.14095564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53904">
            <text:p>0,63</text:p>
          </table:table-cell>
          <table:table-cell office:value-type="float" office:value="-0.00619327">
            <text:p>-0,01</text:p>
          </table:table-cell>
          <table:table-cell office:value-type="float" office:value="-0.04701176">
            <text:p>-0,05</text:p>
          </table:table-cell>
          <table:table-cell office:value-type="float" office:value="-0.18699303">
            <text:p>-0,19</text:p>
          </table:table-cell>
          <table:table-cell office:value-type="float" office:value="-0.12421797">
            <text:p>-0,12</text:p>
          </table:table-cell>
          <table:table-cell office:value-type="float" office:value="-0.13907653">
            <text:p>-0,14</text:p>
          </table:table-cell>
          <table:table-cell office:value-type="float" office:value="-0.0300782">
            <text:p>-0,03</text:p>
          </table:table-cell>
          <table:table-cell office:value-type="float" office:value="0.37523276">
            <text:p>0,38</text:p>
          </table:table-cell>
          <table:table-cell office:value-type="float" office:value="5810.546875">
            <text:p>5810,55</text:p>
          </table:table-cell>
          <table:table-cell office:value-type="float" office:value="-0.01238403">
            <text:p>-0,01</text:p>
          </table:table-cell>
          <table:table-cell office:value-type="float" office:value="0.00348311">
            <text:p>0</text:p>
          </table:table-cell>
          <table:table-cell office:value-type="float" office:value="8">
            <text:p>8</text:p>
          </table:table-cell>
          <table:table-cell office:value-type="float" office:value="0.6275390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701176">
            <text:p>0,05</text:p>
          </table:table-cell>
          <table:table-cell office:value-type="float" office:value="0.18699303">
            <text:p>0,19</text:p>
          </table:table-cell>
          <table:table-cell office:value-type="float" office:value="0.13907653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38671">
            <text:p>0,62</text:p>
          </table:table-cell>
          <table:table-cell office:value-type="float" office:value="-0.00652015">
            <text:p>-0,01</text:p>
          </table:table-cell>
          <table:table-cell office:value-type="float" office:value="-0.04539803">
            <text:p>-0,05</text:p>
          </table:table-cell>
          <table:table-cell office:value-type="float" office:value="-0.18330546">
            <text:p>-0,18</text:p>
          </table:table-cell>
          <table:table-cell office:value-type="float" office:value="-0.12443154">
            <text:p>-0,12</text:p>
          </table:table-cell>
          <table:table-cell office:value-type="float" office:value="-0.14051452">
            <text:p>-0,14</text:p>
          </table:table-cell>
          <table:table-cell office:value-type="float" office:value="-0.02875541">
            <text:p>-0,03</text:p>
          </table:table-cell>
          <table:table-cell office:value-type="float" office:value="0.37252983">
            <text:p>0,37</text:p>
          </table:table-cell>
          <table:table-cell office:value-type="float" office:value="5927.734375">
            <text:p>5927,73</text:p>
          </table:table-cell>
          <table:table-cell office:value-type="float" office:value="-0.0125885">
            <text:p>-0,01</text:p>
          </table:table-cell>
          <table:table-cell office:value-type="float" office:value="0.00320479">
            <text:p>0</text:p>
          </table:table-cell>
          <table:table-cell office:value-type="float" office:value="9">
            <text:p>9</text:p>
          </table:table-cell>
          <table:table-cell office:value-type="float" office:value="0.6213867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539803">
            <text:p>0,05</text:p>
          </table:table-cell>
          <table:table-cell office:value-type="float" office:value="0.18330546">
            <text:p>0,18</text:p>
          </table:table-cell>
          <table:table-cell office:value-type="float" office:value="0.14051452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28513">
            <text:p>0,62</text:p>
          </table:table-cell>
          <table:table-cell office:value-type="float" office:value="-0.00673559">
            <text:p>-0,01</text:p>
          </table:table-cell>
          <table:table-cell office:value-type="float" office:value="-0.0417783">
            <text:p>-0,04</text:p>
          </table:table-cell>
          <table:table-cell office:value-type="float" office:value="-0.18097049">
            <text:p>-0,18</text:p>
          </table:table-cell>
          <table:table-cell office:value-type="float" office:value="-0.12527564">
            <text:p>-0,13</text:p>
          </table:table-cell>
          <table:table-cell office:value-type="float" office:value="-0.13952762">
            <text:p>-0,14</text:p>
          </table:table-cell>
          <table:table-cell office:value-type="float" office:value="-0.02803702">
            <text:p>-0,03</text:p>
          </table:table-cell>
          <table:table-cell office:value-type="float" office:value="0.36949044">
            <text:p>0,37</text:p>
          </table:table-cell>
          <table:table-cell office:value-type="float" office:value="5644.53125">
            <text:p>5644,53</text:p>
          </table:table-cell>
          <table:table-cell office:value-type="float" office:value="-0.01286011">
            <text:p>-0,01</text:p>
          </table:table-cell>
          <table:table-cell office:value-type="float" office:value="0.00310225">
            <text:p>0</text:p>
          </table:table-cell>
          <table:table-cell office:value-type="float" office:value="10">
            <text:p>10</text:p>
          </table:table-cell>
          <table:table-cell office:value-type="float" office:value="0.6172851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17783">
            <text:p>0,04</text:p>
          </table:table-cell>
          <table:table-cell office:value-type="float" office:value="0.18097049">
            <text:p>0,18</text:p>
          </table:table-cell>
          <table:table-cell office:value-type="float" office:value="0.13952762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223635">
            <text:p>0,64</text:p>
          </table:table-cell>
          <table:table-cell office:value-type="float" office:value="-0.00594564">
            <text:p>-0,01</text:p>
          </table:table-cell>
          <table:table-cell office:value-type="float" office:value="-0.04081006">
            <text:p>-0,04</text:p>
          </table:table-cell>
          <table:table-cell office:value-type="float" office:value="-0.18041019">
            <text:p>-0,18</text:p>
          </table:table-cell>
          <table:table-cell office:value-type="float" office:value="-0.1232442">
            <text:p>-0,12</text:p>
          </table:table-cell>
          <table:table-cell office:value-type="float" office:value="-0.13893197">
            <text:p>-0,14</text:p>
          </table:table-cell>
          <table:table-cell office:value-type="float" office:value="-0.0152346">
            <text:p>-0,02</text:p>
          </table:table-cell>
          <table:table-cell office:value-type="float" office:value="0.36639386">
            <text:p>0,37</text:p>
          </table:table-cell>
          <table:table-cell office:value-type="float" office:value="6088.8671875">
            <text:p>6088,87</text:p>
          </table:table-cell>
          <table:table-cell office:value-type="float" office:value="-0.0130127">
            <text:p>-0,01</text:p>
          </table:table-cell>
          <table:table-cell office:value-type="float" office:value="0.00357832">
            <text:p>0</text:p>
          </table:table-cell>
          <table:table-cell office:value-type="float" office:value="11">
            <text:p>11</text:p>
          </table:table-cell>
          <table:table-cell office:value-type="float" office:value="0.64223635">
            <text:p>0,64</text:p>
          </table:table-cell>
          <table:table-cell office:value-type="float" office:value="5.11711502">
            <text:p>5,12</text:p>
          </table:table-cell>
          <table:table-cell/>
          <table:table-cell office:value-type="float" office:value="0.04081006">
            <text:p>0,04</text:p>
          </table:table-cell>
          <table:table-cell office:value-type="float" office:value="0.18041019">
            <text:p>0,18</text:p>
          </table:table-cell>
          <table:table-cell office:value-type="float" office:value="0.13893197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061523">
            <text:p>0,63</text:p>
          </table:table-cell>
          <table:table-cell office:value-type="float" office:value="-0.00548505">
            <text:p>-0,01</text:p>
          </table:table-cell>
          <table:table-cell office:value-type="float" office:value="-0.03951908">
            <text:p>-0,04</text:p>
          </table:table-cell>
          <table:table-cell office:value-type="float" office:value="-0.17805792">
            <text:p>-0,18</text:p>
          </table:table-cell>
          <table:table-cell office:value-type="float" office:value="-0.12165261">
            <text:p>-0,12</text:p>
          </table:table-cell>
          <table:table-cell office:value-type="float" office:value="-0.13893446">
            <text:p>-0,14</text:p>
          </table:table-cell>
          <table:table-cell office:value-type="float" office:value="-0.00447203">
            <text:p>0</text:p>
          </table:table-cell>
          <table:table-cell office:value-type="float" office:value="0.36315927">
            <text:p>0,36</text:p>
          </table:table-cell>
          <table:table-cell office:value-type="float" office:value="5654.296875">
            <text:p>5654,3</text:p>
          </table:table-cell>
          <table:table-cell office:value-type="float" office:value="-0.01304321">
            <text:p>-0,01</text:p>
          </table:table-cell>
          <table:table-cell office:value-type="float" office:value="0.00362959">
            <text:p>0</text:p>
          </table:table-cell>
          <table:table-cell office:value-type="float" office:value="12">
            <text:p>12</text:p>
          </table:table-cell>
          <table:table-cell office:value-type="float" office:value="0.63061523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951908">
            <text:p>0,04</text:p>
          </table:table-cell>
          <table:table-cell office:value-type="float" office:value="0.17805792">
            <text:p>0,18</text:p>
          </table:table-cell>
          <table:table-cell office:value-type="float" office:value="0.13893446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85549">
            <text:p>0,63</text:p>
          </table:table-cell>
          <table:table-cell office:value-type="float" office:value="-0.00557915">
            <text:p>-0,01</text:p>
          </table:table-cell>
          <table:table-cell office:value-type="float" office:value="-0.03746343">
            <text:p>-0,04</text:p>
          </table:table-cell>
          <table:table-cell office:value-type="float" office:value="-0.1755181">
            <text:p>-0,18</text:p>
          </table:table-cell>
          <table:table-cell office:value-type="float" office:value="-0.12117971">
            <text:p>-0,12</text:p>
          </table:table-cell>
          <table:table-cell office:value-type="float" office:value="-0.13909647">
            <text:p>-0,14</text:p>
          </table:table-cell>
          <table:table-cell office:value-type="float" office:value="-0.00793276">
            <text:p>-0,01</text:p>
          </table:table-cell>
          <table:table-cell office:value-type="float" office:value="0.35924056">
            <text:p>0,36</text:p>
          </table:table-cell>
          <table:table-cell office:value-type="float" office:value="5678.7109375">
            <text:p>5678,71</text:p>
          </table:table-cell>
          <table:table-cell office:value-type="float" office:value="-0.01316833">
            <text:p>-0,01</text:p>
          </table:table-cell>
          <table:table-cell office:value-type="float" office:value="0.00328535">
            <text:p>0</text:p>
          </table:table-cell>
          <table:table-cell office:value-type="float" office:value="13">
            <text:p>13</text:p>
          </table:table-cell>
          <table:table-cell office:value-type="float" office:value="0.6268554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746343">
            <text:p>0,04</text:p>
          </table:table-cell>
          <table:table-cell office:value-type="float" office:value="0.1755181">
            <text:p>0,18</text:p>
          </table:table-cell>
          <table:table-cell office:value-type="float" office:value="0.13909647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00782">
            <text:p>0,63</text:p>
          </table:table-cell>
          <table:table-cell office:value-type="float" office:value="-0.0041825">
            <text:p>0</text:p>
          </table:table-cell>
          <table:table-cell office:value-type="float" office:value="-0.03677076">
            <text:p>-0,04</text:p>
          </table:table-cell>
          <table:table-cell office:value-type="float" office:value="-0.1753231">
            <text:p>-0,18</text:p>
          </table:table-cell>
          <table:table-cell office:value-type="float" office:value="-0.11722361">
            <text:p>-0,12</text:p>
          </table:table-cell>
          <table:table-cell office:value-type="float" office:value="-0.13894942">
            <text:p>-0,14</text:p>
          </table:table-cell>
          <table:table-cell office:value-type="float" office:value="0.00820182">
            <text:p>0,01</text:p>
          </table:table-cell>
          <table:table-cell office:value-type="float" office:value="0.35500443">
            <text:p>0,36</text:p>
          </table:table-cell>
          <table:table-cell office:value-type="float" office:value="5834.9609375">
            <text:p>5834,96</text:p>
          </table:table-cell>
          <table:table-cell office:value-type="float" office:value="-0.01216736">
            <text:p>-0,01</text:p>
          </table:table-cell>
          <table:table-cell office:value-type="float" office:value="0.0035124">
            <text:p>0</text:p>
          </table:table-cell>
          <table:table-cell office:value-type="float" office:value="14">
            <text:p>14</text:p>
          </table:table-cell>
          <table:table-cell office:value-type="float" office:value="0.63300782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677076">
            <text:p>0,04</text:p>
          </table:table-cell>
          <table:table-cell office:value-type="float" office:value="0.1753231">
            <text:p>0,18</text:p>
          </table:table-cell>
          <table:table-cell office:value-type="float" office:value="0.13894942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60159">
            <text:p>0,62</text:p>
          </table:table-cell>
          <table:table-cell office:value-type="float" office:value="-0.00296663">
            <text:p>0</text:p>
          </table:table-cell>
          <table:table-cell office:value-type="float" office:value="-0.03627423">
            <text:p>-0,04</text:p>
          </table:table-cell>
          <table:table-cell office:value-type="float" office:value="-0.17607838">
            <text:p>-0,18</text:p>
          </table:table-cell>
          <table:table-cell office:value-type="float" office:value="-0.11468875">
            <text:p>-0,11</text:p>
          </table:table-cell>
          <table:table-cell office:value-type="float" office:value="-0.13708526">
            <text:p>-0,14</text:p>
          </table:table-cell>
          <table:table-cell office:value-type="float" office:value="0.00648272">
            <text:p>0,01</text:p>
          </table:table-cell>
          <table:table-cell office:value-type="float" office:value="0.35083178">
            <text:p>0,35</text:p>
          </table:table-cell>
          <table:table-cell office:value-type="float" office:value="5766.6015625">
            <text:p>5766,6</text:p>
          </table:table-cell>
          <table:table-cell office:value-type="float" office:value="-0.01266785">
            <text:p>-0,01</text:p>
          </table:table-cell>
          <table:table-cell office:value-type="float" office:value="0.00313887">
            <text:p>0</text:p>
          </table:table-cell>
          <table:table-cell office:value-type="float" office:value="15">
            <text:p>15</text:p>
          </table:table-cell>
          <table:table-cell office:value-type="float" office:value="0.6166015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627423">
            <text:p>0,04</text:p>
          </table:table-cell>
          <table:table-cell office:value-type="float" office:value="0.17607838">
            <text:p>0,18</text:p>
          </table:table-cell>
          <table:table-cell office:value-type="float" office:value="0.13708526">
            <text:p>0,1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79294">
            <text:p>0,64</text:p>
          </table:table-cell>
          <table:table-cell office:value-type="float" office:value="-0.00236241">
            <text:p>0</text:p>
          </table:table-cell>
          <table:table-cell office:value-type="float" office:value="-0.03408949">
            <text:p>-0,03</text:p>
          </table:table-cell>
          <table:table-cell office:value-type="float" office:value="-0.17523424">
            <text:p>-0,18</text:p>
          </table:table-cell>
          <table:table-cell office:value-type="float" office:value="-0.11471672">
            <text:p>-0,11</text:p>
          </table:table-cell>
          <table:table-cell office:value-type="float" office:value="-0.13377066">
            <text:p>-0,13</text:p>
          </table:table-cell>
          <table:table-cell office:value-type="float" office:value="0.01343465">
            <text:p>0,01</text:p>
          </table:table-cell>
          <table:table-cell office:value-type="float" office:value="0.34584495">
            <text:p>0,35</text:p>
          </table:table-cell>
          <table:table-cell office:value-type="float" office:value="5942.3828125">
            <text:p>5942,38</text:p>
          </table:table-cell>
          <table:table-cell office:value-type="float" office:value="-0.01250916">
            <text:p>-0,01</text:p>
          </table:table-cell>
          <table:table-cell office:value-type="float" office:value="0.00335859">
            <text:p>0</text:p>
          </table:table-cell>
          <table:table-cell office:value-type="float" office:value="16">
            <text:p>16</text:p>
          </table:table-cell>
          <table:table-cell office:value-type="float" office:value="0.63779294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408949">
            <text:p>0,03</text:p>
          </table:table-cell>
          <table:table-cell office:value-type="float" office:value="0.17523424">
            <text:p>0,18</text:p>
          </table:table-cell>
          <table:table-cell office:value-type="float" office:value="0.13377066">
            <text:p>0,1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847655">
            <text:p>0,64</text:p>
          </table:table-cell>
          <table:table-cell office:value-type="float" office:value="-0.00156256">
            <text:p>0</text:p>
          </table:table-cell>
          <table:table-cell office:value-type="float" office:value="-0.03221507">
            <text:p>-0,03</text:p>
          </table:table-cell>
          <table:table-cell office:value-type="float" office:value="-0.17551315">
            <text:p>-0,18</text:p>
          </table:table-cell>
          <table:table-cell office:value-type="float" office:value="-0.11467604">
            <text:p>-0,11</text:p>
          </table:table-cell>
          <table:table-cell office:value-type="float" office:value="-0.12894827">
            <text:p>-0,13</text:p>
          </table:table-cell>
          <table:table-cell office:value-type="float" office:value="0.0207259">
            <text:p>0,02</text:p>
          </table:table-cell>
          <table:table-cell office:value-type="float" office:value="0.34102157">
            <text:p>0,34</text:p>
          </table:table-cell>
          <table:table-cell office:value-type="float" office:value="5693.359375">
            <text:p>5693,36</text:p>
          </table:table-cell>
          <table:table-cell office:value-type="float" office:value="-0.01239014">
            <text:p>-0,01</text:p>
          </table:table-cell>
          <table:table-cell office:value-type="float" office:value="0.00437666">
            <text:p>0</text:p>
          </table:table-cell>
          <table:table-cell office:value-type="float" office:value="17">
            <text:p>17</text:p>
          </table:table-cell>
          <table:table-cell office:value-type="float" office:value="0.63847655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221507">
            <text:p>0,03</text:p>
          </table:table-cell>
          <table:table-cell office:value-type="float" office:value="0.17551315">
            <text:p>0,18</text:p>
          </table:table-cell>
          <table:table-cell office:value-type="float" office:value="0.12894827">
            <text:p>0,1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94336">
            <text:p>0,62</text:p>
          </table:table-cell>
          <table:table-cell office:value-type="float" office:value="-0.00034668">
            <text:p>0</text:p>
          </table:table-cell>
          <table:table-cell office:value-type="float" office:value="-0.03068079">
            <text:p>-0,03</text:p>
          </table:table-cell>
          <table:table-cell office:value-type="float" office:value="-0.17629807">
            <text:p>-0,18</text:p>
          </table:table-cell>
          <table:table-cell office:value-type="float" office:value="-0.11574642">
            <text:p>-0,12</text:p>
          </table:table-cell>
          <table:table-cell office:value-type="float" office:value="-0.12226173">
            <text:p>-0,12</text:p>
          </table:table-cell>
          <table:table-cell office:value-type="float" office:value="0.02717151">
            <text:p>0,03</text:p>
          </table:table-cell>
          <table:table-cell office:value-type="float" office:value="0.33534431">
            <text:p>0,34</text:p>
          </table:table-cell>
          <table:table-cell office:value-type="float" office:value="5747.0703125">
            <text:p>5747,07</text:p>
          </table:table-cell>
          <table:table-cell office:value-type="float" office:value="-0.01330872">
            <text:p>-0,01</text:p>
          </table:table-cell>
          <table:table-cell office:value-type="float" office:value="0.00400312">
            <text:p>0</text:p>
          </table:table-cell>
          <table:table-cell office:value-type="float" office:value="18">
            <text:p>18</text:p>
          </table:table-cell>
          <table:table-cell office:value-type="float" office:value="0.61694336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068079">
            <text:p>0,03</text:p>
          </table:table-cell>
          <table:table-cell office:value-type="float" office:value="0.17629807">
            <text:p>0,18</text:p>
          </table:table-cell>
          <table:table-cell office:value-type="float" office:value="0.12226173">
            <text:p>0,1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394534">
            <text:p>0,64</text:p>
          </table:table-cell>
          <table:table-cell office:value-type="float" office:value="0.00067108">
            <text:p>0</text:p>
          </table:table-cell>
          <table:table-cell office:value-type="float" office:value="-0.02864748">
            <text:p>-0,03</text:p>
          </table:table-cell>
          <table:table-cell office:value-type="float" office:value="-0.17684108">
            <text:p>-0,18</text:p>
          </table:table-cell>
          <table:table-cell office:value-type="float" office:value="-0.11651425">
            <text:p>-0,12</text:p>
          </table:table-cell>
          <table:table-cell office:value-type="float" office:value="-0.11610354">
            <text:p>-0,12</text:p>
          </table:table-cell>
          <table:table-cell office:value-type="float" office:value="0.04360298">
            <text:p>0,04</text:p>
          </table:table-cell>
          <table:table-cell office:value-type="float" office:value="0.33036539">
            <text:p>0,33</text:p>
          </table:table-cell>
          <table:table-cell office:value-type="float" office:value="6313.4765625">
            <text:p>6313,48</text:p>
          </table:table-cell>
          <table:table-cell office:value-type="float" office:value="-0.01273193">
            <text:p>-0,01</text:p>
          </table:table-cell>
          <table:table-cell office:value-type="float" office:value="0.00392256">
            <text:p>0</text:p>
          </table:table-cell>
          <table:table-cell office:value-type="float" office:value="19">
            <text:p>19</text:p>
          </table:table-cell>
          <table:table-cell office:value-type="float" office:value="0.64394534">
            <text:p>0,64</text:p>
          </table:table-cell>
          <table:table-cell office:value-type="float" office:value="5.1171298">
            <text:p>5,12</text:p>
          </table:table-cell>
          <table:table-cell/>
          <table:table-cell office:value-type="float" office:value="0.02864748">
            <text:p>0,03</text:p>
          </table:table-cell>
          <table:table-cell office:value-type="float" office:value="0.17684108">
            <text:p>0,18</text:p>
          </table:table-cell>
          <table:table-cell office:value-type="float" office:value="0.11610354">
            <text:p>0,1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250001">
            <text:p>0,61</text:p>
          </table:table-cell>
          <table:table-cell office:value-type="float" office:value="0.00113168">
            <text:p>0</text:p>
          </table:table-cell>
          <table:table-cell office:value-type="float" office:value="-0.02650991">
            <text:p>-0,03</text:p>
          </table:table-cell>
          <table:table-cell office:value-type="float" office:value="-0.1771891">
            <text:p>-0,18</text:p>
          </table:table-cell>
          <table:table-cell office:value-type="float" office:value="-0.11735073">
            <text:p>-0,12</text:p>
          </table:table-cell>
          <table:table-cell office:value-type="float" office:value="-0.10881389">
            <text:p>-0,11</text:p>
          </table:table-cell>
          <table:table-cell office:value-type="float" office:value="0.05528541">
            <text:p>0,06</text:p>
          </table:table-cell>
          <table:table-cell office:value-type="float" office:value="0.3248024">
            <text:p>0,32</text:p>
          </table:table-cell>
          <table:table-cell office:value-type="float" office:value="5747.0703125">
            <text:p>5747,07</text:p>
          </table:table-cell>
          <table:table-cell office:value-type="float" office:value="-0.01313477">
            <text:p>-0,01</text:p>
          </table:table-cell>
          <table:table-cell office:value-type="float" office:value="0.00355635">
            <text:p>0</text:p>
          </table:table-cell>
          <table:table-cell office:value-type="float" office:value="20">
            <text:p>20</text:p>
          </table:table-cell>
          <table:table-cell office:value-type="float" office:value="0.61250001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650991">
            <text:p>0,03</text:p>
          </table:table-cell>
          <table:table-cell office:value-type="float" office:value="0.1771891">
            <text:p>0,18</text:p>
          </table:table-cell>
          <table:table-cell office:value-type="float" office:value="0.10881389">
            <text:p>0,1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318362">
            <text:p>0,61</text:p>
          </table:table-cell>
          <table:table-cell office:value-type="float" office:value="0.00111434">
            <text:p>0</text:p>
          </table:table-cell>
          <table:table-cell office:value-type="float" office:value="-0.02474225">
            <text:p>-0,02</text:p>
          </table:table-cell>
          <table:table-cell office:value-type="float" office:value="-0.1775396">
            <text:p>-0,18</text:p>
          </table:table-cell>
          <table:table-cell office:value-type="float" office:value="-0.11650408">
            <text:p>-0,12</text:p>
          </table:table-cell>
          <table:table-cell office:value-type="float" office:value="-0.10454477">
            <text:p>-0,1</text:p>
          </table:table-cell>
          <table:table-cell office:value-type="float" office:value="0.06215648">
            <text:p>0,06</text:p>
          </table:table-cell>
          <table:table-cell office:value-type="float" office:value="0.31969017">
            <text:p>0,32</text:p>
          </table:table-cell>
          <table:table-cell office:value-type="float" office:value="5913.0859375">
            <text:p>5913,09</text:p>
          </table:table-cell>
          <table:table-cell office:value-type="float" office:value="-0.01229553">
            <text:p>-0,01</text:p>
          </table:table-cell>
          <table:table-cell office:value-type="float" office:value="0.00384199">
            <text:p>0</text:p>
          </table:table-cell>
          <table:table-cell office:value-type="float" office:value="21">
            <text:p>21</text:p>
          </table:table-cell>
          <table:table-cell office:value-type="float" office:value="0.61318362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474225">
            <text:p>0,02</text:p>
          </table:table-cell>
          <table:table-cell office:value-type="float" office:value="0.1775396">
            <text:p>0,18</text:p>
          </table:table-cell>
          <table:table-cell office:value-type="float" office:value="0.10454477">
            <text:p>0,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531249">
            <text:p>0,65</text:p>
          </table:table-cell>
          <table:table-cell office:value-type="float" office:value="0.00184733">
            <text:p>0</text:p>
          </table:table-cell>
          <table:table-cell office:value-type="float" office:value="-0.02333458">
            <text:p>-0,02</text:p>
          </table:table-cell>
          <table:table-cell office:value-type="float" office:value="-0.17754699">
            <text:p>-0,18</text:p>
          </table:table-cell>
          <table:table-cell office:value-type="float" office:value="-0.11532946">
            <text:p>-0,12</text:p>
          </table:table-cell>
          <table:table-cell office:value-type="float" office:value="-0.10002395">
            <text:p>-0,1</text:p>
          </table:table-cell>
          <table:table-cell office:value-type="float" office:value="0.05677122">
            <text:p>0,06</text:p>
          </table:table-cell>
          <table:table-cell office:value-type="float" office:value="0.3135812">
            <text:p>0,31</text:p>
          </table:table-cell>
          <table:table-cell office:value-type="float" office:value="6147.4609375">
            <text:p>6147,46</text:p>
          </table:table-cell>
          <table:table-cell office:value-type="float" office:value="-0.0128418">
            <text:p>-0,01</text:p>
          </table:table-cell>
          <table:table-cell office:value-type="float" office:value="0.00310225">
            <text:p>0</text:p>
          </table:table-cell>
          <table:table-cell office:value-type="float" office:value="22">
            <text:p>22</text:p>
          </table:table-cell>
          <table:table-cell office:value-type="float" office:value="0.64531249">
            <text:p>0,65</text:p>
          </table:table-cell>
          <table:table-cell office:value-type="float" office:value="5.11688471">
            <text:p>5,12</text:p>
          </table:table-cell>
          <table:table-cell/>
          <table:table-cell office:value-type="float" office:value="0.02333458">
            <text:p>0,02</text:p>
          </table:table-cell>
          <table:table-cell office:value-type="float" office:value="0.17754699">
            <text:p>0,18</text:p>
          </table:table-cell>
          <table:table-cell office:value-type="float" office:value="0.10002395">
            <text:p>0,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93163">
            <text:p>0,63</text:p>
          </table:table-cell>
          <table:table-cell office:value-type="float" office:value="0.00191419">
            <text:p>0</text:p>
          </table:table-cell>
          <table:table-cell office:value-type="float" office:value="-0.02065826">
            <text:p>-0,02</text:p>
          </table:table-cell>
          <table:table-cell office:value-type="float" office:value="-0.17740138">
            <text:p>-0,18</text:p>
          </table:table-cell>
          <table:table-cell office:value-type="float" office:value="-0.11430992">
            <text:p>-0,11</text:p>
          </table:table-cell>
          <table:table-cell office:value-type="float" office:value="-0.09519159">
            <text:p>-0,1</text:p>
          </table:table-cell>
          <table:table-cell office:value-type="float" office:value="0.05941812">
            <text:p>0,06</text:p>
          </table:table-cell>
          <table:table-cell office:value-type="float" office:value="0.30709764">
            <text:p>0,31</text:p>
          </table:table-cell>
          <table:table-cell office:value-type="float" office:value="5878.90625">
            <text:p>5878,91</text:p>
          </table:table-cell>
          <table:table-cell office:value-type="float" office:value="-0.01295776">
            <text:p>-0,01</text:p>
          </table:table-cell>
          <table:table-cell office:value-type="float" office:value="0.00320479">
            <text:p>0</text:p>
          </table:table-cell>
          <table:table-cell office:value-type="float" office:value="23">
            <text:p>23</text:p>
          </table:table-cell>
          <table:table-cell office:value-type="float" office:value="0.62993163">
            <text:p>0,63</text:p>
          </table:table-cell>
          <table:table-cell office:value-type="float" office:value="5.11693478">
            <text:p>5,12</text:p>
          </table:table-cell>
          <table:table-cell/>
          <table:table-cell office:value-type="float" office:value="0.02065826">
            <text:p>0,02</text:p>
          </table:table-cell>
          <table:table-cell office:value-type="float" office:value="0.17740138">
            <text:p>0,18</text:p>
          </table:table-cell>
          <table:table-cell office:value-type="float" office:value="0.09519159">
            <text:p>0,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43752">
            <text:p>0,62</text:p>
          </table:table-cell>
          <table:table-cell office:value-type="float" office:value="0.00238469">
            <text:p>0</text:p>
          </table:table-cell>
          <table:table-cell office:value-type="float" office:value="-0.01945665">
            <text:p>-0,02</text:p>
          </table:table-cell>
          <table:table-cell office:value-type="float" office:value="-0.17549835">
            <text:p>-0,18</text:p>
          </table:table-cell>
          <table:table-cell office:value-type="float" office:value="-0.11094368">
            <text:p>-0,11</text:p>
          </table:table-cell>
          <table:table-cell office:value-type="float" office:value="-0.09374861">
            <text:p>-0,09</text:p>
          </table:table-cell>
          <table:table-cell office:value-type="float" office:value="0.06541574">
            <text:p>0,07</text:p>
          </table:table-cell>
          <table:table-cell office:value-type="float" office:value="0.30050617">
            <text:p>0,3</text:p>
          </table:table-cell>
          <table:table-cell office:value-type="float" office:value="6137.6953125">
            <text:p>6137,7</text:p>
          </table:table-cell>
          <table:table-cell office:value-type="float" office:value="-0.01288757">
            <text:p>-0,01</text:p>
          </table:table-cell>
          <table:table-cell office:value-type="float" office:value="0.00301436">
            <text:p>0</text:p>
          </table:table-cell>
          <table:table-cell office:value-type="float" office:value="24">
            <text:p>24</text:p>
          </table:table-cell>
          <table:table-cell office:value-type="float" office:value="0.62343752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1945665">
            <text:p>0,02</text:p>
          </table:table-cell>
          <table:table-cell office:value-type="float" office:value="0.17549835">
            <text:p>0,18</text:p>
          </table:table-cell>
          <table:table-cell office:value-type="float" office:value="0.09374861">
            <text:p>0,0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822264">
            <text:p>0,63</text:p>
          </table:table-cell>
          <table:table-cell office:value-type="float" office:value="0.00300377">
            <text:p>0</text:p>
          </table:table-cell>
          <table:table-cell office:value-type="float" office:value="-0.01798443">
            <text:p>-0,02</text:p>
          </table:table-cell>
          <table:table-cell office:value-type="float" office:value="-0.17439009">
            <text:p>-0,17</text:p>
          </table:table-cell>
          <table:table-cell office:value-type="float" office:value="-0.10851815">
            <text:p>-0,11</text:p>
          </table:table-cell>
          <table:table-cell office:value-type="float" office:value="-0.09014492">
            <text:p>-0,09</text:p>
          </table:table-cell>
          <table:table-cell office:value-type="float" office:value="0.07065123">
            <text:p>0,07</text:p>
          </table:table-cell>
          <table:table-cell office:value-type="float" office:value="0.29413059">
            <text:p>0,29</text:p>
          </table:table-cell>
          <table:table-cell office:value-type="float" office:value="5727.5390625">
            <text:p>5727,54</text:p>
          </table:table-cell>
          <table:table-cell office:value-type="float" office:value="-0.01332092">
            <text:p>-0,01</text:p>
          </table:table-cell>
          <table:table-cell office:value-type="float" office:value="0.00342451">
            <text:p>0</text:p>
          </table:table-cell>
          <table:table-cell office:value-type="float" office:value="25">
            <text:p>25</text:p>
          </table:table-cell>
          <table:table-cell office:value-type="float" office:value="0.62822264">
            <text:p>0,63</text:p>
          </table:table-cell>
          <table:table-cell office:value-type="float" office:value="5.11687946">
            <text:p>5,12</text:p>
          </table:table-cell>
          <table:table-cell/>
          <table:table-cell office:value-type="float" office:value="0.01798443">
            <text:p>0,02</text:p>
          </table:table-cell>
          <table:table-cell office:value-type="float" office:value="0.17439009">
            <text:p>0,17</text:p>
          </table:table-cell>
          <table:table-cell office:value-type="float" office:value="0.09014492">
            <text:p>0,0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44629">
            <text:p>0,62</text:p>
          </table:table-cell>
          <table:table-cell office:value-type="float" office:value="0.00441528">
            <text:p>0</text:p>
          </table:table-cell>
          <table:table-cell office:value-type="float" office:value="-0.01659414">
            <text:p>-0,02</text:p>
          </table:table-cell>
          <table:table-cell office:value-type="float" office:value="-0.17411119">
            <text:p>-0,17</text:p>
          </table:table-cell>
          <table:table-cell office:value-type="float" office:value="-0.10591465">
            <text:p>-0,11</text:p>
          </table:table-cell>
          <table:table-cell office:value-type="float" office:value="-0.08598296">
            <text:p>-0,09</text:p>
          </table:table-cell>
          <table:table-cell office:value-type="float" office:value="0.07558451">
            <text:p>0,08</text:p>
          </table:table-cell>
          <table:table-cell office:value-type="float" office:value="0.28702962">
            <text:p>0,29</text:p>
          </table:table-cell>
          <table:table-cell office:value-type="float" office:value="6196.2890625">
            <text:p>6196,29</text:p>
          </table:table-cell>
          <table:table-cell office:value-type="float" office:value="-0.01253967">
            <text:p>-0,01</text:p>
          </table:table-cell>
          <table:table-cell office:value-type="float" office:value="0.00283857">
            <text:p>0</text:p>
          </table:table-cell>
          <table:table-cell office:value-type="float" office:value="26">
            <text:p>26</text:p>
          </table:table-cell>
          <table:table-cell office:value-type="float" office:value="0.624462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1659414">
            <text:p>0,02</text:p>
          </table:table-cell>
          <table:table-cell office:value-type="float" office:value="0.17411119">
            <text:p>0,17</text:p>
          </table:table-cell>
          <table:table-cell office:value-type="float" office:value="0.08598296">
            <text:p>0,0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736331">
            <text:p>0,65</text:p>
          </table:table-cell>
          <table:table-cell office:value-type="float" office:value="0.00537856">
            <text:p>0,01</text:p>
          </table:table-cell>
          <table:table-cell office:value-type="float" office:value="-0.01284531">
            <text:p>-0,01</text:p>
          </table:table-cell>
          <table:table-cell office:value-type="float" office:value="-0.17470109">
            <text:p>-0,17</text:p>
          </table:table-cell>
          <table:table-cell office:value-type="float" office:value="-0.10571634">
            <text:p>-0,11</text:p>
          </table:table-cell>
          <table:table-cell office:value-type="float" office:value="-0.07826964">
            <text:p>-0,08</text:p>
          </table:table-cell>
          <table:table-cell office:value-type="float" office:value="0.08047273">
            <text:p>0,08</text:p>
          </table:table-cell>
          <table:table-cell office:value-type="float" office:value="0.27943033">
            <text:p>0,28</text:p>
          </table:table-cell>
          <table:table-cell office:value-type="float" office:value="6049.8046875">
            <text:p>6049,8</text:p>
          </table:table-cell>
          <table:table-cell office:value-type="float" office:value="-0.01264343">
            <text:p>-0,01</text:p>
          </table:table-cell>
          <table:table-cell office:value-type="float" office:value="0.00398848">
            <text:p>0</text:p>
          </table:table-cell>
          <table:table-cell office:value-type="float" office:value="27">
            <text:p>27</text:p>
          </table:table-cell>
          <table:table-cell office:value-type="float" office:value="0.64736331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1284531">
            <text:p>0,01</text:p>
          </table:table-cell>
          <table:table-cell office:value-type="float" office:value="0.17470109">
            <text:p>0,17</text:p>
          </table:table-cell>
          <table:table-cell office:value-type="float" office:value="0.07826964">
            <text:p>0,08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9541017">
            <text:p>0,6</text:p>
          </table:table-cell>
          <table:table-cell office:value-type="float" office:value="0.00659691">
            <text:p>0,01</text:p>
          </table:table-cell>
          <table:table-cell office:value-type="float" office:value="-0.0127609">
            <text:p>-0,01</text:p>
          </table:table-cell>
          <table:table-cell office:value-type="float" office:value="-0.17696449">
            <text:p>-0,18</text:p>
          </table:table-cell>
          <table:table-cell office:value-type="float" office:value="-0.10656044">
            <text:p>-0,11</text:p>
          </table:table-cell>
          <table:table-cell office:value-type="float" office:value="-0.06776258">
            <text:p>-0,07</text:p>
          </table:table-cell>
          <table:table-cell office:value-type="float" office:value="0.08986612">
            <text:p>0,09</text:p>
          </table:table-cell>
          <table:table-cell office:value-type="float" office:value="0.27182466">
            <text:p>0,27</text:p>
          </table:table-cell>
          <table:table-cell office:value-type="float" office:value="5712.890625">
            <text:p>5712,89</text:p>
          </table:table-cell>
          <table:table-cell office:value-type="float" office:value="-0.0129303">
            <text:p>-0,01</text:p>
          </table:table-cell>
          <table:table-cell office:value-type="float" office:value="0.00387861">
            <text:p>0</text:p>
          </table:table-cell>
          <table:table-cell office:value-type="float" office:value="28">
            <text:p>28</text:p>
          </table:table-cell>
          <table:table-cell office:value-type="float" office:value="0.59541017">
            <text:p>0,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127609">
            <text:p>0,01</text:p>
          </table:table-cell>
          <table:table-cell office:value-type="float" office:value="0.17696449">
            <text:p>0,18</text:p>
          </table:table-cell>
          <table:table-cell office:value-type="float" office:value="0.06776258">
            <text:p>0,0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079103">
            <text:p>0,61</text:p>
          </table:table-cell>
          <table:table-cell office:value-type="float" office:value="0.00790936">
            <text:p>0,01</text:p>
          </table:table-cell>
          <table:table-cell office:value-type="float" office:value="-0.01232395">
            <text:p>-0,01</text:p>
          </table:table-cell>
          <table:table-cell office:value-type="float" office:value="-0.17790736">
            <text:p>-0,18</text:p>
          </table:table-cell>
          <table:table-cell office:value-type="float" office:value="-0.1043434">
            <text:p>-0,1</text:p>
          </table:table-cell>
          <table:table-cell office:value-type="float" office:value="-0.0607695">
            <text:p>-0,06</text:p>
          </table:table-cell>
          <table:table-cell office:value-type="float" office:value="0.09645488">
            <text:p>0,1</text:p>
          </table:table-cell>
          <table:table-cell office:value-type="float" office:value="0.26397932">
            <text:p>0,26</text:p>
          </table:table-cell>
          <table:table-cell office:value-type="float" office:value="6020.5078125">
            <text:p>6020,51</text:p>
          </table:table-cell>
          <table:table-cell office:value-type="float" office:value="-0.01317139">
            <text:p>-0,01</text:p>
          </table:table-cell>
          <table:table-cell office:value-type="float" office:value="0.00285322">
            <text:p>0</text:p>
          </table:table-cell>
          <table:table-cell office:value-type="float" office:value="29">
            <text:p>29</text:p>
          </table:table-cell>
          <table:table-cell office:value-type="float" office:value="0.61079103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1232395">
            <text:p>0,01</text:p>
          </table:table-cell>
          <table:table-cell office:value-type="float" office:value="0.17790736">
            <text:p>0,18</text:p>
          </table:table-cell>
          <table:table-cell office:value-type="float" office:value="0.0607695">
            <text:p>0,0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916016">
            <text:p>0,64</text:p>
          </table:table-cell>
          <table:table-cell office:value-type="float" office:value="0.00908314">
            <text:p>0,01</text:p>
          </table:table-cell>
          <table:table-cell office:value-type="float" office:value="-0.01087159">
            <text:p>-0,01</text:p>
          </table:table-cell>
          <table:table-cell office:value-type="float" office:value="-0.17939574">
            <text:p>-0,18</text:p>
          </table:table-cell>
          <table:table-cell office:value-type="float" office:value="-0.10379422">
            <text:p>-0,1</text:p>
          </table:table-cell>
          <table:table-cell office:value-type="float" office:value="-0.05250541">
            <text:p>-0,05</text:p>
          </table:table-cell>
          <table:table-cell office:value-type="float" office:value="0.10011575">
            <text:p>0,1</text:p>
          </table:table-cell>
          <table:table-cell office:value-type="float" office:value="0.25631177">
            <text:p>0,26</text:p>
          </table:table-cell>
          <table:table-cell office:value-type="float" office:value="6103.515625">
            <text:p>6103,52</text:p>
          </table:table-cell>
          <table:table-cell office:value-type="float" office:value="-0.01316223">
            <text:p>-0,01</text:p>
          </table:table-cell>
          <table:table-cell office:value-type="float" office:value="0.00413496">
            <text:p>0</text:p>
          </table:table-cell>
          <table:table-cell office:value-type="float" office:value="30">
            <text:p>30</text:p>
          </table:table-cell>
          <table:table-cell office:value-type="float" office:value="0.63916016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1087159">
            <text:p>0,01</text:p>
          </table:table-cell>
          <table:table-cell office:value-type="float" office:value="0.17939574">
            <text:p>0,18</text:p>
          </table:table-cell>
          <table:table-cell office:value-type="float" office:value="0.05250541">
            <text:p>0,05</text:p>
          </table:table-cell>
          <table:table-cell table:number-columns-repeated="23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0">20/11/2006</text:date>, <text:time>21:1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4T18:47:39</meta:creation-date>
    <dc:date>2006-11-20T21:17:05</dc:date>
    <dc:language>fr-FR</dc:language>
    <meta:editing-cycles>3</meta:editing-cycles>
    <meta:editing-duration>PT3M32S</meta:editing-duration>
    <meta:user-defined meta:name="Info 1"/>
    <meta:user-defined meta:name="Info 2"/>
    <meta:user-defined meta:name="Info 3"/>
    <meta:user-defined meta:name="Info 4"/>
    <meta:document-statistic meta:table-count="7" meta:cell-count="3092"/>
  </office:meta>
</office:document-meta>
</file>